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3.84pt"/>
    </style:style>
    <style:style style:name="co2" style:family="table-column">
      <style:table-column-properties fo:break-before="auto" style:column-width="93.34pt"/>
    </style:style>
    <style:style style:name="co3" style:family="table-column">
      <style:table-column-properties fo:break-before="auto" style:column-width="26.19pt"/>
    </style:style>
    <style:style style:name="co4" style:family="table-column">
      <style:table-column-properties fo:break-before="auto" style:column-width="17.21pt"/>
    </style:style>
    <style:style style:name="co5" style:family="table-column">
      <style:table-column-properties fo:break-before="auto" style:column-width="63.95pt"/>
    </style:style>
    <style:style style:name="co6" style:family="table-column">
      <style:table-column-properties fo:break-before="auto" style:column-width="61.71pt"/>
    </style:style>
    <style:style style:name="co7" style:family="table-column">
      <style:table-column-properties fo:break-before="auto" style:column-width="179.01pt"/>
    </style:style>
    <style:style style:name="co8" style:family="table-column">
      <style:table-column-properties fo:break-before="auto" style:column-width="127.3pt"/>
    </style:style>
    <style:style style:name="co9" style:family="table-column">
      <style:table-column-properties fo:break-before="auto" style:column-width="116.19pt"/>
    </style:style>
    <style:style style:name="co10" style:family="table-column">
      <style:table-column-properties fo:break-before="auto" style:column-width="67.86pt"/>
    </style:style>
    <style:style style:name="co11" style:family="table-column">
      <style:table-column-properties fo:break-before="auto" style:column-width="55.45pt"/>
    </style:style>
    <style:style style:name="co12" style:family="table-column">
      <style:table-column-properties fo:break-before="auto" style:column-width="121.89pt"/>
    </style:style>
    <style:style style:name="co13" style:family="table-column">
      <style:table-column-properties fo:break-before="auto" style:column-width="132.69pt"/>
    </style:style>
    <style:style style:name="co14" style:family="table-column">
      <style:table-column-properties fo:break-before="auto" style:column-width="45.44pt"/>
    </style:style>
    <style:style style:name="co15" style:family="table-column">
      <style:table-column-properties fo:break-before="auto" style:column-width="135.24pt"/>
    </style:style>
    <style:style style:name="co16" style:family="table-column">
      <style:table-column-properties fo:break-before="auto" style:column-width="122.91pt"/>
    </style:style>
    <style:style style:name="co17" style:family="table-column">
      <style:table-column-properties fo:break-before="auto" style:column-width="121.35pt"/>
    </style:style>
    <style:style style:name="co18" style:family="table-column">
      <style:table-column-properties fo:break-before="auto" style:column-width="58.85pt"/>
    </style:style>
    <style:style style:name="co19" style:family="table-column">
      <style:table-column-properties fo:break-before="auto" style:column-width="126.71pt"/>
    </style:style>
    <style:style style:name="co20" style:family="table-column">
      <style:table-column-properties fo:break-before="auto" style:column-width="50.91pt"/>
    </style:style>
    <style:style style:name="co21" style:family="table-column">
      <style:table-column-properties fo:break-before="auto" style:column-width="110.55pt"/>
    </style:style>
    <style:style style:name="co22" style:family="table-column">
      <style:table-column-properties fo:break-before="auto" style:column-width="191.96pt"/>
    </style:style>
    <style:style style:name="co23" style:family="table-column">
      <style:table-column-properties fo:break-before="auto" style:column-width="163.59pt"/>
    </style:style>
    <style:style style:name="co24" style:family="table-column">
      <style:table-column-properties fo:break-before="auto" style:column-width="30.7pt"/>
    </style:style>
    <style:style style:name="co25" style:family="table-column">
      <style:table-column-properties fo:break-before="auto" style:column-width="181.45pt"/>
    </style:style>
    <style:style style:name="co26" style:family="table-column">
      <style:table-column-properties fo:break-before="auto" style:column-width="179.21pt"/>
    </style:style>
    <style:style style:name="co27" style:family="table-column">
      <style:table-column-properties fo:break-before="auto" style:column-width="41.61pt"/>
    </style:style>
    <style:style style:name="co28" style:family="table-column">
      <style:table-column-properties fo:break-before="auto" style:column-width="74.04pt"/>
    </style:style>
    <style:style style:name="co29" style:family="table-column">
      <style:table-column-properties fo:break-before="auto" style:column-width="49.35pt"/>
    </style:style>
    <style:style style:name="co30" style:family="table-column">
      <style:table-column-properties fo:break-before="auto" style:column-width="66.3pt"/>
    </style:style>
    <style:style style:name="co31" style:family="table-column">
      <style:table-column-properties fo:break-before="auto" style:column-width="52.41pt"/>
    </style:style>
    <style:style style:name="co32" style:family="table-column">
      <style:table-column-properties fo:break-before="auto" style:column-width="83.31pt"/>
    </style:style>
    <style:style style:name="co33" style:family="table-column">
      <style:table-column-properties fo:break-before="auto" style:column-width="80.96pt"/>
    </style:style>
    <style:style style:name="co34" style:family="table-column">
      <style:table-column-properties fo:break-before="auto" style:column-width="82.46pt"/>
    </style:style>
    <style:style style:name="co35" style:family="table-column">
      <style:table-column-properties fo:break-before="auto" style:column-width="48.7pt"/>
    </style:style>
    <style:style style:name="co36" style:family="table-column">
      <style:table-column-properties fo:break-before="auto" style:column-width="46.46pt"/>
    </style:style>
    <style:style style:name="co37" style:family="table-column">
      <style:table-column-properties fo:break-before="auto" style:column-width="66.7pt"/>
    </style:style>
    <style:style style:name="co38" style:family="table-column">
      <style:table-column-properties fo:break-before="auto" style:column-width="59.19pt"/>
    </style:style>
    <style:style style:name="co39" style:family="table-column">
      <style:table-column-properties fo:break-before="auto" style:column-width="56.95pt"/>
    </style:style>
    <style:style style:name="co40" style:family="table-column">
      <style:table-column-properties fo:break-before="auto" style:column-width="47.96pt"/>
    </style:style>
    <style:style style:name="ro1" style:family="table-row">
      <style:table-row-properties style:row-height="12.64pt" fo:break-before="auto" style:use-optimal-row-height="false"/>
    </style:style>
    <style:style style:name="ro2" style:family="table-row">
      <style:table-row-properties style:row-height="12.1pt" fo:break-before="auto" style:use-optimal-row-height="false"/>
    </style:style>
    <style:style style:name="ro3" style:family="table-row">
      <style:table-row-properties style:row-height="69.39pt" fo:break-before="auto" style:use-optimal-row-height="false"/>
    </style:style>
    <style:style style:name="ro4" style:family="table-row">
      <style:table-row-properties style:row-height="14.14pt" fo:break-before="auto" style:use-optimal-row-height="false"/>
    </style:style>
    <style:style style:name="ta1" style:family="table" style:master-page-name="Default">
      <style:table-properties table:display="true" style:writing-mode="lr-tb" tableooo:tab-color="#ff0000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6pt solid #000000" style:direction="ltr" fo:padding="2.01pt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6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e6e6e6" style:diagonal-bl-tr="none" style:diagonal-tl-br="none" style:text-align-source="fix" style:repeat-content="false" fo:wrap-option="wrap" fo:border-left="0.0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fo:background-color="#e6e6e6" style:diagonal-bl-tr="none" style:diagonal-tl-br="none" style:text-align-source="fix" style:repeat-content="false" fo:wrap-option="wrap" fo:border-left="none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cccccc" style:diagonal-bl-tr="none" style:diagonal-tl-br="none" style:text-align-source="fix" style:repeat-content="false" fo:wrap-option="wrap" fo:border-left="0.06pt solid #000000" style:direction="ltr" fo:padding="2.01pt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cccccc" style:diagonal-bl-tr="none" style:diagonal-tl-br="none" style:text-align-source="fix" style:repeat-content="false" fo:wrap-option="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fo:background-color="#e6e6e6" style:diagonal-bl-tr="none" style:diagonal-tl-br="none" style:text-align-source="fix" style:repeat-content="false" fo:wrap-option="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cccccc" style:diagonal-bl-tr="none" style:diagonal-tl-br="none" style:text-align-source="fix" style:repeat-content="false" fo:wrap-option="wrap" fo:border-left="0.06pt solid #000000" style:direction="ltr" fo:padding="2.01pt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fo:background-color="#cccccc" style:diagonal-bl-tr="none" style:diagonal-tl-br="none" style:text-align-source="fix" style:repeat-content="false" fo:wrap-option="wrap" fo:border-left="0.0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cccccc" style:diagonal-bl-tr="none" style:diagonal-tl-br="none" style:text-align-source="fix" style:repeat-content="false" fo:wrap-option="wrap" fo:border-left="0.06pt solid #000000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e6e6e6" style:diagonal-bl-tr="none" style:diagonal-tl-br="none" style:text-align-source="fix" style:repeat-content="false" fo:wrap-option="wrap" fo:border-left="0.06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0.06pt solid #000000" fo:padding="2.01pt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fo:background-color="#cccccc" style:diagonal-bl-tr="none" style:diagonal-tl-br="none" style:text-align-source="fix" style:repeat-content="false" fo:wrap-option="wrap" fo:border-left="none" style:direction="ltr" fo:padding="2.01pt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fo:background-color="#cccccc" style:diagonal-bl-tr="none" style:diagonal-tl-br="none" style:text-align-source="fix" style:repeat-content="false" fo:wrap-option="wrap" fo:border-left="none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fo:background-color="#ff3333" style:diagonal-bl-tr="none" style:diagonal-tl-br="none" style:text-align-source="fix" style:repeat-content="false" fo:wrap-option="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padding="2.01pt" fo:border-right="0.0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fo:background-color="#cccccc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cccccc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fo:background-color="#e6e6e6" style:diagonal-bl-tr="none" style:diagonal-tl-br="none" style:text-align-source="fix" style:repeat-content="false" fo:wrap-option="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fo:background-color="#e6e6e6" style:diagonal-bl-tr="none" style:diagonal-tl-br="none" style:text-align-source="fix" style:repeat-content="false" fo:wrap-option="wrap" fo:border-left="0.06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fo:background-color="#e6e6e6" style:diagonal-bl-tr="none" style:diagonal-tl-br="none" style:text-align-source="fix" style:repeat-content="false" fo:wrap-option="wrap" fo:border-left="0.06pt solid #000000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1">
      <style:table-cell-properties style:glyph-orientation-vertical="0" fo:border-bottom="none" fo:background-color="#cccccc" style:diagonal-bl-tr="none" style:diagonal-tl-br="none" style:text-align-source="fix" style:repeat-content="false" fo:wrap-option="wrap" fo:border-left="none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 style:data-style-name="N1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104">
      <style:table-cell-properties style:glyph-orientation-vertical="0" fo:background-color="#cccccc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e6e6e6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 style:data-style-name="N104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104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1">
      <style:table-cell-properties style:glyph-orientation-vertical="0" fo:background-color="#cccccc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11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cccccc" style:diagonal-bl-tr="none" style:diagonal-tl-br="none" style:text-align-source="fix" style:repeat-content="false" fo:wrap-option="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fo:background-color="#e6e6e6" style:diagonal-bl-tr="none" style:diagonal-tl-br="none" style:text-align-source="fix" style:repeat-content="false" fo:wrap-option="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cccccc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e6e6e6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1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 style:data-style-name="N11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fo:background-color="#e6e6e6" style:diagonal-bl-tr="none" style:diagonal-tl-br="none" style:text-align-source="fix" style:repeat-content="false" fo:wrap-option="wrap" fo:border-left="0.06pt solid #000000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e6e6e6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29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e6e6e6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fo:padding="2.01pt"/>
    </style:style>
  </office:automatic-styles>
  <office:body>
    <office:spreadsheet>
      <table:calculation-settings table:automatic-find-labels="false" table:use-regular-expressions="false" table:use-wildcards="true"/>
      <table:table table:name="Sorts Wrong" table:style-name="ta1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default-cell-style-name="ce5"/>
        <table:table-column table:style-name="co5" table:default-cell-style-name="ce10"/>
        <table:table-column table:style-name="co6" table:default-cell-style-name="ce22"/>
        <table:table-column table:style-name="co7" table:default-cell-style-name="ce27"/>
        <table:table-column table:style-name="co8" table:default-cell-style-name="ce22"/>
        <table:table-column table:style-name="co9" table:default-cell-style-name="ce32"/>
        <table:table-column table:style-name="co5" table:default-cell-style-name="ce27"/>
        <table:table-column table:style-name="co10" table:default-cell-style-name="ce22"/>
        <table:table-column table:style-name="co11" table:default-cell-style-name="ce27"/>
        <table:table-column table:style-name="co12" table:default-cell-style-name="ce22"/>
        <table:table-column table:style-name="co11" table:default-cell-style-name="ce27"/>
        <table:table-column table:style-name="co12" table:default-cell-style-name="ce22"/>
        <table:table-column table:style-name="co11" table:default-cell-style-name="ce27"/>
        <table:table-column table:style-name="co12" table:default-cell-style-name="ce22"/>
        <table:table-column table:style-name="co11" table:default-cell-style-name="ce27"/>
        <table:table-column table:style-name="co12" table:default-cell-style-name="ce22"/>
        <table:table-column table:style-name="co13" table:default-cell-style-name="ce27"/>
        <table:table-column table:style-name="co13" table:default-cell-style-name="ce32"/>
        <table:table-column table:style-name="co14" table:default-cell-style-name="ce42"/>
        <table:table-column table:style-name="co15" table:default-cell-style-name="ce32"/>
        <table:table-column table:style-name="co16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20" table:default-cell-style-name="ce42"/>
        <table:table-column table:style-name="co21" table:default-cell-style-name="ce32"/>
        <table:table-column table:style-name="co22" table:number-columns-repeated="3" table:default-cell-style-name="ce32"/>
        <table:table-column table:style-name="co23" table:number-columns-repeated="2" table:default-cell-style-name="ce32"/>
        <table:table-column table:style-name="co24" table:number-columns-repeated="9" table:default-cell-style-name="ce32"/>
        <table:table-column table:style-name="co25" table:default-cell-style-name="ce32"/>
        <table:table-column table:style-name="co24" table:number-columns-repeated="3" table:default-cell-style-name="ce32"/>
        <table:table-column table:style-name="co26" table:default-cell-style-name="ce32"/>
        <table:table-column table:style-name="co27" table:default-cell-style-name="ce5"/>
        <table:table-column table:style-name="co28" table:default-cell-style-name="ce27"/>
        <table:table-column table:style-name="co29" table:default-cell-style-name="ce5"/>
        <table:table-column table:style-name="co30" table:default-cell-style-name="ce27"/>
        <table:table-column table:style-name="co14" table:default-cell-style-name="ce5"/>
        <table:table-column table:style-name="co2" table:default-cell-style-name="ce27"/>
        <table:table-column table:style-name="co31" table:default-cell-style-name="ce42"/>
        <table:table-column table:style-name="co32" table:default-cell-style-name="ce32"/>
        <table:table-column table:style-name="co33" table:default-cell-style-name="ce32"/>
        <table:table-column table:style-name="co34" table:default-cell-style-name="ce32"/>
        <table:table-column table:style-name="co35" table:default-cell-style-name="ce32"/>
        <table:table-column table:style-name="co36" table:default-cell-style-name="ce32"/>
        <table:table-column table:style-name="co37" table:default-cell-style-name="ce32"/>
        <table:table-column table:style-name="co38" table:default-cell-style-name="ce32"/>
        <table:table-column table:style-name="co39" table:default-cell-style-name="ce32"/>
        <table:table-column table:style-name="co40" table:number-columns-repeated="194" table:default-cell-style-name="ce32"/>
        <table:table-column table:style-name="co40" table:number-columns-repeated="767" table:default-cell-style-name="Default"/>
        <table:table-row table:style-name="ro1">
          <table:table-cell table:style-name="ce1"/>
          <table:table-cell table:style-name="ce6"/>
          <table:table-cell table:style-name="ce11"/>
          <table:table-cell table:style-name="ce1"/>
          <table:table-cell table:style-name="ce6"/>
          <table:table-cell table:style-name="ce17"/>
          <table:table-cell table:style-name="ce23"/>
          <table:table-cell table:style-name="ce17"/>
          <table:table-cell table:style-name="ce28"/>
          <table:table-cell table:style-name="ce23"/>
          <table:table-cell table:style-name="ce1"/>
          <table:table-cell table:style-name="ce6"/>
          <table:table-cell table:style-name="ce1"/>
          <table:table-cell table:style-name="ce6"/>
          <table:table-cell table:style-name="ce1"/>
          <table:table-cell table:style-name="ce6"/>
          <table:table-cell table:style-name="ce1"/>
          <table:table-cell table:style-name="ce6"/>
          <table:table-cell table:style-name="ce1"/>
          <table:table-cell table:style-name="ce6"/>
          <table:table-cell table:style-name="ce37" table:number-columns-spanned="6" table:number-rows-spanned="1"/>
          <table:covered-table-cell table:number-columns-repeated="5" table:style-name="ce37"/>
          <table:table-cell table:style-name="ce49" table:number-columns-spanned="3" table:number-rows-spanned="1"/>
          <table:covered-table-cell table:number-columns-repeated="2" table:style-name="ce49"/>
          <table:table-cell table:style-name="ce29" table:number-columns-repeated="4"/>
          <table:table-cell table:style-name="ce53" table:number-columns-repeated="15"/>
          <table:table-cell table:style-name="ce1"/>
          <table:table-cell table:style-name="ce6"/>
          <table:table-cell table:style-name="ce1"/>
          <table:table-cell table:style-name="ce6"/>
          <table:table-cell table:style-name="ce1"/>
          <table:table-cell table:style-name="ce6"/>
          <table:table-cell table:style-name="ce53" table:number-columns-repeated="970"/>
        </table:table-row>
        <table:table-row table:style-name="ro2">
          <table:table-cell table:style-name="ce2"/>
          <table:table-cell table:style-name="ce7"/>
          <table:table-cell table:style-name="ce12"/>
          <table:table-cell table:style-name="ce2"/>
          <table:table-cell table:style-name="ce7"/>
          <table:table-cell table:style-name="ce18"/>
          <table:table-cell table:style-name="ce24"/>
          <table:table-cell table:style-name="ce18"/>
          <table:table-cell table:style-name="ce29"/>
          <table:table-cell table:style-name="ce24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38" table:number-columns-repeated="6"/>
          <table:table-cell table:style-name="ce49" table:number-columns-repeated="2"/>
          <table:table-cell table:style-name="ce29" table:number-columns-repeated="5"/>
          <table:table-cell table:style-name="ce53" table:number-columns-repeated="15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53" table:number-columns-repeated="970"/>
        </table:table-row>
        <table:table-row table:style-name="ro1" table:number-rows-repeated="3">
          <table:table-cell table:style-name="ce2"/>
          <table:table-cell table:style-name="ce7"/>
          <table:table-cell table:style-name="ce12"/>
          <table:table-cell table:style-name="ce2"/>
          <table:table-cell table:style-name="ce7"/>
          <table:table-cell table:style-name="ce18"/>
          <table:table-cell table:style-name="ce24"/>
          <table:table-cell table:style-name="ce18"/>
          <table:table-cell table:style-name="ce29"/>
          <table:table-cell table:style-name="ce24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18"/>
          <table:table-cell table:style-name="ce35"/>
          <table:table-cell table:style-name="ce38" table:number-columns-repeated="2"/>
          <table:table-cell table:style-name="ce43" table:number-columns-repeated="3"/>
          <table:table-cell table:style-name="ce47"/>
          <table:table-cell table:style-name="ce38" table:number-columns-repeated="2"/>
          <table:table-cell table:style-name="ce43" table:number-columns-repeated="3"/>
          <table:table-cell table:style-name="ce47" table:number-columns-repeated="2"/>
          <table:table-cell table:style-name="ce53" table:number-columns-repeated="15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53" table:number-columns-repeated="970"/>
        </table:table-row>
        <table:table-row table:style-name="ro2">
          <table:table-cell table:style-name="ce2"/>
          <table:table-cell table:style-name="ce7"/>
          <table:table-cell table:style-name="ce12"/>
          <table:table-cell table:style-name="ce2"/>
          <table:table-cell table:style-name="ce7"/>
          <table:table-cell table:style-name="ce18"/>
          <table:table-cell table:style-name="ce24"/>
          <table:table-cell table:style-name="ce18"/>
          <table:table-cell table:style-name="ce29"/>
          <table:table-cell table:style-name="ce24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38" table:number-columns-repeated="6"/>
          <table:table-cell table:style-name="ce49" table:number-columns-repeated="2"/>
          <table:table-cell table:style-name="ce29" table:number-columns-repeated="5"/>
          <table:table-cell table:style-name="ce53" table:number-columns-repeated="15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53" table:number-columns-repeated="970"/>
        </table:table-row>
        <table:table-row table:style-name="ro1">
          <table:table-cell table:style-name="ce2" office:value-type="string" calcext:value-type="string" table:number-columns-spanned="2" table:number-rows-spanned="1">
            <text:p>Education</text:p>
          </table:table-cell>
          <table:covered-table-cell table:style-name="ce2"/>
          <table:table-cell table:style-name="ce12" office:value-type="string" calcext:value-type="string">
            <text:p>Age</text:p>
          </table:table-cell>
          <table:table-cell table:style-name="ce16" office:value-type="string" calcext:value-type="string" table:number-columns-spanned="2" table:number-rows-spanned="1">
            <text:p>Gender</text:p>
          </table:table-cell>
          <table:covered-table-cell table:style-name="ce16"/>
          <table:table-cell table:style-name="ce19" office:value-type="string" calcext:value-type="string" table:number-columns-spanned="2" table:number-rows-spanned="1">
            <text:p>Occupation</text:p>
          </table:table-cell>
          <table:covered-table-cell table:style-name="ce19"/>
          <table:table-cell table:style-name="ce19" office:value-type="string" calcext:value-type="string" table:number-columns-spanned="3" table:number-rows-spanned="1">
            <text:p>Media Sources</text:p>
          </table:table-cell>
          <table:covered-table-cell table:number-columns-repeated="2" table:style-name="ce19"/>
          <table:table-cell table:style-name="ce16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16"/>
          <table:table-cell table:style-name="ce2"/>
          <table:table-cell table:style-name="ce7"/>
          <table:table-cell table:style-name="ce38" table:number-columns-repeated="6"/>
          <table:table-cell table:style-name="ce49" table:number-columns-repeated="2"/>
          <table:table-cell table:style-name="ce29" table:number-columns-repeated="5"/>
          <table:table-cell table:style-name="ce53" table:number-columns-repeated="15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53" table:number-columns-repeated="970"/>
        </table:table-row>
        <table:table-row table:style-name="ro3">
          <table:table-cell table:style-name="ce3" office:value-type="string" calcext:value-type="string">
            <text:p>Q1</text:p>
          </table:table-cell>
          <table:table-cell table:style-name="ce8" office:value-type="string" calcext:value-type="string">
            <text:p>Please enter the highest level of education completed. </text:p>
          </table:table-cell>
          <table:table-cell table:style-name="ce13" office:value-type="string" calcext:value-type="string">
            <text:p>Age</text:p>
          </table:table-cell>
          <table:table-cell table:style-name="ce3" office:value-type="string" calcext:value-type="string">
            <text:p>Q3</text:p>
          </table:table-cell>
          <table:table-cell table:style-name="ce8" office:value-type="string" calcext:value-type="string">
            <text:p>Gender</text:p>
          </table:table-cell>
          <table:table-cell table:style-name="ce20" office:value-type="string" calcext:value-type="string">
            <text:p>Enter your work background: </text:p>
          </table:table-cell>
          <table:table-cell table:style-name="ce25" office:value-type="string" calcext:value-type="string">
            <text:p>Occupation</text:p>
          </table:table-cell>
          <table:table-cell table:style-name="ce20" office:value-type="string" calcext:value-type="string">
            <text:p>In minutes, how much time do you spend daily reading the news? </text:p>
          </table:table-cell>
          <table:table-cell table:number-columns-repeated="2" table:style-name="ce30" office:value-type="string" calcext:value-type="string">
            <text:p>What is your Primary source of news information? </text:p>
          </table:table-cell>
          <table:table-cell table:style-name="ce33" table:number-columns-repeated="2"/>
          <table:table-cell table:style-name="ce34" table:number-columns-repeated="8"/>
          <table:table-cell table:style-name="ce39" table:number-columns-repeated="2"/>
          <table:table-cell table:style-name="ce44" table:number-columns-repeated="3"/>
          <table:table-cell table:style-name="ce39"/>
          <table:table-cell table:style-name="ce50" table:number-columns-repeated="2"/>
          <table:table-cell table:style-name="ce44" table:number-columns-repeated="3"/>
          <table:table-cell table:style-name="ce39" table:number-columns-repeated="2"/>
          <table:table-cell table:style-name="ce54"/>
          <table:table-cell table:style-name="ce44" table:number-columns-repeated="14"/>
          <table:table-cell table:style-name="ce58" table:number-columns-repeated="6"/>
          <table:table-cell table:style-name="ce59"/>
          <table:table-cell table:style-name="ce60"/>
          <table:table-cell table:style-name="ce44" table:number-columns-repeated="7"/>
          <table:table-cell table:style-name="ce62" table:number-columns-repeated="961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table:formula="of:=IF([.A9]=1;&quot;High School&quot;;IF([.A9]=2;&quot;Associates&quot;;IF([.A9]=3;&quot;Bachelors&quot;;IF([.A9]=4;&quot;Masters&quot;;IF([.A9]=5;&quot;Doctorate&quot;;&quot;Null&quot;)))))" office:value-type="string" office:string-value="Masters" calcext:value-type="string">
            <text:p>Masters</text:p>
          </table:table-cell>
          <table:table-cell table:style-name="ce14" office:value-type="float" office:value="52" calcext:value-type="float">
            <text:p>52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9]=1;&quot;Male&quot;;&quot;Female&quot;)" office:value-type="string" office:string-value="Female" calcext:value-type="string">
            <text:p>Female</text:p>
          </table:table-cell>
          <table:table-cell table:style-name="ce21" office:value-type="string" calcext:value-type="string">
            <text:p>ministry formerly business</text:p>
          </table:table-cell>
          <table:table-cell table:style-name="ce26" table:formula="of:=IF([.F9]=1;&quot;Aerospace&quot;;IF([.F9]=2;&quot;Agriculture&quot;;IF([.F9]=3;&quot;Construction&quot;;IF([.F9]=4;&quot;Emergency Responder&quot;;IF([.F9]=5;&quot;Finance&quot;;IF([.F9]=6;&quot;Government&quot;;IF([.F9]=7;&quot;Information Technology&quot;;IF([.F9]=8;&quot;Law&quot;;IF([.F9]=9;&quot;Manufacturing&quot;;IF([.F9]=10;&quot;Medical&quot;;IF([.F9]=11;&quot;Military&quot;;IF([.F9]=12;&quot;Mother&quot;;PROPER([.F9])))))))))))))" office:value-type="string" office:string-value="Ministry Formerly Business" calcext:value-type="string">
            <text:p>Ministry Formerly Business</text:p>
          </table:table-cell>
          <table:table-cell table:style-name="ce4" office:value-type="float" office:value="60" calcext:value-type="float">
            <text:p>60</text:p>
          </table:table-cell>
          <table:table-cell table:style-name="ce31" office:value-type="float" office:value="1" calcext:value-type="float">
            <text:p>1</text:p>
          </table:table-cell>
          <table:table-cell table:style-name="ce26" table:formula="of:=IF([.I9]=1;&quot;TV&quot;;IF([.I9]=2;&quot;Radio&quot;;IF([.I9]=3;&quot;Online&quot;;IF([.I9]=4;&quot;Friends&quot;;IF([.I9]=5;&quot;Family&quot;;IF([.I9]=6;&quot;Co-Workers&quot;;IF([.I9]=7;&quot;News Paper&quot;;IF([.I9]=8;&quot;Other&quot;;&quot;Null&quot;))))))))" office:value-type="string" office:string-value="TV" calcext:value-type="string">
            <text:p>TV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/>
          <table:table-cell table:style-name="ce56"/>
          <table:table-cell/>
          <table:table-cell table:style-name="ce56" table:number-columns-repeated="2"/>
          <table:table-cell/>
          <table:table-cell table:style-name="ce56"/>
          <table:table-cell table:number-columns-repeated="7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table:formula="of:=IF([.A10]=1;&quot;High School&quot;;IF([.A10]=2;&quot;Associates&quot;;IF([.A10]=3;&quot;Bachelors&quot;;IF([.A10]=4;&quot;Masters&quot;;IF([.A10]=5;&quot;Doctorate&quot;;&quot;Null&quot;)))))" office:value-type="string" office:string-value="Masters" calcext:value-type="string">
            <text:p>Masters</text:p>
          </table:table-cell>
          <table:table-cell table:style-name="ce14" office:value-type="float" office:value="38" calcext:value-type="float">
            <text:p>38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10]=1;&quot;Male&quot;;&quot;Female&quot;)" office:value-type="string" office:string-value="Female" calcext:value-type="string">
            <text:p>Female</text:p>
          </table:table-cell>
          <table:table-cell table:style-name="ce21" office:value-type="float" office:value="4" calcext:value-type="float">
            <text:p>4</text:p>
          </table:table-cell>
          <table:table-cell table:style-name="ce26" table:formula="of:=IF([.F10]=1;&quot;Aerospace&quot;;IF([.F10]=2;&quot;Agriculture&quot;;IF([.F10]=3;&quot;Construction&quot;;IF([.F10]=4;&quot;Emergency Responder&quot;;IF([.F10]=5;&quot;Finance&quot;;IF([.F10]=6;&quot;Government&quot;;IF([.F10]=7;&quot;Information Technology&quot;;IF([.F10]=8;&quot;Law&quot;;IF([.F10]=9;&quot;Manufacturing&quot;;IF([.F10]=10;&quot;Medical&quot;;IF([.F10]=11;&quot;Military&quot;;IF([.F10]=12;&quot;Mother&quot;;PROPER([.F10])))))))))))))" office:value-type="string" office:string-value="Emergency Responder" calcext:value-type="string">
            <text:p>Emergency Responder</text:p>
          </table:table-cell>
          <table:table-cell table:style-name="ce4" office:value-type="float" office:value="10" calcext:value-type="float">
            <text:p>10</text:p>
          </table:table-cell>
          <table:table-cell table:style-name="ce31" office:value-type="float" office:value="1" calcext:value-type="float">
            <text:p>1</text:p>
          </table:table-cell>
          <table:table-cell table:style-name="ce26" table:formula="of:=IF([.I10]=1;&quot;TV&quot;;IF([.I10]=2;&quot;Radio&quot;;IF([.I10]=3;&quot;Online&quot;;IF([.I10]=4;&quot;Friends&quot;;IF([.I10]=5;&quot;Family&quot;;IF([.I10]=6;&quot;Co-Workers&quot;;IF([.I10]=7;&quot;News Paper&quot;;IF([.I10]=8;&quot;Other&quot;;&quot;Null&quot;))))))))" office:value-type="string" office:string-value="TV" calcext:value-type="string">
            <text:p>TV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6"/>
          <table:table-cell table:number-columns-repeated="3"/>
          <table:table-cell table:style-name="ce56"/>
          <table:table-cell table:number-columns-repeated="10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table:formula="of:=IF([.A11]=1;&quot;High School&quot;;IF([.A11]=2;&quot;Associates&quot;;IF([.A11]=3;&quot;Bachelors&quot;;IF([.A11]=4;&quot;Masters&quot;;IF([.A11]=5;&quot;Doctorate&quot;;&quot;Null&quot;)))))" office:value-type="string" office:string-value="Masters" calcext:value-type="string">
            <text:p>Masters</text:p>
          </table:table-cell>
          <table:table-cell table:style-name="ce1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11]=1;&quot;Male&quot;;&quot;Female&quot;)" office:value-type="string" office:string-value="Female" calcext:value-type="string">
            <text:p>Female</text:p>
          </table:table-cell>
          <table:table-cell table:style-name="ce21" office:value-type="float" office:value="6" calcext:value-type="float">
            <text:p>6</text:p>
          </table:table-cell>
          <table:table-cell table:style-name="ce26" table:formula="of:=IF([.F11]=1;&quot;Aerospace&quot;;IF([.F11]=2;&quot;Agriculture&quot;;IF([.F11]=3;&quot;Construction&quot;;IF([.F11]=4;&quot;Emergency Responder&quot;;IF([.F11]=5;&quot;Finance&quot;;IF([.F11]=6;&quot;Government&quot;;IF([.F11]=7;&quot;Information Technology&quot;;IF([.F11]=8;&quot;Law&quot;;IF([.F11]=9;&quot;Manufacturing&quot;;IF([.F11]=10;&quot;Medical&quot;;IF([.F11]=11;&quot;Military&quot;;IF([.F11]=12;&quot;Mother&quot;;PROPER([.F11])))))))))))))" office:value-type="string" office:string-value="Government" calcext:value-type="string">
            <text:p>Government</text:p>
          </table:table-cell>
          <table:table-cell table:style-name="ce4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6" table:formula="of:=IF([.I11]=1;&quot;TV&quot;;IF([.I11]=2;&quot;Radio&quot;;IF([.I11]=3;&quot;Online&quot;;IF([.I11]=4;&quot;Friends&quot;;IF([.I11]=5;&quot;Family&quot;;IF([.I11]=6;&quot;Co-Workers&quot;;IF([.I11]=7;&quot;News Paper&quot;;IF([.I11]=8;&quot;Other&quot;;&quot;Null&quot;))))))))" office:value-type="string" office:string-value="TV" calcext:value-type="string">
            <text:p>TV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/>
          <table:table-cell table:style-name="ce56"/>
          <table:table-cell table:number-columns-repeated="11"/>
          <table:table-cell table:style-name="ce56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table:formula="of:=IF([.A12]=1;&quot;High School&quot;;IF([.A12]=2;&quot;Associates&quot;;IF([.A12]=3;&quot;Bachelors&quot;;IF([.A12]=4;&quot;Masters&quot;;IF([.A12]=5;&quot;Doctorate&quot;;&quot;Null&quot;)))))" office:value-type="string" office:string-value="Masters" calcext:value-type="string">
            <text:p>Masters</text:p>
          </table:table-cell>
          <table:table-cell table:style-name="ce14" office:value-type="float" office:value="83" calcext:value-type="float">
            <text:p>83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12]=1;&quot;Male&quot;;&quot;Female&quot;)" office:value-type="string" office:string-value="Male" calcext:value-type="string">
            <text:p>Male</text:p>
          </table:table-cell>
          <table:table-cell table:style-name="ce21" office:value-type="float" office:value="4" calcext:value-type="float">
            <text:p>4</text:p>
          </table:table-cell>
          <table:table-cell table:style-name="ce26" table:formula="of:=IF([.F12]=1;&quot;Aerospace&quot;;IF([.F12]=2;&quot;Agriculture&quot;;IF([.F12]=3;&quot;Construction&quot;;IF([.F12]=4;&quot;Emergency Responder&quot;;IF([.F12]=5;&quot;Finance&quot;;IF([.F12]=6;&quot;Government&quot;;IF([.F12]=7;&quot;Information Technology&quot;;IF([.F12]=8;&quot;Law&quot;;IF([.F12]=9;&quot;Manufacturing&quot;;IF([.F12]=10;&quot;Medical&quot;;IF([.F12]=11;&quot;Military&quot;;IF([.F12]=12;&quot;Mother&quot;;PROPER([.F12])))))))))))))" office:value-type="string" office:string-value="Emergency Responder" calcext:value-type="string">
            <text:p>Emergency Responder</text:p>
          </table:table-cell>
          <table:table-cell table:style-name="ce4" office:value-type="float" office:value="60" calcext:value-type="float">
            <text:p>60</text:p>
          </table:table-cell>
          <table:table-cell table:style-name="ce31" office:value-type="float" office:value="1" calcext:value-type="float">
            <text:p>1</text:p>
          </table:table-cell>
          <table:table-cell table:style-name="ce26" table:formula="of:=IF([.I12]=1;&quot;TV&quot;;IF([.I12]=2;&quot;Radio&quot;;IF([.I12]=3;&quot;Online&quot;;IF([.I12]=4;&quot;Friends&quot;;IF([.I12]=5;&quot;Family&quot;;IF([.I12]=6;&quot;Co-Workers&quot;;IF([.I12]=7;&quot;News Paper&quot;;IF([.I12]=8;&quot;Other&quot;;&quot;Null&quot;))))))))" office:value-type="string" office:string-value="TV" calcext:value-type="string">
            <text:p>TV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style-name="ce56" table:number-columns-repeated="7"/>
          <table:table-cell table:number-columns-repeated="3"/>
          <table:table-cell table:style-name="ce56" table:number-columns-repeated="3"/>
          <table:table-cell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table:formula="of:=IF([.A13]=1;&quot;High School&quot;;IF([.A13]=2;&quot;Associates&quot;;IF([.A13]=3;&quot;Bachelors&quot;;IF([.A13]=4;&quot;Masters&quot;;IF([.A13]=5;&quot;Doctorate&quot;;&quot;Null&quot;)))))" office:value-type="string" office:string-value="Masters" calcext:value-type="string">
            <text:p>Masters</text:p>
          </table:table-cell>
          <table:table-cell table:style-name="ce14" office:value-type="float" office:value="60" calcext:value-type="float">
            <text:p>60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13]=1;&quot;Male&quot;;&quot;Female&quot;)" office:value-type="string" office:string-value="Male" calcext:value-type="string">
            <text:p>Male</text:p>
          </table:table-cell>
          <table:table-cell table:style-name="ce21" office:value-type="float" office:value="7" calcext:value-type="float">
            <text:p>7</text:p>
          </table:table-cell>
          <table:table-cell table:style-name="ce26" table:formula="of:=IF([.F13]=1;&quot;Aerospace&quot;;IF([.F13]=2;&quot;Agriculture&quot;;IF([.F13]=3;&quot;Construction&quot;;IF([.F13]=4;&quot;Emergency Responder&quot;;IF([.F13]=5;&quot;Finance&quot;;IF([.F13]=6;&quot;Government&quot;;IF([.F13]=7;&quot;Information Technology&quot;;IF([.F13]=8;&quot;Law&quot;;IF([.F13]=9;&quot;Manufacturing&quot;;IF([.F13]=10;&quot;Medical&quot;;IF([.F13]=11;&quot;Military&quot;;IF([.F13]=12;&quot;Mother&quot;;PROPER([.F13])))))))))))))" office:value-type="string" office:string-value="Information Technology" calcext:value-type="string">
            <text:p>Information Technology</text:p>
          </table:table-cell>
          <table:table-cell table:style-name="ce4" office:value-type="float" office:value="60" calcext:value-type="float">
            <text:p>60</text:p>
          </table:table-cell>
          <table:table-cell table:style-name="ce31" office:value-type="float" office:value="1" calcext:value-type="float">
            <text:p>1</text:p>
          </table:table-cell>
          <table:table-cell table:style-name="ce26" table:formula="of:=IF([.I13]=1;&quot;TV&quot;;IF([.I13]=2;&quot;Radio&quot;;IF([.I13]=3;&quot;Online&quot;;IF([.I13]=4;&quot;Friends&quot;;IF([.I13]=5;&quot;Family&quot;;IF([.I13]=6;&quot;Co-Workers&quot;;IF([.I13]=7;&quot;News Paper&quot;;IF([.I13]=8;&quot;Other&quot;;&quot;Null&quot;))))))))" office:value-type="string" office:string-value="TV" calcext:value-type="string">
            <text:p>TV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/>
          <table:table-cell table:style-name="ce56"/>
          <table:table-cell table:number-columns-repeated="9"/>
          <table:table-cell table:style-name="ce56"/>
          <table:table-cell table:number-columns-repeated="2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table:formula="of:=IF([.A14]=1;&quot;High School&quot;;IF([.A14]=2;&quot;Associates&quot;;IF([.A14]=3;&quot;Bachelors&quot;;IF([.A14]=4;&quot;Masters&quot;;IF([.A14]=5;&quot;Doctorate&quot;;&quot;Null&quot;)))))" office:value-type="string" office:string-value="Masters" calcext:value-type="string">
            <text:p>Masters</text:p>
          </table:table-cell>
          <table:table-cell table:style-name="ce14" office:value-type="float" office:value="31" calcext:value-type="float">
            <text:p>31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14]=1;&quot;Male&quot;;&quot;Female&quot;)" office:value-type="string" office:string-value="Male" calcext:value-type="string">
            <text:p>Male</text:p>
          </table:table-cell>
          <table:table-cell table:style-name="ce21" office:value-type="float" office:value="12" calcext:value-type="float">
            <text:p>12</text:p>
          </table:table-cell>
          <table:table-cell table:style-name="ce26" table:formula="of:=IF([.F14]=1;&quot;Aerospace&quot;;IF([.F14]=2;&quot;Agriculture&quot;;IF([.F14]=3;&quot;Construction&quot;;IF([.F14]=4;&quot;Emergency Responder&quot;;IF([.F14]=5;&quot;Finance&quot;;IF([.F14]=6;&quot;Government&quot;;IF([.F14]=7;&quot;Information Technology&quot;;IF([.F14]=8;&quot;Law&quot;;IF([.F14]=9;&quot;Manufacturing&quot;;IF([.F14]=10;&quot;Medical&quot;;IF([.F14]=11;&quot;Military&quot;;IF([.F14]=12;&quot;Mother&quot;;PROPER([.F14])))))))))))))" office:value-type="string" office:string-value="Mother" calcext:value-type="string">
            <text:p>Mother</text:p>
          </table:table-cell>
          <table:table-cell table:style-name="ce4" office:value-type="float" office:value="15" calcext:value-type="float">
            <text:p>15</text:p>
          </table:table-cell>
          <table:table-cell table:style-name="ce31" office:value-type="float" office:value="1" calcext:value-type="float">
            <text:p>1</text:p>
          </table:table-cell>
          <table:table-cell table:style-name="ce26" table:formula="of:=IF([.I14]=1;&quot;TV&quot;;IF([.I14]=2;&quot;Radio&quot;;IF([.I14]=3;&quot;Online&quot;;IF([.I14]=4;&quot;Friends&quot;;IF([.I14]=5;&quot;Family&quot;;IF([.I14]=6;&quot;Co-Workers&quot;;IF([.I14]=7;&quot;News Paper&quot;;IF([.I14]=8;&quot;Other&quot;;&quot;Null&quot;))))))))" office:value-type="string" office:string-value="TV" calcext:value-type="string">
            <text:p>TV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6" table:number-columns-repeated="3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6"/>
          <table:table-cell table:number-columns-repeated="4"/>
          <table:table-cell table:style-name="ce56"/>
          <table:table-cell/>
          <table:table-cell table:style-name="ce56"/>
          <table:table-cell table:number-columns-repeated="3"/>
          <table:table-cell table:style-name="ce56" table:number-columns-repeated="3"/>
          <table:table-cell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table:formula="of:=IF([.A15]=1;&quot;High School&quot;;IF([.A15]=2;&quot;Associates&quot;;IF([.A15]=3;&quot;Bachelors&quot;;IF([.A15]=4;&quot;Masters&quot;;IF([.A15]=5;&quot;Doctorate&quot;;&quot;Null&quot;)))))" office:value-type="string" office:string-value="Masters" calcext:value-type="string">
            <text:p>Masters</text:p>
          </table:table-cell>
          <table:table-cell table:style-name="ce14" office:value-type="float" office:value="51" calcext:value-type="float">
            <text:p>51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15]=1;&quot;Male&quot;;&quot;Female&quot;)" office:value-type="string" office:string-value="Male" calcext:value-type="string">
            <text:p>Male</text:p>
          </table:table-cell>
          <table:table-cell table:style-name="ce21" office:value-type="float" office:value="12" calcext:value-type="float">
            <text:p>12</text:p>
          </table:table-cell>
          <table:table-cell table:style-name="ce26" table:formula="of:=IF([.F15]=1;&quot;Aerospace&quot;;IF([.F15]=2;&quot;Agriculture&quot;;IF([.F15]=3;&quot;Construction&quot;;IF([.F15]=4;&quot;Emergency Responder&quot;;IF([.F15]=5;&quot;Finance&quot;;IF([.F15]=6;&quot;Government&quot;;IF([.F15]=7;&quot;Information Technology&quot;;IF([.F15]=8;&quot;Law&quot;;IF([.F15]=9;&quot;Manufacturing&quot;;IF([.F15]=10;&quot;Medical&quot;;IF([.F15]=11;&quot;Military&quot;;IF([.F15]=12;&quot;Mother&quot;;PROPER([.F15])))))))))))))" office:value-type="string" office:string-value="Mother" calcext:value-type="string">
            <text:p>Mother</text:p>
          </table:table-cell>
          <table:table-cell table:style-name="ce4" office:value-type="float" office:value="15" calcext:value-type="float">
            <text:p>15</text:p>
          </table:table-cell>
          <table:table-cell table:style-name="ce31" office:value-type="float" office:value="1" calcext:value-type="float">
            <text:p>1</text:p>
          </table:table-cell>
          <table:table-cell table:style-name="ce26" table:formula="of:=IF([.I15]=1;&quot;TV&quot;;IF([.I15]=2;&quot;Radio&quot;;IF([.I15]=3;&quot;Online&quot;;IF([.I15]=4;&quot;Friends&quot;;IF([.I15]=5;&quot;Family&quot;;IF([.I15]=6;&quot;Co-Workers&quot;;IF([.I15]=7;&quot;News Paper&quot;;IF([.I15]=8;&quot;Other&quot;;&quot;Null&quot;))))))))" office:value-type="string" office:string-value="TV" calcext:value-type="string">
            <text:p>TV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/>
          <table:table-cell table:style-name="ce56" table:number-columns-repeated="7"/>
          <table:table-cell table:number-columns-repeated="2"/>
          <table:table-cell table:style-name="ce56" table:number-columns-repeated="3"/>
          <table:table-cell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table:formula="of:=IF([.A16]=1;&quot;High School&quot;;IF([.A16]=2;&quot;Associates&quot;;IF([.A16]=3;&quot;Bachelors&quot;;IF([.A16]=4;&quot;Masters&quot;;IF([.A16]=5;&quot;Doctorate&quot;;&quot;Null&quot;)))))" office:value-type="string" office:string-value="Masters" calcext:value-type="string">
            <text:p>Masters</text:p>
          </table:table-cell>
          <table:table-cell table:style-name="ce14" office:value-type="float" office:value="58" calcext:value-type="float">
            <text:p>58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16]=1;&quot;Male&quot;;&quot;Female&quot;)" office:value-type="string" office:string-value="Male" calcext:value-type="string">
            <text:p>Male</text:p>
          </table:table-cell>
          <table:table-cell table:style-name="ce21" office:value-type="float" office:value="7" calcext:value-type="float">
            <text:p>7</text:p>
          </table:table-cell>
          <table:table-cell table:style-name="ce26" table:formula="of:=IF([.F16]=1;&quot;Aerospace&quot;;IF([.F16]=2;&quot;Agriculture&quot;;IF([.F16]=3;&quot;Construction&quot;;IF([.F16]=4;&quot;Emergency Responder&quot;;IF([.F16]=5;&quot;Finance&quot;;IF([.F16]=6;&quot;Government&quot;;IF([.F16]=7;&quot;Information Technology&quot;;IF([.F16]=8;&quot;Law&quot;;IF([.F16]=9;&quot;Manufacturing&quot;;IF([.F16]=10;&quot;Medical&quot;;IF([.F16]=11;&quot;Military&quot;;IF([.F16]=12;&quot;Mother&quot;;PROPER([.F16])))))))))))))" office:value-type="string" office:string-value="Information Technology" calcext:value-type="string">
            <text:p>Information Technology</text:p>
          </table:table-cell>
          <table:table-cell table:style-name="ce4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26" table:formula="of:=IF([.I16]=1;&quot;TV&quot;;IF([.I16]=2;&quot;Radio&quot;;IF([.I16]=3;&quot;Online&quot;;IF([.I16]=4;&quot;Friends&quot;;IF([.I16]=5;&quot;Family&quot;;IF([.I16]=6;&quot;Co-Workers&quot;;IF([.I16]=7;&quot;News Paper&quot;;IF([.I16]=8;&quot;Other&quot;;&quot;Null&quot;))))))))" office:value-type="string" office:string-value="TV" calcext:value-type="string">
            <text:p>TV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6"/>
          <table:table-cell table:number-columns-repeated="8"/>
          <table:table-cell table:style-name="ce56"/>
          <table:table-cell table:number-columns-repeated="3"/>
          <table:table-cell table:style-name="ce56"/>
          <table:table-cell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9" table:formula="of:=IF([.A17]=1;&quot;High School&quot;;IF([.A17]=2;&quot;Associates&quot;;IF([.A17]=3;&quot;Bachelors&quot;;IF([.A17]=4;&quot;Masters&quot;;IF([.A17]=5;&quot;Doctorate&quot;;&quot;Null&quot;)))))" office:value-type="string" office:string-value="High School" calcext:value-type="string">
            <text:p>High School</text:p>
          </table:table-cell>
          <table:table-cell table:style-name="ce14" office:value-type="float" office:value="75" calcext:value-type="float">
            <text:p>75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17]=1;&quot;Male&quot;;&quot;Female&quot;)" office:value-type="string" office:string-value="Female" calcext:value-type="string">
            <text:p>Female</text:p>
          </table:table-cell>
          <table:table-cell table:style-name="ce21" office:value-type="string" calcext:value-type="string">
            <text:p>homemaker,beautician,sports,gardening,</text:p>
          </table:table-cell>
          <table:table-cell table:style-name="ce26" table:formula="of:=IF([.F17]=1;&quot;Aerospace&quot;;IF([.F17]=2;&quot;Agriculture&quot;;IF([.F17]=3;&quot;Construction&quot;;IF([.F17]=4;&quot;Emergency Responder&quot;;IF([.F17]=5;&quot;Finance&quot;;IF([.F17]=6;&quot;Government&quot;;IF([.F17]=7;&quot;Information Technology&quot;;IF([.F17]=8;&quot;Law&quot;;IF([.F17]=9;&quot;Manufacturing&quot;;IF([.F17]=10;&quot;Medical&quot;;IF([.F17]=11;&quot;Military&quot;;IF([.F17]=12;&quot;Mother&quot;;PROPER([.F17])))))))))))))" office:value-type="string" office:string-value="Homemaker,Beautician,Sports,Gardening," calcext:value-type="string">
            <text:p>Homemaker,Beautician,Sports,Gardening,</text:p>
          </table:table-cell>
          <table:table-cell table:style-name="ce4" office:value-type="float" office:value="30" calcext:value-type="float">
            <text:p>30</text:p>
          </table:table-cell>
          <table:table-cell table:style-name="ce31" office:value-type="float" office:value="1" calcext:value-type="float">
            <text:p>1</text:p>
          </table:table-cell>
          <table:table-cell table:style-name="ce26" table:formula="of:=IF([.I17]=1;&quot;TV&quot;;IF([.I17]=2;&quot;Radio&quot;;IF([.I17]=3;&quot;Online&quot;;IF([.I17]=4;&quot;Friends&quot;;IF([.I17]=5;&quot;Family&quot;;IF([.I17]=6;&quot;Co-Workers&quot;;IF([.I17]=7;&quot;News Paper&quot;;IF([.I17]=8;&quot;Other&quot;;&quot;Null&quot;))))))))" office:value-type="string" office:string-value="TV" calcext:value-type="string">
            <text:p>TV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6" table:number-columns-repeated="5"/>
          <table:table-cell/>
          <table:table-cell table:style-name="ce56" table:number-columns-repeated="2"/>
          <table:table-cell table:number-columns-repeated="7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9" table:formula="of:=IF([.A18]=1;&quot;High School&quot;;IF([.A18]=2;&quot;Associates&quot;;IF([.A18]=3;&quot;Bachelors&quot;;IF([.A18]=4;&quot;Masters&quot;;IF([.A18]=5;&quot;Doctorate&quot;;&quot;Null&quot;)))))" office:value-type="string" office:string-value="High School" calcext:value-type="string">
            <text:p>High School</text:p>
          </table:table-cell>
          <table:table-cell table:style-name="ce14" office:value-type="float" office:value="50" calcext:value-type="float">
            <text:p>50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18]=1;&quot;Male&quot;;&quot;Female&quot;)" office:value-type="string" office:string-value="Female" calcext:value-type="string">
            <text:p>Female</text:p>
          </table:table-cell>
          <table:table-cell table:style-name="ce21" office:value-type="float" office:value="7" calcext:value-type="float">
            <text:p>7</text:p>
          </table:table-cell>
          <table:table-cell table:style-name="ce26" table:formula="of:=IF([.F18]=1;&quot;Aerospace&quot;;IF([.F18]=2;&quot;Agriculture&quot;;IF([.F18]=3;&quot;Construction&quot;;IF([.F18]=4;&quot;Emergency Responder&quot;;IF([.F18]=5;&quot;Finance&quot;;IF([.F18]=6;&quot;Government&quot;;IF([.F18]=7;&quot;Information Technology&quot;;IF([.F18]=8;&quot;Law&quot;;IF([.F18]=9;&quot;Manufacturing&quot;;IF([.F18]=10;&quot;Medical&quot;;IF([.F18]=11;&quot;Military&quot;;IF([.F18]=12;&quot;Mother&quot;;PROPER([.F18])))))))))))))" office:value-type="string" office:string-value="Information Technology" calcext:value-type="string">
            <text:p>Information Technology</text:p>
          </table:table-cell>
          <table:table-cell table:style-name="ce4" office:value-type="float" office:value="30" calcext:value-type="float">
            <text:p>30</text:p>
          </table:table-cell>
          <table:table-cell table:style-name="ce31" office:value-type="float" office:value="1" calcext:value-type="float">
            <text:p>1</text:p>
          </table:table-cell>
          <table:table-cell table:style-name="ce26" table:formula="of:=IF([.I18]=1;&quot;TV&quot;;IF([.I18]=2;&quot;Radio&quot;;IF([.I18]=3;&quot;Online&quot;;IF([.I18]=4;&quot;Friends&quot;;IF([.I18]=5;&quot;Family&quot;;IF([.I18]=6;&quot;Co-Workers&quot;;IF([.I18]=7;&quot;News Paper&quot;;IF([.I18]=8;&quot;Other&quot;;&quot;Null&quot;))))))))" office:value-type="string" office:string-value="TV" calcext:value-type="string">
            <text:p>TV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number-columns-repeated="3"/>
          <table:table-cell table:style-name="ce56" table:number-columns-repeated="2"/>
          <table:table-cell table:number-columns-repeated="7"/>
          <table:table-cell table:style-name="ce56"/>
          <table:table-cell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9" table:formula="of:=IF([.A19]=1;&quot;High School&quot;;IF([.A19]=2;&quot;Associates&quot;;IF([.A19]=3;&quot;Bachelors&quot;;IF([.A19]=4;&quot;Masters&quot;;IF([.A19]=5;&quot;Doctorate&quot;;&quot;Null&quot;)))))" office:value-type="string" office:string-value="High School" calcext:value-type="string">
            <text:p>High School</text:p>
          </table:table-cell>
          <table:table-cell table:style-name="ce14" office:value-type="float" office:value="60" calcext:value-type="float">
            <text:p>60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19]=1;&quot;Male&quot;;&quot;Female&quot;)" office:value-type="string" office:string-value="Female" calcext:value-type="string">
            <text:p>Female</text:p>
          </table:table-cell>
          <table:table-cell table:style-name="ce21" office:value-type="float" office:value="9" calcext:value-type="float">
            <text:p>9</text:p>
          </table:table-cell>
          <table:table-cell table:style-name="ce26" table:formula="of:=IF([.F19]=1;&quot;Aerospace&quot;;IF([.F19]=2;&quot;Agriculture&quot;;IF([.F19]=3;&quot;Construction&quot;;IF([.F19]=4;&quot;Emergency Responder&quot;;IF([.F19]=5;&quot;Finance&quot;;IF([.F19]=6;&quot;Government&quot;;IF([.F19]=7;&quot;Information Technology&quot;;IF([.F19]=8;&quot;Law&quot;;IF([.F19]=9;&quot;Manufacturing&quot;;IF([.F19]=10;&quot;Medical&quot;;IF([.F19]=11;&quot;Military&quot;;IF([.F19]=12;&quot;Mother&quot;;PROPER([.F19])))))))))))))" office:value-type="string" office:string-value="Manufacturing" calcext:value-type="string">
            <text:p>Manufacturing</text:p>
          </table:table-cell>
          <table:table-cell table:style-name="ce4" office:value-type="float" office:value="30" calcext:value-type="float">
            <text:p>30</text:p>
          </table:table-cell>
          <table:table-cell table:style-name="ce31" office:value-type="float" office:value="1" calcext:value-type="float">
            <text:p>1</text:p>
          </table:table-cell>
          <table:table-cell table:style-name="ce26" table:formula="of:=IF([.I19]=1;&quot;TV&quot;;IF([.I19]=2;&quot;Radio&quot;;IF([.I19]=3;&quot;Online&quot;;IF([.I19]=4;&quot;Friends&quot;;IF([.I19]=5;&quot;Family&quot;;IF([.I19]=6;&quot;Co-Workers&quot;;IF([.I19]=7;&quot;News Paper&quot;;IF([.I19]=8;&quot;Other&quot;;&quot;Null&quot;))))))))" office:value-type="string" office:string-value="TV" calcext:value-type="string">
            <text:p>TV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/>
          <table:table-cell table:style-name="ce56"/>
          <table:table-cell/>
          <table:table-cell table:style-name="ce56" table:number-columns-repeated="3"/>
          <table:table-cell/>
          <table:table-cell table:style-name="ce56"/>
          <table:table-cell table:number-columns-repeated="5"/>
          <table:table-cell table:style-name="ce56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9" table:formula="of:=IF([.A20]=1;&quot;High School&quot;;IF([.A20]=2;&quot;Associates&quot;;IF([.A20]=3;&quot;Bachelors&quot;;IF([.A20]=4;&quot;Masters&quot;;IF([.A20]=5;&quot;Doctorate&quot;;&quot;Null&quot;)))))" office:value-type="string" office:string-value="High School" calcext:value-type="string">
            <text:p>High School</text:p>
          </table:table-cell>
          <table:table-cell table:style-name="ce14" office:value-type="float" office:value="71" calcext:value-type="float">
            <text:p>71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20]=1;&quot;Male&quot;;&quot;Female&quot;)" office:value-type="string" office:string-value="Female" calcext:value-type="string">
            <text:p>Female</text:p>
          </table:table-cell>
          <table:table-cell table:style-name="ce21" office:value-type="string" calcext:value-type="string">
            <text:p>Small business owner</text:p>
          </table:table-cell>
          <table:table-cell table:style-name="ce26" table:formula="of:=IF([.F20]=1;&quot;Aerospace&quot;;IF([.F20]=2;&quot;Agriculture&quot;;IF([.F20]=3;&quot;Construction&quot;;IF([.F20]=4;&quot;Emergency Responder&quot;;IF([.F20]=5;&quot;Finance&quot;;IF([.F20]=6;&quot;Government&quot;;IF([.F20]=7;&quot;Information Technology&quot;;IF([.F20]=8;&quot;Law&quot;;IF([.F20]=9;&quot;Manufacturing&quot;;IF([.F20]=10;&quot;Medical&quot;;IF([.F20]=11;&quot;Military&quot;;IF([.F20]=12;&quot;Mother&quot;;PROPER([.F20])))))))))))))" office:value-type="string" office:string-value="Small Business Owner" calcext:value-type="string">
            <text:p>Small Business Owner</text:p>
          </table:table-cell>
          <table:table-cell table:style-name="ce4" office:value-type="float" office:value="20" calcext:value-type="float">
            <text:p>20</text:p>
          </table:table-cell>
          <table:table-cell table:style-name="ce31" office:value-type="float" office:value="1" calcext:value-type="float">
            <text:p>1</text:p>
          </table:table-cell>
          <table:table-cell table:style-name="ce26" table:formula="of:=IF([.I20]=1;&quot;TV&quot;;IF([.I20]=2;&quot;Radio&quot;;IF([.I20]=3;&quot;Online&quot;;IF([.I20]=4;&quot;Friends&quot;;IF([.I20]=5;&quot;Family&quot;;IF([.I20]=6;&quot;Co-Workers&quot;;IF([.I20]=7;&quot;News Paper&quot;;IF([.I20]=8;&quot;Other&quot;;&quot;Null&quot;))))))))" office:value-type="string" office:string-value="TV" calcext:value-type="string">
            <text:p>TV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style-name="ce56" table:number-columns-repeated="6"/>
          <table:table-cell/>
          <table:table-cell table:style-name="ce56"/>
          <table:table-cell table:number-columns-repeated="5"/>
          <table:table-cell table:style-name="ce56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9" table:formula="of:=IF([.A21]=1;&quot;High School&quot;;IF([.A21]=2;&quot;Associates&quot;;IF([.A21]=3;&quot;Bachelors&quot;;IF([.A21]=4;&quot;Masters&quot;;IF([.A21]=5;&quot;Doctorate&quot;;&quot;Null&quot;)))))" office:value-type="string" office:string-value="High School" calcext:value-type="string">
            <text:p>High School</text:p>
          </table:table-cell>
          <table:table-cell table:style-name="ce14" office:value-type="float" office:value="32" calcext:value-type="float">
            <text:p>32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21]=1;&quot;Male&quot;;&quot;Female&quot;)" office:value-type="string" office:string-value="Female" calcext:value-type="string">
            <text:p>Female</text:p>
          </table:table-cell>
          <table:table-cell table:style-name="ce21" office:value-type="float" office:value="13" calcext:value-type="float">
            <text:p>13</text:p>
          </table:table-cell>
          <table:table-cell table:style-name="ce26" table:formula="of:=IF([.F21]=1;&quot;Aerospace&quot;;IF([.F21]=2;&quot;Agriculture&quot;;IF([.F21]=3;&quot;Construction&quot;;IF([.F21]=4;&quot;Emergency Responder&quot;;IF([.F21]=5;&quot;Finance&quot;;IF([.F21]=6;&quot;Government&quot;;IF([.F21]=7;&quot;Information Technology&quot;;IF([.F21]=8;&quot;Law&quot;;IF([.F21]=9;&quot;Manufacturing&quot;;IF([.F21]=10;&quot;Medical&quot;;IF([.F21]=11;&quot;Military&quot;;IF([.F21]=12;&quot;Mother&quot;;PROPER([.F21])))))))))))))" office:value-type="string" office:string-value="13" calcext:value-type="string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31" office:value-type="float" office:value="1" calcext:value-type="float">
            <text:p>1</text:p>
          </table:table-cell>
          <table:table-cell table:style-name="ce26" table:formula="of:=IF([.I21]=1;&quot;TV&quot;;IF([.I21]=2;&quot;Radio&quot;;IF([.I21]=3;&quot;Online&quot;;IF([.I21]=4;&quot;Friends&quot;;IF([.I21]=5;&quot;Family&quot;;IF([.I21]=6;&quot;Co-Workers&quot;;IF([.I21]=7;&quot;News Paper&quot;;IF([.I21]=8;&quot;Other&quot;;&quot;Null&quot;))))))))" office:value-type="string" office:string-value="TV" calcext:value-type="string">
            <text:p>TV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number-columns-repeated="5"/>
          <table:table-cell table:style-name="ce56"/>
          <table:table-cell table:number-columns-repeated="8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9" table:formula="of:=IF([.A22]=1;&quot;High School&quot;;IF([.A22]=2;&quot;Associates&quot;;IF([.A22]=3;&quot;Bachelors&quot;;IF([.A22]=4;&quot;Masters&quot;;IF([.A22]=5;&quot;Doctorate&quot;;&quot;Null&quot;)))))" office:value-type="string" office:string-value="High School" calcext:value-type="string">
            <text:p>High School</text:p>
          </table:table-cell>
          <table:table-cell table:style-name="ce14" office:value-type="float" office:value="60" calcext:value-type="float">
            <text:p>60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22]=1;&quot;Male&quot;;&quot;Female&quot;)" office:value-type="string" office:string-value="Female" calcext:value-type="string">
            <text:p>Female</text:p>
          </table:table-cell>
          <table:table-cell table:style-name="ce21" office:value-type="string" calcext:value-type="string">
            <text:p>Hair stylist</text:p>
          </table:table-cell>
          <table:table-cell table:style-name="ce26" table:formula="of:=IF([.F22]=1;&quot;Aerospace&quot;;IF([.F22]=2;&quot;Agriculture&quot;;IF([.F22]=3;&quot;Construction&quot;;IF([.F22]=4;&quot;Emergency Responder&quot;;IF([.F22]=5;&quot;Finance&quot;;IF([.F22]=6;&quot;Government&quot;;IF([.F22]=7;&quot;Information Technology&quot;;IF([.F22]=8;&quot;Law&quot;;IF([.F22]=9;&quot;Manufacturing&quot;;IF([.F22]=10;&quot;Medical&quot;;IF([.F22]=11;&quot;Military&quot;;IF([.F22]=12;&quot;Mother&quot;;PROPER([.F22])))))))))))))" office:value-type="string" office:string-value="Hair Stylist" calcext:value-type="string">
            <text:p>Hair Stylist</text:p>
          </table:table-cell>
          <table:table-cell table:style-name="ce4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6" table:formula="of:=IF([.I22]=1;&quot;TV&quot;;IF([.I22]=2;&quot;Radio&quot;;IF([.I22]=3;&quot;Online&quot;;IF([.I22]=4;&quot;Friends&quot;;IF([.I22]=5;&quot;Family&quot;;IF([.I22]=6;&quot;Co-Workers&quot;;IF([.I22]=7;&quot;News Paper&quot;;IF([.I22]=8;&quot;Other&quot;;&quot;Null&quot;))))))))" office:value-type="string" office:string-value="TV" calcext:value-type="string">
            <text:p>TV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/>
          <table:table-cell table:style-name="ce56"/>
          <table:table-cell table:number-columns-repeated="12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9" table:formula="of:=IF([.A23]=1;&quot;High School&quot;;IF([.A23]=2;&quot;Associates&quot;;IF([.A23]=3;&quot;Bachelors&quot;;IF([.A23]=4;&quot;Masters&quot;;IF([.A23]=5;&quot;Doctorate&quot;;&quot;Null&quot;)))))" office:value-type="string" office:string-value="High School" calcext:value-type="string">
            <text:p>High School</text:p>
          </table:table-cell>
          <table:table-cell table:style-name="ce14" office:value-type="float" office:value="84" calcext:value-type="float">
            <text:p>84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23]=1;&quot;Male&quot;;&quot;Female&quot;)" office:value-type="string" office:string-value="Male" calcext:value-type="string">
            <text:p>Male</text:p>
          </table:table-cell>
          <table:table-cell table:style-name="ce21" office:value-type="string" calcext:value-type="string">
            <text:p>oil field</text:p>
          </table:table-cell>
          <table:table-cell table:style-name="ce26" table:formula="of:=IF([.F23]=1;&quot;Aerospace&quot;;IF([.F23]=2;&quot;Agriculture&quot;;IF([.F23]=3;&quot;Construction&quot;;IF([.F23]=4;&quot;Emergency Responder&quot;;IF([.F23]=5;&quot;Finance&quot;;IF([.F23]=6;&quot;Government&quot;;IF([.F23]=7;&quot;Information Technology&quot;;IF([.F23]=8;&quot;Law&quot;;IF([.F23]=9;&quot;Manufacturing&quot;;IF([.F23]=10;&quot;Medical&quot;;IF([.F23]=11;&quot;Military&quot;;IF([.F23]=12;&quot;Mother&quot;;PROPER([.F23])))))))))))))" office:value-type="string" office:string-value="Oil Field" calcext:value-type="string">
            <text:p>Oil Field</text:p>
          </table:table-cell>
          <table:table-cell table:style-name="ce4" office:value-type="float" office:value="90" calcext:value-type="float">
            <text:p>90</text:p>
          </table:table-cell>
          <table:table-cell table:style-name="ce31" office:value-type="float" office:value="1" calcext:value-type="float">
            <text:p>1</text:p>
          </table:table-cell>
          <table:table-cell table:style-name="ce26" table:formula="of:=IF([.I23]=1;&quot;TV&quot;;IF([.I23]=2;&quot;Radio&quot;;IF([.I23]=3;&quot;Online&quot;;IF([.I23]=4;&quot;Friends&quot;;IF([.I23]=5;&quot;Family&quot;;IF([.I23]=6;&quot;Co-Workers&quot;;IF([.I23]=7;&quot;News Paper&quot;;IF([.I23]=8;&quot;Other&quot;;&quot;Null&quot;))))))))" office:value-type="string" office:string-value="TV" calcext:value-type="string">
            <text:p>TV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/>
          <table:table-cell table:style-name="ce56"/>
          <table:table-cell/>
          <table:table-cell table:style-name="ce56"/>
          <table:table-cell/>
          <table:table-cell table:style-name="ce56"/>
          <table:table-cell table:number-columns-repeated="7"/>
          <table:table-cell table:style-name="ce56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9" table:formula="of:=IF([.A24]=1;&quot;High School&quot;;IF([.A24]=2;&quot;Associates&quot;;IF([.A24]=3;&quot;Bachelors&quot;;IF([.A24]=4;&quot;Masters&quot;;IF([.A24]=5;&quot;Doctorate&quot;;&quot;Null&quot;)))))" office:value-type="string" office:string-value="High School" calcext:value-type="string">
            <text:p>High School</text:p>
          </table:table-cell>
          <table:table-cell table:style-name="ce14" office:value-type="float" office:value="70" calcext:value-type="float">
            <text:p>70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24]=1;&quot;Male&quot;;&quot;Female&quot;)" office:value-type="string" office:string-value="Male" calcext:value-type="string">
            <text:p>Male</text:p>
          </table:table-cell>
          <table:table-cell table:style-name="ce21" office:value-type="float" office:value="3" calcext:value-type="float">
            <text:p>3</text:p>
          </table:table-cell>
          <table:table-cell table:style-name="ce26" table:formula="of:=IF([.F24]=1;&quot;Aerospace&quot;;IF([.F24]=2;&quot;Agriculture&quot;;IF([.F24]=3;&quot;Construction&quot;;IF([.F24]=4;&quot;Emergency Responder&quot;;IF([.F24]=5;&quot;Finance&quot;;IF([.F24]=6;&quot;Government&quot;;IF([.F24]=7;&quot;Information Technology&quot;;IF([.F24]=8;&quot;Law&quot;;IF([.F24]=9;&quot;Manufacturing&quot;;IF([.F24]=10;&quot;Medical&quot;;IF([.F24]=11;&quot;Military&quot;;IF([.F24]=12;&quot;Mother&quot;;PROPER([.F24])))))))))))))" office:value-type="string" office:string-value="Construction" calcext:value-type="string">
            <text:p>Construction</text:p>
          </table:table-cell>
          <table:table-cell table:style-name="ce4" office:value-type="float" office:value="30" calcext:value-type="float">
            <text:p>30</text:p>
          </table:table-cell>
          <table:table-cell table:style-name="ce31" office:value-type="float" office:value="1" calcext:value-type="float">
            <text:p>1</text:p>
          </table:table-cell>
          <table:table-cell table:style-name="ce26" table:formula="of:=IF([.I24]=1;&quot;TV&quot;;IF([.I24]=2;&quot;Radio&quot;;IF([.I24]=3;&quot;Online&quot;;IF([.I24]=4;&quot;Friends&quot;;IF([.I24]=5;&quot;Family&quot;;IF([.I24]=6;&quot;Co-Workers&quot;;IF([.I24]=7;&quot;News Paper&quot;;IF([.I24]=8;&quot;Other&quot;;&quot;Null&quot;))))))))" office:value-type="string" office:string-value="TV" calcext:value-type="string">
            <text:p>TV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style-name="ce56" table:number-columns-repeated="6"/>
          <table:table-cell/>
          <table:table-cell table:style-name="ce56"/>
          <table:table-cell table:number-columns-repeated="2"/>
          <table:table-cell table:style-name="ce56" table:number-columns-repeated="3"/>
          <table:table-cell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table:formula="of:=IF([.A25]=1;&quot;High School&quot;;IF([.A25]=2;&quot;Associates&quot;;IF([.A25]=3;&quot;Bachelors&quot;;IF([.A25]=4;&quot;Masters&quot;;IF([.A25]=5;&quot;Doctorate&quot;;&quot;Null&quot;)))))" office:value-type="string" office:string-value="Bachelors" calcext:value-type="string">
            <text:p>Bachelors</text:p>
          </table:table-cell>
          <table:table-cell table:style-name="ce14" office:value-type="float" office:value="48" calcext:value-type="float">
            <text:p>48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25]=1;&quot;Male&quot;;&quot;Female&quot;)" office:value-type="string" office:string-value="Female" calcext:value-type="string">
            <text:p>Female</text:p>
          </table:table-cell>
          <table:table-cell table:style-name="ce21" office:value-type="float" office:value="7" calcext:value-type="float">
            <text:p>7</text:p>
          </table:table-cell>
          <table:table-cell table:style-name="ce26" table:formula="of:=IF([.F25]=1;&quot;Aerospace&quot;;IF([.F25]=2;&quot;Agriculture&quot;;IF([.F25]=3;&quot;Construction&quot;;IF([.F25]=4;&quot;Emergency Responder&quot;;IF([.F25]=5;&quot;Finance&quot;;IF([.F25]=6;&quot;Government&quot;;IF([.F25]=7;&quot;Information Technology&quot;;IF([.F25]=8;&quot;Law&quot;;IF([.F25]=9;&quot;Manufacturing&quot;;IF([.F25]=10;&quot;Medical&quot;;IF([.F25]=11;&quot;Military&quot;;IF([.F25]=12;&quot;Mother&quot;;PROPER([.F25])))))))))))))" office:value-type="string" office:string-value="Information Technology" calcext:value-type="string">
            <text:p>Information Technology</text:p>
          </table:table-cell>
          <table:table-cell table:style-name="ce4" office:value-type="float" office:value="90" calcext:value-type="float">
            <text:p>90</text:p>
          </table:table-cell>
          <table:table-cell table:style-name="ce31" office:value-type="float" office:value="1" calcext:value-type="float">
            <text:p>1</text:p>
          </table:table-cell>
          <table:table-cell table:style-name="ce26" table:formula="of:=IF([.I25]=1;&quot;TV&quot;;IF([.I25]=2;&quot;Radio&quot;;IF([.I25]=3;&quot;Online&quot;;IF([.I25]=4;&quot;Friends&quot;;IF([.I25]=5;&quot;Family&quot;;IF([.I25]=6;&quot;Co-Workers&quot;;IF([.I25]=7;&quot;News Paper&quot;;IF([.I25]=8;&quot;Other&quot;;&quot;Null&quot;))))))))" office:value-type="string" office:string-value="TV" calcext:value-type="string">
            <text:p>TV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number-columns-repeated="2"/>
          <table:table-cell table:style-name="ce56" table:number-columns-repeated="2"/>
          <table:table-cell/>
          <table:table-cell table:style-name="ce56"/>
          <table:table-cell table:number-columns-repeated="8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table:formula="of:=IF([.A26]=1;&quot;High School&quot;;IF([.A26]=2;&quot;Associates&quot;;IF([.A26]=3;&quot;Bachelors&quot;;IF([.A26]=4;&quot;Masters&quot;;IF([.A26]=5;&quot;Doctorate&quot;;&quot;Null&quot;)))))" office:value-type="string" office:string-value="Bachelors" calcext:value-type="string">
            <text:p>Bachelors</text:p>
          </table:table-cell>
          <table:table-cell table:style-name="ce14" office:value-type="float" office:value="60" calcext:value-type="float">
            <text:p>60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26]=1;&quot;Male&quot;;&quot;Female&quot;)" office:value-type="string" office:string-value="Female" calcext:value-type="string">
            <text:p>Female</text:p>
          </table:table-cell>
          <table:table-cell table:style-name="ce21" office:value-type="float" office:value="4" calcext:value-type="float">
            <text:p>4</text:p>
          </table:table-cell>
          <table:table-cell table:style-name="ce26" table:formula="of:=IF([.F26]=1;&quot;Aerospace&quot;;IF([.F26]=2;&quot;Agriculture&quot;;IF([.F26]=3;&quot;Construction&quot;;IF([.F26]=4;&quot;Emergency Responder&quot;;IF([.F26]=5;&quot;Finance&quot;;IF([.F26]=6;&quot;Government&quot;;IF([.F26]=7;&quot;Information Technology&quot;;IF([.F26]=8;&quot;Law&quot;;IF([.F26]=9;&quot;Manufacturing&quot;;IF([.F26]=10;&quot;Medical&quot;;IF([.F26]=11;&quot;Military&quot;;IF([.F26]=12;&quot;Mother&quot;;PROPER([.F26])))))))))))))" office:value-type="string" office:string-value="Emergency Responder" calcext:value-type="string">
            <text:p>Emergency Responder</text:p>
          </table:table-cell>
          <table:table-cell table:style-name="ce4" office:value-type="float" office:value="30" calcext:value-type="float">
            <text:p>30</text:p>
          </table:table-cell>
          <table:table-cell table:style-name="ce31" office:value-type="float" office:value="1" calcext:value-type="float">
            <text:p>1</text:p>
          </table:table-cell>
          <table:table-cell table:style-name="ce26" table:formula="of:=IF([.I26]=1;&quot;TV&quot;;IF([.I26]=2;&quot;Radio&quot;;IF([.I26]=3;&quot;Online&quot;;IF([.I26]=4;&quot;Friends&quot;;IF([.I26]=5;&quot;Family&quot;;IF([.I26]=6;&quot;Co-Workers&quot;;IF([.I26]=7;&quot;News Paper&quot;;IF([.I26]=8;&quot;Other&quot;;&quot;Null&quot;))))))))" office:value-type="string" office:string-value="TV" calcext:value-type="string">
            <text:p>TV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style-name="ce56" table:number-columns-repeated="4"/>
          <table:table-cell table:number-columns-repeated="9"/>
          <table:table-cell table:style-name="ce56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table:formula="of:=IF([.A27]=1;&quot;High School&quot;;IF([.A27]=2;&quot;Associates&quot;;IF([.A27]=3;&quot;Bachelors&quot;;IF([.A27]=4;&quot;Masters&quot;;IF([.A27]=5;&quot;Doctorate&quot;;&quot;Null&quot;)))))" office:value-type="string" office:string-value="Bachelors" calcext:value-type="string">
            <text:p>Bachelors</text:p>
          </table:table-cell>
          <table:table-cell table:style-name="ce1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27]=1;&quot;Male&quot;;&quot;Female&quot;)" office:value-type="string" office:string-value="Female" calcext:value-type="string">
            <text:p>Female</text:p>
          </table:table-cell>
          <table:table-cell table:style-name="ce21" office:value-type="string" calcext:value-type="string">
            <text:p>Smallest</text:p>
          </table:table-cell>
          <table:table-cell table:style-name="ce26" table:formula="of:=IF([.F27]=1;&quot;Aerospace&quot;;IF([.F27]=2;&quot;Agriculture&quot;;IF([.F27]=3;&quot;Construction&quot;;IF([.F27]=4;&quot;Emergency Responder&quot;;IF([.F27]=5;&quot;Finance&quot;;IF([.F27]=6;&quot;Government&quot;;IF([.F27]=7;&quot;Information Technology&quot;;IF([.F27]=8;&quot;Law&quot;;IF([.F27]=9;&quot;Manufacturing&quot;;IF([.F27]=10;&quot;Medical&quot;;IF([.F27]=11;&quot;Military&quot;;IF([.F27]=12;&quot;Mother&quot;;PROPER([.F27])))))))))))))" office:value-type="string" office:string-value="Smallest" calcext:value-type="string">
            <text:p>Smallest</text:p>
          </table:table-cell>
          <table:table-cell table:style-name="ce4" office:value-type="float" office:value="20" calcext:value-type="float">
            <text:p>20</text:p>
          </table:table-cell>
          <table:table-cell table:style-name="ce31" office:value-type="float" office:value="1" calcext:value-type="float">
            <text:p>1</text:p>
          </table:table-cell>
          <table:table-cell table:style-name="ce26" table:formula="of:=IF([.I27]=1;&quot;TV&quot;;IF([.I27]=2;&quot;Radio&quot;;IF([.I27]=3;&quot;Online&quot;;IF([.I27]=4;&quot;Friends&quot;;IF([.I27]=5;&quot;Family&quot;;IF([.I27]=6;&quot;Co-Workers&quot;;IF([.I27]=7;&quot;News Paper&quot;;IF([.I27]=8;&quot;Other&quot;;&quot;Null&quot;))))))))" office:value-type="string" office:string-value="TV" calcext:value-type="string">
            <text:p>TV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6"/>
          <table:table-cell/>
          <table:table-cell table:style-name="ce56" table:number-columns-repeated="4"/>
          <table:table-cell table:number-columns-repeated="9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table:formula="of:=IF([.A28]=1;&quot;High School&quot;;IF([.A28]=2;&quot;Associates&quot;;IF([.A28]=3;&quot;Bachelors&quot;;IF([.A28]=4;&quot;Masters&quot;;IF([.A28]=5;&quot;Doctorate&quot;;&quot;Null&quot;)))))" office:value-type="string" office:string-value="Bachelors" calcext:value-type="string">
            <text:p>Bachelors</text:p>
          </table:table-cell>
          <table:table-cell table:style-name="ce14" office:value-type="float" office:value="44" calcext:value-type="float">
            <text:p>44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28]=1;&quot;Male&quot;;&quot;Female&quot;)" office:value-type="string" office:string-value="Female" calcext:value-type="string">
            <text:p>Female</text:p>
          </table:table-cell>
          <table:table-cell table:style-name="ce21" office:value-type="float" office:value="11" calcext:value-type="float">
            <text:p>11</text:p>
          </table:table-cell>
          <table:table-cell table:style-name="ce26" table:formula="of:=IF([.F28]=1;&quot;Aerospace&quot;;IF([.F28]=2;&quot;Agriculture&quot;;IF([.F28]=3;&quot;Construction&quot;;IF([.F28]=4;&quot;Emergency Responder&quot;;IF([.F28]=5;&quot;Finance&quot;;IF([.F28]=6;&quot;Government&quot;;IF([.F28]=7;&quot;Information Technology&quot;;IF([.F28]=8;&quot;Law&quot;;IF([.F28]=9;&quot;Manufacturing&quot;;IF([.F28]=10;&quot;Medical&quot;;IF([.F28]=11;&quot;Military&quot;;IF([.F28]=12;&quot;Mother&quot;;PROPER([.F28])))))))))))))" office:value-type="string" office:string-value="Military" calcext:value-type="string">
            <text:p>Military</text:p>
          </table:table-cell>
          <table:table-cell table:style-name="ce4" office:value-type="float" office:value="15" calcext:value-type="float">
            <text:p>15</text:p>
          </table:table-cell>
          <table:table-cell table:style-name="ce31" office:value-type="float" office:value="1" calcext:value-type="float">
            <text:p>1</text:p>
          </table:table-cell>
          <table:table-cell table:style-name="ce26" table:formula="of:=IF([.I28]=1;&quot;TV&quot;;IF([.I28]=2;&quot;Radio&quot;;IF([.I28]=3;&quot;Online&quot;;IF([.I28]=4;&quot;Friends&quot;;IF([.I28]=5;&quot;Family&quot;;IF([.I28]=6;&quot;Co-Workers&quot;;IF([.I28]=7;&quot;News Paper&quot;;IF([.I28]=8;&quot;Other&quot;;&quot;Null&quot;))))))))" office:value-type="string" office:string-value="TV" calcext:value-type="string">
            <text:p>TV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number-columns-repeated="3"/>
          <table:table-cell table:style-name="ce56" table:number-columns-repeated="2"/>
          <table:table-cell/>
          <table:table-cell table:style-name="ce56"/>
          <table:table-cell table:number-columns-repeated="3"/>
          <table:table-cell table:style-name="ce56" table:number-columns-repeated="3"/>
          <table:table-cell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table:formula="of:=IF([.A29]=1;&quot;High School&quot;;IF([.A29]=2;&quot;Associates&quot;;IF([.A29]=3;&quot;Bachelors&quot;;IF([.A29]=4;&quot;Masters&quot;;IF([.A29]=5;&quot;Doctorate&quot;;&quot;Null&quot;)))))" office:value-type="string" office:string-value="Bachelors" calcext:value-type="string">
            <text:p>Bachelors</text:p>
          </table:table-cell>
          <table:table-cell table:style-name="ce1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29]=1;&quot;Male&quot;;&quot;Female&quot;)" office:value-type="string" office:string-value="Female" calcext:value-type="string">
            <text:p>Female</text:p>
          </table:table-cell>
          <table:table-cell table:style-name="ce21" office:value-type="float" office:value="7" calcext:value-type="float">
            <text:p>7</text:p>
          </table:table-cell>
          <table:table-cell table:style-name="ce26" table:formula="of:=IF([.F29]=1;&quot;Aerospace&quot;;IF([.F29]=2;&quot;Agriculture&quot;;IF([.F29]=3;&quot;Construction&quot;;IF([.F29]=4;&quot;Emergency Responder&quot;;IF([.F29]=5;&quot;Finance&quot;;IF([.F29]=6;&quot;Government&quot;;IF([.F29]=7;&quot;Information Technology&quot;;IF([.F29]=8;&quot;Law&quot;;IF([.F29]=9;&quot;Manufacturing&quot;;IF([.F29]=10;&quot;Medical&quot;;IF([.F29]=11;&quot;Military&quot;;IF([.F29]=12;&quot;Mother&quot;;PROPER([.F29])))))))))))))" office:value-type="string" office:string-value="Information Technology" calcext:value-type="string">
            <text:p>Information Technology</text:p>
          </table:table-cell>
          <table:table-cell table:style-name="ce4" office:value-type="float" office:value="15" calcext:value-type="float">
            <text:p>15</text:p>
          </table:table-cell>
          <table:table-cell table:style-name="ce31" office:value-type="float" office:value="1" calcext:value-type="float">
            <text:p>1</text:p>
          </table:table-cell>
          <table:table-cell table:style-name="ce26" table:formula="of:=IF([.I29]=1;&quot;TV&quot;;IF([.I29]=2;&quot;Radio&quot;;IF([.I29]=3;&quot;Online&quot;;IF([.I29]=4;&quot;Friends&quot;;IF([.I29]=5;&quot;Family&quot;;IF([.I29]=6;&quot;Co-Workers&quot;;IF([.I29]=7;&quot;News Paper&quot;;IF([.I29]=8;&quot;Other&quot;;&quot;Null&quot;))))))))" office:value-type="string" office:string-value="TV" calcext:value-type="string">
            <text:p>TV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number-columns-repeated="8"/>
          <table:table-cell table:style-name="ce56"/>
          <table:table-cell/>
          <table:table-cell table:style-name="ce56"/>
          <table:table-cell table:number-columns-repeated="3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table:formula="of:=IF([.A30]=1;&quot;High School&quot;;IF([.A30]=2;&quot;Associates&quot;;IF([.A30]=3;&quot;Bachelors&quot;;IF([.A30]=4;&quot;Masters&quot;;IF([.A30]=5;&quot;Doctorate&quot;;&quot;Null&quot;)))))" office:value-type="string" office:string-value="Bachelors" calcext:value-type="string">
            <text:p>Bachelors</text:p>
          </table:table-cell>
          <table:table-cell table:style-name="ce14" office:value-type="float" office:value="66" calcext:value-type="float">
            <text:p>66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30]=1;&quot;Male&quot;;&quot;Female&quot;)" office:value-type="string" office:string-value="Male" calcext:value-type="string">
            <text:p>Male</text:p>
          </table:table-cell>
          <table:table-cell table:style-name="ce21" office:value-type="float" office:value="7" calcext:value-type="float">
            <text:p>7</text:p>
          </table:table-cell>
          <table:table-cell table:style-name="ce26" table:formula="of:=IF([.F30]=1;&quot;Aerospace&quot;;IF([.F30]=2;&quot;Agriculture&quot;;IF([.F30]=3;&quot;Construction&quot;;IF([.F30]=4;&quot;Emergency Responder&quot;;IF([.F30]=5;&quot;Finance&quot;;IF([.F30]=6;&quot;Government&quot;;IF([.F30]=7;&quot;Information Technology&quot;;IF([.F30]=8;&quot;Law&quot;;IF([.F30]=9;&quot;Manufacturing&quot;;IF([.F30]=10;&quot;Medical&quot;;IF([.F30]=11;&quot;Military&quot;;IF([.F30]=12;&quot;Mother&quot;;PROPER([.F30])))))))))))))" office:value-type="string" office:string-value="Information Technology" calcext:value-type="string">
            <text:p>Information Technology</text:p>
          </table:table-cell>
          <table:table-cell table:style-name="ce4" office:value-type="float" office:value="15" calcext:value-type="float">
            <text:p>15</text:p>
          </table:table-cell>
          <table:table-cell table:style-name="ce31" office:value-type="float" office:value="1" calcext:value-type="float">
            <text:p>1</text:p>
          </table:table-cell>
          <table:table-cell table:style-name="ce26" table:formula="of:=IF([.I30]=1;&quot;TV&quot;;IF([.I30]=2;&quot;Radio&quot;;IF([.I30]=3;&quot;Online&quot;;IF([.I30]=4;&quot;Friends&quot;;IF([.I30]=5;&quot;Family&quot;;IF([.I30]=6;&quot;Co-Workers&quot;;IF([.I30]=7;&quot;News Paper&quot;;IF([.I30]=8;&quot;Other&quot;;&quot;Null&quot;))))))))" office:value-type="string" office:string-value="TV" calcext:value-type="string">
            <text:p>TV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style-name="ce56" table:number-columns-repeated="8"/>
          <table:table-cell/>
          <table:table-cell table:style-name="ce56"/>
          <table:table-cell table:number-columns-repeated="2"/>
          <table:table-cell table:style-name="ce56"/>
          <table:table-cell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9" table:formula="of:=IF([.A31]=1;&quot;High School&quot;;IF([.A31]=2;&quot;Associates&quot;;IF([.A31]=3;&quot;Bachelors&quot;;IF([.A31]=4;&quot;Masters&quot;;IF([.A31]=5;&quot;Doctorate&quot;;&quot;Null&quot;)))))" office:value-type="string" office:string-value="Associates" calcext:value-type="string">
            <text:p>Associates</text:p>
          </table:table-cell>
          <table:table-cell table:style-name="ce14" office:value-type="float" office:value="60" calcext:value-type="float">
            <text:p>60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31]=1;&quot;Male&quot;;&quot;Female&quot;)" office:value-type="string" office:string-value="Female" calcext:value-type="string">
            <text:p>Female</text:p>
          </table:table-cell>
          <table:table-cell table:style-name="ce21" office:value-type="float" office:value="11" calcext:value-type="float">
            <text:p>11</text:p>
          </table:table-cell>
          <table:table-cell table:style-name="ce26" table:formula="of:=IF([.F31]=1;&quot;Aerospace&quot;;IF([.F31]=2;&quot;Agriculture&quot;;IF([.F31]=3;&quot;Construction&quot;;IF([.F31]=4;&quot;Emergency Responder&quot;;IF([.F31]=5;&quot;Finance&quot;;IF([.F31]=6;&quot;Government&quot;;IF([.F31]=7;&quot;Information Technology&quot;;IF([.F31]=8;&quot;Law&quot;;IF([.F31]=9;&quot;Manufacturing&quot;;IF([.F31]=10;&quot;Medical&quot;;IF([.F31]=11;&quot;Military&quot;;IF([.F31]=12;&quot;Mother&quot;;PROPER([.F31])))))))))))))" office:value-type="string" office:string-value="Military" calcext:value-type="string">
            <text:p>Military</text:p>
          </table:table-cell>
          <table:table-cell table:style-name="ce4" office:value-type="float" office:value="30" calcext:value-type="float">
            <text:p>30</text:p>
          </table:table-cell>
          <table:table-cell table:style-name="ce31" office:value-type="float" office:value="1" calcext:value-type="float">
            <text:p>1</text:p>
          </table:table-cell>
          <table:table-cell table:style-name="ce26" table:formula="of:=IF([.I31]=1;&quot;TV&quot;;IF([.I31]=2;&quot;Radio&quot;;IF([.I31]=3;&quot;Online&quot;;IF([.I31]=4;&quot;Friends&quot;;IF([.I31]=5;&quot;Family&quot;;IF([.I31]=6;&quot;Co-Workers&quot;;IF([.I31]=7;&quot;News Paper&quot;;IF([.I31]=8;&quot;Other&quot;;&quot;Null&quot;))))))))" office:value-type="string" office:string-value="TV" calcext:value-type="string">
            <text:p>TV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/>
          <table:table-cell table:style-name="ce56" table:number-columns-repeated="4"/>
          <table:table-cell table:number-columns-repeated="9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9" table:formula="of:=IF([.A32]=1;&quot;High School&quot;;IF([.A32]=2;&quot;Associates&quot;;IF([.A32]=3;&quot;Bachelors&quot;;IF([.A32]=4;&quot;Masters&quot;;IF([.A32]=5;&quot;Doctorate&quot;;&quot;Null&quot;)))))" office:value-type="string" office:string-value="Associates" calcext:value-type="string">
            <text:p>Associates</text:p>
          </table:table-cell>
          <table:table-cell table:style-name="ce1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32]=1;&quot;Male&quot;;&quot;Female&quot;)" office:value-type="string" office:string-value="Female" calcext:value-type="string">
            <text:p>Female</text:p>
          </table:table-cell>
          <table:table-cell table:style-name="ce21" office:value-type="float" office:value="11" calcext:value-type="float">
            <text:p>11</text:p>
          </table:table-cell>
          <table:table-cell table:style-name="ce26" table:formula="of:=IF([.F32]=1;&quot;Aerospace&quot;;IF([.F32]=2;&quot;Agriculture&quot;;IF([.F32]=3;&quot;Construction&quot;;IF([.F32]=4;&quot;Emergency Responder&quot;;IF([.F32]=5;&quot;Finance&quot;;IF([.F32]=6;&quot;Government&quot;;IF([.F32]=7;&quot;Information Technology&quot;;IF([.F32]=8;&quot;Law&quot;;IF([.F32]=9;&quot;Manufacturing&quot;;IF([.F32]=10;&quot;Medical&quot;;IF([.F32]=11;&quot;Military&quot;;IF([.F32]=12;&quot;Mother&quot;;PROPER([.F32])))))))))))))" office:value-type="string" office:string-value="Military" calcext:value-type="string">
            <text:p>Military</text:p>
          </table:table-cell>
          <table:table-cell table:style-name="ce4" office:value-type="float" office:value="30" calcext:value-type="float">
            <text:p>30</text:p>
          </table:table-cell>
          <table:table-cell table:style-name="ce31" office:value-type="float" office:value="1" calcext:value-type="float">
            <text:p>1</text:p>
          </table:table-cell>
          <table:table-cell table:style-name="ce26" table:formula="of:=IF([.I32]=1;&quot;TV&quot;;IF([.I32]=2;&quot;Radio&quot;;IF([.I32]=3;&quot;Online&quot;;IF([.I32]=4;&quot;Friends&quot;;IF([.I32]=5;&quot;Family&quot;;IF([.I32]=6;&quot;Co-Workers&quot;;IF([.I32]=7;&quot;News Paper&quot;;IF([.I32]=8;&quot;Other&quot;;&quot;Null&quot;))))))))" office:value-type="string" office:string-value="TV" calcext:value-type="string">
            <text:p>TV</text:p>
          </table:table-cell>
          <table:table-cell table:style-name="ce21"/>
          <table:table-cell/>
          <table:table-cell table:style-name="ce21"/>
          <table:table-cell table:number-columns-repeated="3"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6"/>
          <table:table-cell table:number-columns-repeated="3"/>
          <table:table-cell table:style-name="ce56"/>
          <table:table-cell/>
          <table:table-cell table:style-name="ce56" table:number-columns-repeated="2"/>
          <table:table-cell table:number-columns-repeated="4"/>
          <table:table-cell table:style-name="ce56" table:number-columns-repeated="2"/>
          <table:table-cell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9" table:formula="of:=IF([.A33]=1;&quot;High School&quot;;IF([.A33]=2;&quot;Associates&quot;;IF([.A33]=3;&quot;Bachelors&quot;;IF([.A33]=4;&quot;Masters&quot;;IF([.A33]=5;&quot;Doctorate&quot;;&quot;Null&quot;)))))" office:value-type="string" office:string-value="Associates" calcext:value-type="string">
            <text:p>Associates</text:p>
          </table:table-cell>
          <table:table-cell table:style-name="ce1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33]=1;&quot;Male&quot;;&quot;Female&quot;)" office:value-type="string" office:string-value="Female" calcext:value-type="string">
            <text:p>Female</text:p>
          </table:table-cell>
          <table:table-cell table:style-name="ce21" office:value-type="float" office:value="13" calcext:value-type="float">
            <text:p>13</text:p>
          </table:table-cell>
          <table:table-cell table:style-name="ce26" table:formula="of:=IF([.F33]=1;&quot;Aerospace&quot;;IF([.F33]=2;&quot;Agriculture&quot;;IF([.F33]=3;&quot;Construction&quot;;IF([.F33]=4;&quot;Emergency Responder&quot;;IF([.F33]=5;&quot;Finance&quot;;IF([.F33]=6;&quot;Government&quot;;IF([.F33]=7;&quot;Information Technology&quot;;IF([.F33]=8;&quot;Law&quot;;IF([.F33]=9;&quot;Manufacturing&quot;;IF([.F33]=10;&quot;Medical&quot;;IF([.F33]=11;&quot;Military&quot;;IF([.F33]=12;&quot;Mother&quot;;PROPER([.F33])))))))))))))" office:value-type="string" office:string-value="13" calcext:value-type="string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26" table:formula="of:=IF([.I33]=1;&quot;TV&quot;;IF([.I33]=2;&quot;Radio&quot;;IF([.I33]=3;&quot;Online&quot;;IF([.I33]=4;&quot;Friends&quot;;IF([.I33]=5;&quot;Family&quot;;IF([.I33]=6;&quot;Co-Workers&quot;;IF([.I33]=7;&quot;News Paper&quot;;IF([.I33]=8;&quot;Other&quot;;&quot;Null&quot;))))))))" office:value-type="string" office:string-value="TV" calcext:value-type="string">
            <text:p>TV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number-columns-repeated="3"/>
          <table:table-cell table:style-name="ce56" table:number-columns-repeated="4"/>
          <table:table-cell table:number-columns-repeated="3"/>
          <table:table-cell table:style-name="ce56" table:number-columns-repeated="2"/>
          <table:table-cell table:number-columns-repeated="2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table:formula="of:=IF([.A34]=1;&quot;High School&quot;;IF([.A34]=2;&quot;Associates&quot;;IF([.A34]=3;&quot;Bachelors&quot;;IF([.A34]=4;&quot;Masters&quot;;IF([.A34]=5;&quot;Doctorate&quot;;&quot;Null&quot;)))))" office:value-type="string" office:string-value="Masters" calcext:value-type="string">
            <text:p>Masters</text:p>
          </table:table-cell>
          <table:table-cell table:style-name="ce14" office:value-type="float" office:value="29" calcext:value-type="float">
            <text:p>29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34]=1;&quot;Male&quot;;&quot;Female&quot;)" office:value-type="string" office:string-value="Female" calcext:value-type="string">
            <text:p>Female</text:p>
          </table:table-cell>
          <table:table-cell table:style-name="ce21" office:value-type="float" office:value="11" calcext:value-type="float">
            <text:p>11</text:p>
          </table:table-cell>
          <table:table-cell table:style-name="ce26" table:formula="of:=IF([.F34]=1;&quot;Aerospace&quot;;IF([.F34]=2;&quot;Agriculture&quot;;IF([.F34]=3;&quot;Construction&quot;;IF([.F34]=4;&quot;Emergency Responder&quot;;IF([.F34]=5;&quot;Finance&quot;;IF([.F34]=6;&quot;Government&quot;;IF([.F34]=7;&quot;Information Technology&quot;;IF([.F34]=8;&quot;Law&quot;;IF([.F34]=9;&quot;Manufacturing&quot;;IF([.F34]=10;&quot;Medical&quot;;IF([.F34]=11;&quot;Military&quot;;IF([.F34]=12;&quot;Mother&quot;;PROPER([.F34])))))))))))))" office:value-type="string" office:string-value="Military" calcext:value-type="string">
            <text:p>Military</text:p>
          </table:table-cell>
          <table:table-cell table:style-name="ce4" office:value-type="float" office:value="10" calcext:value-type="float">
            <text:p>10</text:p>
          </table:table-cell>
          <table:table-cell table:style-name="ce31" office:value-type="float" office:value="2" calcext:value-type="float">
            <text:p>2</text:p>
          </table:table-cell>
          <table:table-cell table:style-name="ce26" table:formula="of:=IF([.I34]=1;&quot;TV&quot;;IF([.I34]=2;&quot;Radio&quot;;IF([.I34]=3;&quot;Online&quot;;IF([.I34]=4;&quot;Friends&quot;;IF([.I34]=5;&quot;Family&quot;;IF([.I34]=6;&quot;Co-Workers&quot;;IF([.I34]=7;&quot;News Paper&quot;;IF([.I34]=8;&quot;Other&quot;;&quot;Null&quot;))))))))" office:value-type="string" office:string-value="Radio" calcext:value-type="string">
            <text:p>Radio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number-columns-repeated="8"/>
          <table:table-cell table:style-name="ce56"/>
          <table:table-cell table:number-columns-repeated="5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table:formula="of:=IF([.A35]=1;&quot;High School&quot;;IF([.A35]=2;&quot;Associates&quot;;IF([.A35]=3;&quot;Bachelors&quot;;IF([.A35]=4;&quot;Masters&quot;;IF([.A35]=5;&quot;Doctorate&quot;;&quot;Null&quot;)))))" office:value-type="string" office:string-value="Masters" calcext:value-type="string">
            <text:p>Masters</text:p>
          </table:table-cell>
          <table:table-cell table:style-name="ce1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35]=1;&quot;Male&quot;;&quot;Female&quot;)" office:value-type="string" office:string-value="Male" calcext:value-type="string">
            <text:p>Male</text:p>
          </table:table-cell>
          <table:table-cell table:style-name="ce21" office:value-type="float" office:value="12" calcext:value-type="float">
            <text:p>12</text:p>
          </table:table-cell>
          <table:table-cell table:style-name="ce26" table:formula="of:=IF([.F35]=1;&quot;Aerospace&quot;;IF([.F35]=2;&quot;Agriculture&quot;;IF([.F35]=3;&quot;Construction&quot;;IF([.F35]=4;&quot;Emergency Responder&quot;;IF([.F35]=5;&quot;Finance&quot;;IF([.F35]=6;&quot;Government&quot;;IF([.F35]=7;&quot;Information Technology&quot;;IF([.F35]=8;&quot;Law&quot;;IF([.F35]=9;&quot;Manufacturing&quot;;IF([.F35]=10;&quot;Medical&quot;;IF([.F35]=11;&quot;Military&quot;;IF([.F35]=12;&quot;Mother&quot;;PROPER([.F35])))))))))))))" office:value-type="string" office:string-value="Mother" calcext:value-type="string">
            <text:p>Mother</text:p>
          </table:table-cell>
          <table:table-cell table:style-name="ce4" office:value-type="float" office:value="30" calcext:value-type="float">
            <text:p>30</text:p>
          </table:table-cell>
          <table:table-cell table:style-name="ce31" office:value-type="float" office:value="2" calcext:value-type="float">
            <text:p>2</text:p>
          </table:table-cell>
          <table:table-cell table:style-name="ce26" table:formula="of:=IF([.I35]=1;&quot;TV&quot;;IF([.I35]=2;&quot;Radio&quot;;IF([.I35]=3;&quot;Online&quot;;IF([.I35]=4;&quot;Friends&quot;;IF([.I35]=5;&quot;Family&quot;;IF([.I35]=6;&quot;Co-Workers&quot;;IF([.I35]=7;&quot;News Paper&quot;;IF([.I35]=8;&quot;Other&quot;;&quot;Null&quot;))))))))" office:value-type="string" office:string-value="Radio" calcext:value-type="string">
            <text:p>Radio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6"/>
          <table:table-cell table:number-columns-repeated="4"/>
          <table:table-cell table:style-name="ce56"/>
          <table:table-cell table:number-columns-repeated="2"/>
          <table:table-cell table:style-name="ce56"/>
          <table:table-cell table:number-columns-repeated="3"/>
          <table:table-cell table:style-name="ce56" table:number-columns-repeated="2"/>
          <table:table-cell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9" table:formula="of:=IF([.A36]=1;&quot;High School&quot;;IF([.A36]=2;&quot;Associates&quot;;IF([.A36]=3;&quot;Bachelors&quot;;IF([.A36]=4;&quot;Masters&quot;;IF([.A36]=5;&quot;Doctorate&quot;;&quot;Null&quot;)))))" office:value-type="string" office:string-value="High School" calcext:value-type="string">
            <text:p>High School</text:p>
          </table:table-cell>
          <table:table-cell table:style-name="ce14" office:value-type="float" office:value="42" calcext:value-type="float">
            <text:p>42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36]=1;&quot;Male&quot;;&quot;Female&quot;)" office:value-type="string" office:string-value="Female" calcext:value-type="string">
            <text:p>Female</text:p>
          </table:table-cell>
          <table:table-cell table:style-name="ce21" office:value-type="float" office:value="13" calcext:value-type="float">
            <text:p>13</text:p>
          </table:table-cell>
          <table:table-cell table:style-name="ce26" table:formula="of:=IF([.F36]=1;&quot;Aerospace&quot;;IF([.F36]=2;&quot;Agriculture&quot;;IF([.F36]=3;&quot;Construction&quot;;IF([.F36]=4;&quot;Emergency Responder&quot;;IF([.F36]=5;&quot;Finance&quot;;IF([.F36]=6;&quot;Government&quot;;IF([.F36]=7;&quot;Information Technology&quot;;IF([.F36]=8;&quot;Law&quot;;IF([.F36]=9;&quot;Manufacturing&quot;;IF([.F36]=10;&quot;Medical&quot;;IF([.F36]=11;&quot;Military&quot;;IF([.F36]=12;&quot;Mother&quot;;PROPER([.F36])))))))))))))" office:value-type="string" office:string-value="13" calcext:value-type="string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31" office:value-type="float" office:value="2" calcext:value-type="float">
            <text:p>2</text:p>
          </table:table-cell>
          <table:table-cell table:style-name="ce26" table:formula="of:=IF([.I36]=1;&quot;TV&quot;;IF([.I36]=2;&quot;Radio&quot;;IF([.I36]=3;&quot;Online&quot;;IF([.I36]=4;&quot;Friends&quot;;IF([.I36]=5;&quot;Family&quot;;IF([.I36]=6;&quot;Co-Workers&quot;;IF([.I36]=7;&quot;News Paper&quot;;IF([.I36]=8;&quot;Other&quot;;&quot;Null&quot;))))))))" office:value-type="string" office:string-value="Radio" calcext:value-type="string">
            <text:p>Radio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number-columns-repeated="3"/>
          <table:table-cell table:style-name="ce56" table:number-columns-repeated="2"/>
          <table:table-cell/>
          <table:table-cell table:style-name="ce56" table:number-columns-repeated="2"/>
          <table:table-cell table:number-columns-repeated="2"/>
          <table:table-cell table:style-name="ce56" table:number-columns-repeated="3"/>
          <table:table-cell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9" table:formula="of:=IF([.A37]=1;&quot;High School&quot;;IF([.A37]=2;&quot;Associates&quot;;IF([.A37]=3;&quot;Bachelors&quot;;IF([.A37]=4;&quot;Masters&quot;;IF([.A37]=5;&quot;Doctorate&quot;;&quot;Null&quot;)))))" office:value-type="string" office:string-value="High School" calcext:value-type="string">
            <text:p>High School</text:p>
          </table:table-cell>
          <table:table-cell table:style-name="ce14" office:value-type="float" office:value="32" calcext:value-type="float">
            <text:p>32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37]=1;&quot;Male&quot;;&quot;Female&quot;)" office:value-type="string" office:string-value="Male" calcext:value-type="string">
            <text:p>Male</text:p>
          </table:table-cell>
          <table:table-cell table:style-name="ce21" office:value-type="float" office:value="12" calcext:value-type="float">
            <text:p>12</text:p>
          </table:table-cell>
          <table:table-cell table:style-name="ce26" table:formula="of:=IF([.F37]=1;&quot;Aerospace&quot;;IF([.F37]=2;&quot;Agriculture&quot;;IF([.F37]=3;&quot;Construction&quot;;IF([.F37]=4;&quot;Emergency Responder&quot;;IF([.F37]=5;&quot;Finance&quot;;IF([.F37]=6;&quot;Government&quot;;IF([.F37]=7;&quot;Information Technology&quot;;IF([.F37]=8;&quot;Law&quot;;IF([.F37]=9;&quot;Manufacturing&quot;;IF([.F37]=10;&quot;Medical&quot;;IF([.F37]=11;&quot;Military&quot;;IF([.F37]=12;&quot;Mother&quot;;PROPER([.F37])))))))))))))" office:value-type="string" office:string-value="Mother" calcext:value-type="string">
            <text:p>Mother</text:p>
          </table:table-cell>
          <table:table-cell table:style-name="ce4" office:value-type="float" office:value="30" calcext:value-type="float">
            <text:p>30</text:p>
          </table:table-cell>
          <table:table-cell table:style-name="ce31" office:value-type="float" office:value="2" calcext:value-type="float">
            <text:p>2</text:p>
          </table:table-cell>
          <table:table-cell table:style-name="ce26" table:formula="of:=IF([.I37]=1;&quot;TV&quot;;IF([.I37]=2;&quot;Radio&quot;;IF([.I37]=3;&quot;Online&quot;;IF([.I37]=4;&quot;Friends&quot;;IF([.I37]=5;&quot;Family&quot;;IF([.I37]=6;&quot;Co-Workers&quot;;IF([.I37]=7;&quot;News Paper&quot;;IF([.I37]=8;&quot;Other&quot;;&quot;Null&quot;))))))))" office:value-type="string" office:string-value="Radio" calcext:value-type="string">
            <text:p>Radio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6"/>
          <table:table-cell table:number-columns-repeated="5"/>
          <table:table-cell table:style-name="ce56" table:number-columns-repeated="3"/>
          <table:table-cell/>
          <table:table-cell table:style-name="ce56" table:number-columns-repeated="2"/>
          <table:table-cell/>
          <table:table-cell table:style-name="ce56" table:number-columns-repeated="2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9" table:formula="of:=IF([.A38]=1;&quot;High School&quot;;IF([.A38]=2;&quot;Associates&quot;;IF([.A38]=3;&quot;Bachelors&quot;;IF([.A38]=4;&quot;Masters&quot;;IF([.A38]=5;&quot;Doctorate&quot;;&quot;Null&quot;)))))" office:value-type="string" office:string-value="High School" calcext:value-type="string">
            <text:p>High School</text:p>
          </table:table-cell>
          <table:table-cell table:style-name="ce14" office:value-type="float" office:value="32" calcext:value-type="float">
            <text:p>32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38]=1;&quot;Male&quot;;&quot;Female&quot;)" office:value-type="string" office:string-value="Male" calcext:value-type="string">
            <text:p>Male</text:p>
          </table:table-cell>
          <table:table-cell table:style-name="ce21" office:value-type="float" office:value="3" calcext:value-type="float">
            <text:p>3</text:p>
          </table:table-cell>
          <table:table-cell table:style-name="ce26" table:formula="of:=IF([.F38]=1;&quot;Aerospace&quot;;IF([.F38]=2;&quot;Agriculture&quot;;IF([.F38]=3;&quot;Construction&quot;;IF([.F38]=4;&quot;Emergency Responder&quot;;IF([.F38]=5;&quot;Finance&quot;;IF([.F38]=6;&quot;Government&quot;;IF([.F38]=7;&quot;Information Technology&quot;;IF([.F38]=8;&quot;Law&quot;;IF([.F38]=9;&quot;Manufacturing&quot;;IF([.F38]=10;&quot;Medical&quot;;IF([.F38]=11;&quot;Military&quot;;IF([.F38]=12;&quot;Mother&quot;;PROPER([.F38])))))))))))))" office:value-type="string" office:string-value="Construction" calcext:value-type="string">
            <text:p>Construction</text:p>
          </table:table-cell>
          <table:table-cell table:style-name="ce4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26" table:formula="of:=IF([.I38]=1;&quot;TV&quot;;IF([.I38]=2;&quot;Radio&quot;;IF([.I38]=3;&quot;Online&quot;;IF([.I38]=4;&quot;Friends&quot;;IF([.I38]=5;&quot;Family&quot;;IF([.I38]=6;&quot;Co-Workers&quot;;IF([.I38]=7;&quot;News Paper&quot;;IF([.I38]=8;&quot;Other&quot;;&quot;Null&quot;))))))))" office:value-type="string" office:string-value="Radio" calcext:value-type="string">
            <text:p>Radio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number-columns-repeated="3"/>
          <table:table-cell table:style-name="ce56"/>
          <table:table-cell table:number-columns-repeated="6"/>
          <table:table-cell table:style-name="ce56" table:number-columns-repeated="3"/>
          <table:table-cell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table:formula="of:=IF([.A39]=1;&quot;High School&quot;;IF([.A39]=2;&quot;Associates&quot;;IF([.A39]=3;&quot;Bachelors&quot;;IF([.A39]=4;&quot;Masters&quot;;IF([.A39]=5;&quot;Doctorate&quot;;&quot;Null&quot;)))))" office:value-type="string" office:string-value="Bachelors" calcext:value-type="string">
            <text:p>Bachelors</text:p>
          </table:table-cell>
          <table:table-cell table:style-name="ce14" office:value-type="float" office:value="32" calcext:value-type="float">
            <text:p>32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39]=1;&quot;Male&quot;;&quot;Female&quot;)" office:value-type="string" office:string-value="Female" calcext:value-type="string">
            <text:p>Female</text:p>
          </table:table-cell>
          <table:table-cell table:style-name="ce21" office:value-type="string" calcext:value-type="string">
            <text:p>Sales operations</text:p>
          </table:table-cell>
          <table:table-cell table:style-name="ce26" table:formula="of:=IF([.F39]=1;&quot;Aerospace&quot;;IF([.F39]=2;&quot;Agriculture&quot;;IF([.F39]=3;&quot;Construction&quot;;IF([.F39]=4;&quot;Emergency Responder&quot;;IF([.F39]=5;&quot;Finance&quot;;IF([.F39]=6;&quot;Government&quot;;IF([.F39]=7;&quot;Information Technology&quot;;IF([.F39]=8;&quot;Law&quot;;IF([.F39]=9;&quot;Manufacturing&quot;;IF([.F39]=10;&quot;Medical&quot;;IF([.F39]=11;&quot;Military&quot;;IF([.F39]=12;&quot;Mother&quot;;PROPER([.F39])))))))))))))" office:value-type="string" office:string-value="Sales Operations" calcext:value-type="string">
            <text:p>Sales Operations</text:p>
          </table:table-cell>
          <table:table-cell table:style-name="ce4" office:value-type="float" office:value="20" calcext:value-type="float">
            <text:p>20</text:p>
          </table:table-cell>
          <table:table-cell table:style-name="ce31" office:value-type="float" office:value="2" calcext:value-type="float">
            <text:p>2</text:p>
          </table:table-cell>
          <table:table-cell table:style-name="ce26" table:formula="of:=IF([.I39]=1;&quot;TV&quot;;IF([.I39]=2;&quot;Radio&quot;;IF([.I39]=3;&quot;Online&quot;;IF([.I39]=4;&quot;Friends&quot;;IF([.I39]=5;&quot;Family&quot;;IF([.I39]=6;&quot;Co-Workers&quot;;IF([.I39]=7;&quot;News Paper&quot;;IF([.I39]=8;&quot;Other&quot;;&quot;Null&quot;))))))))" office:value-type="string" office:string-value="Radio" calcext:value-type="string">
            <text:p>Radio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6"/>
          <table:table-cell table:number-columns-repeated="8"/>
          <table:table-cell table:style-name="ce56"/>
          <table:table-cell table:number-columns-repeated="2"/>
          <table:table-cell table:style-name="ce56"/>
          <table:table-cell table:number-columns-repeated="2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table:formula="of:=IF([.A40]=1;&quot;High School&quot;;IF([.A40]=2;&quot;Associates&quot;;IF([.A40]=3;&quot;Bachelors&quot;;IF([.A40]=4;&quot;Masters&quot;;IF([.A40]=5;&quot;Doctorate&quot;;&quot;Null&quot;)))))" office:value-type="string" office:string-value="Bachelors" calcext:value-type="string">
            <text:p>Bachelors</text:p>
          </table:table-cell>
          <table:table-cell table:style-name="ce14" office:value-type="float" office:value="65" calcext:value-type="float">
            <text:p>65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40]=1;&quot;Male&quot;;&quot;Female&quot;)" office:value-type="string" office:string-value="Male" calcext:value-type="string">
            <text:p>Male</text:p>
          </table:table-cell>
          <table:table-cell table:style-name="ce21" office:value-type="float" office:value="7" calcext:value-type="float">
            <text:p>7</text:p>
          </table:table-cell>
          <table:table-cell table:style-name="ce26" table:formula="of:=IF([.F40]=1;&quot;Aerospace&quot;;IF([.F40]=2;&quot;Agriculture&quot;;IF([.F40]=3;&quot;Construction&quot;;IF([.F40]=4;&quot;Emergency Responder&quot;;IF([.F40]=5;&quot;Finance&quot;;IF([.F40]=6;&quot;Government&quot;;IF([.F40]=7;&quot;Information Technology&quot;;IF([.F40]=8;&quot;Law&quot;;IF([.F40]=9;&quot;Manufacturing&quot;;IF([.F40]=10;&quot;Medical&quot;;IF([.F40]=11;&quot;Military&quot;;IF([.F40]=12;&quot;Mother&quot;;PROPER([.F40])))))))))))))" office:value-type="string" office:string-value="Information Technology" calcext:value-type="string">
            <text:p>Information Technology</text:p>
          </table:table-cell>
          <table:table-cell table:style-name="ce4" office:value-type="float" office:value="45" calcext:value-type="float">
            <text:p>45</text:p>
          </table:table-cell>
          <table:table-cell table:style-name="ce31" office:value-type="float" office:value="2" calcext:value-type="float">
            <text:p>2</text:p>
          </table:table-cell>
          <table:table-cell table:style-name="ce26" table:formula="of:=IF([.I40]=1;&quot;TV&quot;;IF([.I40]=2;&quot;Radio&quot;;IF([.I40]=3;&quot;Online&quot;;IF([.I40]=4;&quot;Friends&quot;;IF([.I40]=5;&quot;Family&quot;;IF([.I40]=6;&quot;Co-Workers&quot;;IF([.I40]=7;&quot;News Paper&quot;;IF([.I40]=8;&quot;Other&quot;;&quot;Null&quot;))))))))" office:value-type="string" office:string-value="Radio" calcext:value-type="string">
            <text:p>Radio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6" table:number-columns-repeated="9"/>
          <table:table-cell table:number-columns-repeated="5"/>
          <table:table-cell table:style-name="ce56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table:formula="of:=IF([.A41]=1;&quot;High School&quot;;IF([.A41]=2;&quot;Associates&quot;;IF([.A41]=3;&quot;Bachelors&quot;;IF([.A41]=4;&quot;Masters&quot;;IF([.A41]=5;&quot;Doctorate&quot;;&quot;Null&quot;)))))" office:value-type="string" office:string-value="Bachelors" calcext:value-type="string">
            <text:p>Bachelors</text:p>
          </table:table-cell>
          <table:table-cell table:style-name="ce14" office:value-type="float" office:value="60" calcext:value-type="float">
            <text:p>60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41]=1;&quot;Male&quot;;&quot;Female&quot;)" office:value-type="string" office:string-value="Male" calcext:value-type="string">
            <text:p>Male</text:p>
          </table:table-cell>
          <table:table-cell table:style-name="ce21" office:value-type="float" office:value="7" calcext:value-type="float">
            <text:p>7</text:p>
          </table:table-cell>
          <table:table-cell table:style-name="ce26" table:formula="of:=IF([.F41]=1;&quot;Aerospace&quot;;IF([.F41]=2;&quot;Agriculture&quot;;IF([.F41]=3;&quot;Construction&quot;;IF([.F41]=4;&quot;Emergency Responder&quot;;IF([.F41]=5;&quot;Finance&quot;;IF([.F41]=6;&quot;Government&quot;;IF([.F41]=7;&quot;Information Technology&quot;;IF([.F41]=8;&quot;Law&quot;;IF([.F41]=9;&quot;Manufacturing&quot;;IF([.F41]=10;&quot;Medical&quot;;IF([.F41]=11;&quot;Military&quot;;IF([.F41]=12;&quot;Mother&quot;;PROPER([.F41])))))))))))))" office:value-type="string" office:string-value="Information Technology" calcext:value-type="string">
            <text:p>Information Technology</text:p>
          </table:table-cell>
          <table:table-cell table:style-name="ce4" office:value-type="float" office:value="30" calcext:value-type="float">
            <text:p>30</text:p>
          </table:table-cell>
          <table:table-cell table:style-name="ce31" office:value-type="float" office:value="2" calcext:value-type="float">
            <text:p>2</text:p>
          </table:table-cell>
          <table:table-cell table:style-name="ce26" table:formula="of:=IF([.I41]=1;&quot;TV&quot;;IF([.I41]=2;&quot;Radio&quot;;IF([.I41]=3;&quot;Online&quot;;IF([.I41]=4;&quot;Friends&quot;;IF([.I41]=5;&quot;Family&quot;;IF([.I41]=6;&quot;Co-Workers&quot;;IF([.I41]=7;&quot;News Paper&quot;;IF([.I41]=8;&quot;Other&quot;;&quot;Null&quot;))))))))" office:value-type="string" office:string-value="Radio" calcext:value-type="string">
            <text:p>Radio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/>
          <table:table-cell table:style-name="ce56" table:number-columns-repeated="7"/>
          <table:table-cell/>
          <table:table-cell table:style-name="ce56"/>
          <table:table-cell/>
          <table:table-cell table:style-name="ce56"/>
          <table:table-cell table:number-columns-repeated="2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table:formula="of:=IF([.A42]=1;&quot;High School&quot;;IF([.A42]=2;&quot;Associates&quot;;IF([.A42]=3;&quot;Bachelors&quot;;IF([.A42]=4;&quot;Masters&quot;;IF([.A42]=5;&quot;Doctorate&quot;;&quot;Null&quot;)))))" office:value-type="string" office:string-value="Bachelors" calcext:value-type="string">
            <text:p>Bachelors</text:p>
          </table:table-cell>
          <table:table-cell table:style-name="ce14" office:value-type="float" office:value="33" calcext:value-type="float">
            <text:p>33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42]=1;&quot;Male&quot;;&quot;Female&quot;)" office:value-type="string" office:string-value="Male" calcext:value-type="string">
            <text:p>Male</text:p>
          </table:table-cell>
          <table:table-cell table:style-name="ce21" office:value-type="string" calcext:value-type="string">
            <text:p>civil engineering</text:p>
          </table:table-cell>
          <table:table-cell table:style-name="ce26" table:formula="of:=IF([.F42]=1;&quot;Aerospace&quot;;IF([.F42]=2;&quot;Agriculture&quot;;IF([.F42]=3;&quot;Construction&quot;;IF([.F42]=4;&quot;Emergency Responder&quot;;IF([.F42]=5;&quot;Finance&quot;;IF([.F42]=6;&quot;Government&quot;;IF([.F42]=7;&quot;Information Technology&quot;;IF([.F42]=8;&quot;Law&quot;;IF([.F42]=9;&quot;Manufacturing&quot;;IF([.F42]=10;&quot;Medical&quot;;IF([.F42]=11;&quot;Military&quot;;IF([.F42]=12;&quot;Mother&quot;;PROPER([.F42])))))))))))))" office:value-type="string" office:string-value="Civil Engineering" calcext:value-type="string">
            <text:p>Civil Engineering</text:p>
          </table:table-cell>
          <table:table-cell table:style-name="ce4" office:value-type="float" office:value="30" calcext:value-type="float">
            <text:p>30</text:p>
          </table:table-cell>
          <table:table-cell table:style-name="ce31" office:value-type="float" office:value="2" calcext:value-type="float">
            <text:p>2</text:p>
          </table:table-cell>
          <table:table-cell table:style-name="ce26" table:formula="of:=IF([.I42]=1;&quot;TV&quot;;IF([.I42]=2;&quot;Radio&quot;;IF([.I42]=3;&quot;Online&quot;;IF([.I42]=4;&quot;Friends&quot;;IF([.I42]=5;&quot;Family&quot;;IF([.I42]=6;&quot;Co-Workers&quot;;IF([.I42]=7;&quot;News Paper&quot;;IF([.I42]=8;&quot;Other&quot;;&quot;Null&quot;))))))))" office:value-type="string" office:string-value="Radio" calcext:value-type="string">
            <text:p>Radio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number-columns-repeated="3"/>
          <table:table-cell table:style-name="ce56" table:number-columns-repeated="2"/>
          <table:table-cell/>
          <table:table-cell table:style-name="ce56" table:number-columns-repeated="2"/>
          <table:table-cell table:number-columns-repeated="2"/>
          <table:table-cell table:style-name="ce56" table:number-columns-repeated="4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9" table:formula="of:=IF([.A43]=1;&quot;High School&quot;;IF([.A43]=2;&quot;Associates&quot;;IF([.A43]=3;&quot;Bachelors&quot;;IF([.A43]=4;&quot;Masters&quot;;IF([.A43]=5;&quot;Doctorate&quot;;&quot;Null&quot;)))))" office:value-type="string" office:string-value="Associates" calcext:value-type="string">
            <text:p>Associates</text:p>
          </table:table-cell>
          <table:table-cell table:style-name="ce14" office:value-type="float" office:value="40" calcext:value-type="float">
            <text:p>40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43]=1;&quot;Male&quot;;&quot;Female&quot;)" office:value-type="string" office:string-value="Female" calcext:value-type="string">
            <text:p>Female</text:p>
          </table:table-cell>
          <table:table-cell table:style-name="ce21" office:value-type="string" calcext:value-type="string">
            <text:p>business owner</text:p>
          </table:table-cell>
          <table:table-cell table:style-name="ce26" table:formula="of:=IF([.F43]=1;&quot;Aerospace&quot;;IF([.F43]=2;&quot;Agriculture&quot;;IF([.F43]=3;&quot;Construction&quot;;IF([.F43]=4;&quot;Emergency Responder&quot;;IF([.F43]=5;&quot;Finance&quot;;IF([.F43]=6;&quot;Government&quot;;IF([.F43]=7;&quot;Information Technology&quot;;IF([.F43]=8;&quot;Law&quot;;IF([.F43]=9;&quot;Manufacturing&quot;;IF([.F43]=10;&quot;Medical&quot;;IF([.F43]=11;&quot;Military&quot;;IF([.F43]=12;&quot;Mother&quot;;PROPER([.F43])))))))))))))" office:value-type="string" office:string-value="Business Owner" calcext:value-type="string">
            <text:p>Business Owner</text:p>
          </table:table-cell>
          <table:table-cell table:style-name="ce4" office:value-type="float" office:value="10" calcext:value-type="float">
            <text:p>10</text:p>
          </table:table-cell>
          <table:table-cell table:style-name="ce31" office:value-type="float" office:value="2" calcext:value-type="float">
            <text:p>2</text:p>
          </table:table-cell>
          <table:table-cell table:style-name="ce26" table:formula="of:=IF([.I43]=1;&quot;TV&quot;;IF([.I43]=2;&quot;Radio&quot;;IF([.I43]=3;&quot;Online&quot;;IF([.I43]=4;&quot;Friends&quot;;IF([.I43]=5;&quot;Family&quot;;IF([.I43]=6;&quot;Co-Workers&quot;;IF([.I43]=7;&quot;News Paper&quot;;IF([.I43]=8;&quot;Other&quot;;&quot;Null&quot;))))))))" office:value-type="string" office:string-value="Radio" calcext:value-type="string">
            <text:p>Radio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number-columns-repeated="3"/>
          <table:table-cell table:style-name="ce56"/>
          <table:table-cell table:number-columns-repeated="6"/>
          <table:table-cell table:style-name="ce56" table:number-columns-repeated="3"/>
          <table:table-cell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9" table:formula="of:=IF([.A44]=1;&quot;High School&quot;;IF([.A44]=2;&quot;Associates&quot;;IF([.A44]=3;&quot;Bachelors&quot;;IF([.A44]=4;&quot;Masters&quot;;IF([.A44]=5;&quot;Doctorate&quot;;&quot;Null&quot;)))))" office:value-type="string" office:string-value="Associates" calcext:value-type="string">
            <text:p>Associates</text:p>
          </table:table-cell>
          <table:table-cell table:style-name="ce14" office:value-type="float" office:value="33" calcext:value-type="float">
            <text:p>33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44]=1;&quot;Male&quot;;&quot;Female&quot;)" office:value-type="string" office:string-value="Female" calcext:value-type="string">
            <text:p>Female</text:p>
          </table:table-cell>
          <table:table-cell table:style-name="ce21" office:value-type="float" office:value="13" calcext:value-type="float">
            <text:p>13</text:p>
          </table:table-cell>
          <table:table-cell table:style-name="ce26" table:formula="of:=IF([.F44]=1;&quot;Aerospace&quot;;IF([.F44]=2;&quot;Agriculture&quot;;IF([.F44]=3;&quot;Construction&quot;;IF([.F44]=4;&quot;Emergency Responder&quot;;IF([.F44]=5;&quot;Finance&quot;;IF([.F44]=6;&quot;Government&quot;;IF([.F44]=7;&quot;Information Technology&quot;;IF([.F44]=8;&quot;Law&quot;;IF([.F44]=9;&quot;Manufacturing&quot;;IF([.F44]=10;&quot;Medical&quot;;IF([.F44]=11;&quot;Military&quot;;IF([.F44]=12;&quot;Mother&quot;;PROPER([.F44])))))))))))))" office:value-type="string" office:string-value="13" calcext:value-type="string">
            <text:p>13</text:p>
          </table:table-cell>
          <table:table-cell table:style-name="ce4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26" table:formula="of:=IF([.I44]=1;&quot;TV&quot;;IF([.I44]=2;&quot;Radio&quot;;IF([.I44]=3;&quot;Online&quot;;IF([.I44]=4;&quot;Friends&quot;;IF([.I44]=5;&quot;Family&quot;;IF([.I44]=6;&quot;Co-Workers&quot;;IF([.I44]=7;&quot;News Paper&quot;;IF([.I44]=8;&quot;Other&quot;;&quot;Null&quot;))))))))" office:value-type="string" office:string-value="Radio" calcext:value-type="string">
            <text:p>Radio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7"/>
          <table:table-cell table:number-columns-repeated="3"/>
          <table:table-cell table:style-name="ce56" table:number-columns-repeated="2"/>
          <table:table-cell table:number-columns-repeated="9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9" table:formula="of:=IF([.A45]=1;&quot;High School&quot;;IF([.A45]=2;&quot;Associates&quot;;IF([.A45]=3;&quot;Bachelors&quot;;IF([.A45]=4;&quot;Masters&quot;;IF([.A45]=5;&quot;Doctorate&quot;;&quot;Null&quot;)))))" office:value-type="string" office:string-value="Associates" calcext:value-type="string">
            <text:p>Associates</text:p>
          </table:table-cell>
          <table:table-cell table:style-name="ce14" office:value-type="float" office:value="39" calcext:value-type="float">
            <text:p>39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45]=1;&quot;Male&quot;;&quot;Female&quot;)" office:value-type="string" office:string-value="Female" calcext:value-type="string">
            <text:p>Female</text:p>
          </table:table-cell>
          <table:table-cell table:style-name="ce21" office:value-type="float" office:value="11" calcext:value-type="float">
            <text:p>11</text:p>
          </table:table-cell>
          <table:table-cell table:style-name="ce26" table:formula="of:=IF([.F45]=1;&quot;Aerospace&quot;;IF([.F45]=2;&quot;Agriculture&quot;;IF([.F45]=3;&quot;Construction&quot;;IF([.F45]=4;&quot;Emergency Responder&quot;;IF([.F45]=5;&quot;Finance&quot;;IF([.F45]=6;&quot;Government&quot;;IF([.F45]=7;&quot;Information Technology&quot;;IF([.F45]=8;&quot;Law&quot;;IF([.F45]=9;&quot;Manufacturing&quot;;IF([.F45]=10;&quot;Medical&quot;;IF([.F45]=11;&quot;Military&quot;;IF([.F45]=12;&quot;Mother&quot;;PROPER([.F45])))))))))))))" office:value-type="string" office:string-value="Military" calcext:value-type="string">
            <text:p>Military</text:p>
          </table:table-cell>
          <table:table-cell table:style-name="ce4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26" table:formula="of:=IF([.I45]=1;&quot;TV&quot;;IF([.I45]=2;&quot;Radio&quot;;IF([.I45]=3;&quot;Online&quot;;IF([.I45]=4;&quot;Friends&quot;;IF([.I45]=5;&quot;Family&quot;;IF([.I45]=6;&quot;Co-Workers&quot;;IF([.I45]=7;&quot;News Paper&quot;;IF([.I45]=8;&quot;Other&quot;;&quot;Null&quot;))))))))" office:value-type="string" office:string-value="Radio" calcext:value-type="string">
            <text:p>Radio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number-columns-repeated="3"/>
          <table:table-cell table:style-name="ce56"/>
          <table:table-cell table:number-columns-repeated="9"/>
          <table:table-cell table:style-name="ce56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table:formula="of:=IF([.A46]=1;&quot;High School&quot;;IF([.A46]=2;&quot;Associates&quot;;IF([.A46]=3;&quot;Bachelors&quot;;IF([.A46]=4;&quot;Masters&quot;;IF([.A46]=5;&quot;Doctorate&quot;;&quot;Null&quot;)))))" office:value-type="string" office:string-value="Masters" calcext:value-type="string">
            <text:p>Masters</text:p>
          </table:table-cell>
          <table:table-cell table:style-name="ce1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46]=1;&quot;Male&quot;;&quot;Female&quot;)" office:value-type="string" office:string-value="Female" calcext:value-type="string">
            <text:p>Female</text:p>
          </table:table-cell>
          <table:table-cell table:style-name="ce21" office:value-type="float" office:value="4" calcext:value-type="float">
            <text:p>4</text:p>
          </table:table-cell>
          <table:table-cell table:style-name="ce26" table:formula="of:=IF([.F46]=1;&quot;Aerospace&quot;;IF([.F46]=2;&quot;Agriculture&quot;;IF([.F46]=3;&quot;Construction&quot;;IF([.F46]=4;&quot;Emergency Responder&quot;;IF([.F46]=5;&quot;Finance&quot;;IF([.F46]=6;&quot;Government&quot;;IF([.F46]=7;&quot;Information Technology&quot;;IF([.F46]=8;&quot;Law&quot;;IF([.F46]=9;&quot;Manufacturing&quot;;IF([.F46]=10;&quot;Medical&quot;;IF([.F46]=11;&quot;Military&quot;;IF([.F46]=12;&quot;Mother&quot;;PROPER([.F46])))))))))))))" office:value-type="string" office:string-value="Emergency Responder" calcext:value-type="string">
            <text:p>Emergency Responder</text:p>
          </table:table-cell>
          <table:table-cell table:style-name="ce4" office:value-type="float" office:value="60" calcext:value-type="float">
            <text:p>60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46]=1;&quot;TV&quot;;IF([.I46]=2;&quot;Radio&quot;;IF([.I46]=3;&quot;Online&quot;;IF([.I46]=4;&quot;Friends&quot;;IF([.I46]=5;&quot;Family&quot;;IF([.I46]=6;&quot;Co-Workers&quot;;IF([.I46]=7;&quot;News Paper&quot;;IF([.I46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/>
          <table:table-cell table:style-name="ce56" table:number-columns-repeated="4"/>
          <table:table-cell table:number-columns-repeated="5"/>
          <table:table-cell table:style-name="ce56" table:number-columns-repeated="3"/>
          <table:table-cell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table:formula="of:=IF([.A47]=1;&quot;High School&quot;;IF([.A47]=2;&quot;Associates&quot;;IF([.A47]=3;&quot;Bachelors&quot;;IF([.A47]=4;&quot;Masters&quot;;IF([.A47]=5;&quot;Doctorate&quot;;&quot;Null&quot;)))))" office:value-type="string" office:string-value="Masters" calcext:value-type="string">
            <text:p>Masters</text:p>
          </table:table-cell>
          <table:table-cell table:style-name="ce1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47]=1;&quot;Male&quot;;&quot;Female&quot;)" office:value-type="string" office:string-value="Female" calcext:value-type="string">
            <text:p>Female</text:p>
          </table:table-cell>
          <table:table-cell table:style-name="ce21" office:value-type="float" office:value="4" calcext:value-type="float">
            <text:p>4</text:p>
          </table:table-cell>
          <table:table-cell table:style-name="ce26" table:formula="of:=IF([.F47]=1;&quot;Aerospace&quot;;IF([.F47]=2;&quot;Agriculture&quot;;IF([.F47]=3;&quot;Construction&quot;;IF([.F47]=4;&quot;Emergency Responder&quot;;IF([.F47]=5;&quot;Finance&quot;;IF([.F47]=6;&quot;Government&quot;;IF([.F47]=7;&quot;Information Technology&quot;;IF([.F47]=8;&quot;Law&quot;;IF([.F47]=9;&quot;Manufacturing&quot;;IF([.F47]=10;&quot;Medical&quot;;IF([.F47]=11;&quot;Military&quot;;IF([.F47]=12;&quot;Mother&quot;;PROPER([.F47])))))))))))))" office:value-type="string" office:string-value="Emergency Responder" calcext:value-type="string">
            <text:p>Emergency Responder</text:p>
          </table:table-cell>
          <table:table-cell table:style-name="ce4" office:value-type="float" office:value="60" calcext:value-type="float">
            <text:p>60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47]=1;&quot;TV&quot;;IF([.I47]=2;&quot;Radio&quot;;IF([.I47]=3;&quot;Online&quot;;IF([.I47]=4;&quot;Friends&quot;;IF([.I47]=5;&quot;Family&quot;;IF([.I47]=6;&quot;Co-Workers&quot;;IF([.I47]=7;&quot;News Paper&quot;;IF([.I47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number-columns-repeated="3"/>
          <table:table-cell table:style-name="ce56" table:number-columns-repeated="2"/>
          <table:table-cell table:number-columns-repeated="6"/>
          <table:table-cell table:style-name="ce56"/>
          <table:table-cell table:number-columns-repeated="2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table:formula="of:=IF([.A48]=1;&quot;High School&quot;;IF([.A48]=2;&quot;Associates&quot;;IF([.A48]=3;&quot;Bachelors&quot;;IF([.A48]=4;&quot;Masters&quot;;IF([.A48]=5;&quot;Doctorate&quot;;&quot;Null&quot;)))))" office:value-type="string" office:string-value="Masters" calcext:value-type="string">
            <text:p>Masters</text:p>
          </table:table-cell>
          <table:table-cell table:style-name="ce14" office:value-type="float" office:value="60" calcext:value-type="float">
            <text:p>60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48]=1;&quot;Male&quot;;&quot;Female&quot;)" office:value-type="string" office:string-value="Female" calcext:value-type="string">
            <text:p>Female</text:p>
          </table:table-cell>
          <table:table-cell table:style-name="ce21" office:value-type="float" office:value="13" calcext:value-type="float">
            <text:p>13</text:p>
          </table:table-cell>
          <table:table-cell table:style-name="ce26" table:formula="of:=IF([.F48]=1;&quot;Aerospace&quot;;IF([.F48]=2;&quot;Agriculture&quot;;IF([.F48]=3;&quot;Construction&quot;;IF([.F48]=4;&quot;Emergency Responder&quot;;IF([.F48]=5;&quot;Finance&quot;;IF([.F48]=6;&quot;Government&quot;;IF([.F48]=7;&quot;Information Technology&quot;;IF([.F48]=8;&quot;Law&quot;;IF([.F48]=9;&quot;Manufacturing&quot;;IF([.F48]=10;&quot;Medical&quot;;IF([.F48]=11;&quot;Military&quot;;IF([.F48]=12;&quot;Mother&quot;;PROPER([.F48])))))))))))))" office:value-type="string" office:string-value="13" calcext:value-type="string">
            <text:p>13</text:p>
          </table:table-cell>
          <table:table-cell table:style-name="ce4" office:value-type="float" office:value="60" calcext:value-type="float">
            <text:p>60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48]=1;&quot;TV&quot;;IF([.I48]=2;&quot;Radio&quot;;IF([.I48]=3;&quot;Online&quot;;IF([.I48]=4;&quot;Friends&quot;;IF([.I48]=5;&quot;Family&quot;;IF([.I48]=6;&quot;Co-Workers&quot;;IF([.I48]=7;&quot;News Paper&quot;;IF([.I48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/>
          <table:table-cell table:style-name="ce56" table:number-columns-repeated="2"/>
          <table:table-cell table:number-columns-repeated="10"/>
          <table:table-cell table:style-name="ce56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table:formula="of:=IF([.A49]=1;&quot;High School&quot;;IF([.A49]=2;&quot;Associates&quot;;IF([.A49]=3;&quot;Bachelors&quot;;IF([.A49]=4;&quot;Masters&quot;;IF([.A49]=5;&quot;Doctorate&quot;;&quot;Null&quot;)))))" office:value-type="string" office:string-value="Masters" calcext:value-type="string">
            <text:p>Masters</text:p>
          </table:table-cell>
          <table:table-cell table:style-name="ce14" office:value-type="float" office:value="35" calcext:value-type="float">
            <text:p>35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49]=1;&quot;Male&quot;;&quot;Female&quot;)" office:value-type="string" office:string-value="Female" calcext:value-type="string">
            <text:p>Female</text:p>
          </table:table-cell>
          <table:table-cell table:style-name="ce21" office:value-type="float" office:value="4" calcext:value-type="float">
            <text:p>4</text:p>
          </table:table-cell>
          <table:table-cell table:style-name="ce26" table:formula="of:=IF([.F49]=1;&quot;Aerospace&quot;;IF([.F49]=2;&quot;Agriculture&quot;;IF([.F49]=3;&quot;Construction&quot;;IF([.F49]=4;&quot;Emergency Responder&quot;;IF([.F49]=5;&quot;Finance&quot;;IF([.F49]=6;&quot;Government&quot;;IF([.F49]=7;&quot;Information Technology&quot;;IF([.F49]=8;&quot;Law&quot;;IF([.F49]=9;&quot;Manufacturing&quot;;IF([.F49]=10;&quot;Medical&quot;;IF([.F49]=11;&quot;Military&quot;;IF([.F49]=12;&quot;Mother&quot;;PROPER([.F49])))))))))))))" office:value-type="string" office:string-value="Emergency Responder" calcext:value-type="string">
            <text:p>Emergency Responder</text:p>
          </table:table-cell>
          <table:table-cell table:style-name="ce4" office:value-type="float" office:value="10" calcext:value-type="float">
            <text:p>10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49]=1;&quot;TV&quot;;IF([.I49]=2;&quot;Radio&quot;;IF([.I49]=3;&quot;Online&quot;;IF([.I49]=4;&quot;Friends&quot;;IF([.I49]=5;&quot;Family&quot;;IF([.I49]=6;&quot;Co-Workers&quot;;IF([.I49]=7;&quot;News Paper&quot;;IF([.I49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number-columns-repeated="3"/>
          <table:table-cell table:style-name="ce56" table:number-columns-repeated="5"/>
          <table:table-cell table:number-columns-repeated="6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table:formula="of:=IF([.A50]=1;&quot;High School&quot;;IF([.A50]=2;&quot;Associates&quot;;IF([.A50]=3;&quot;Bachelors&quot;;IF([.A50]=4;&quot;Masters&quot;;IF([.A50]=5;&quot;Doctorate&quot;;&quot;Null&quot;)))))" office:value-type="string" office:string-value="Masters" calcext:value-type="string">
            <text:p>Masters</text:p>
          </table:table-cell>
          <table:table-cell table:style-name="ce1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50]=1;&quot;Male&quot;;&quot;Female&quot;)" office:value-type="string" office:string-value="Female" calcext:value-type="string">
            <text:p>Female</text:p>
          </table:table-cell>
          <table:table-cell table:style-name="ce21" office:value-type="float" office:value="13" calcext:value-type="float">
            <text:p>13</text:p>
          </table:table-cell>
          <table:table-cell table:style-name="ce26" table:formula="of:=IF([.F50]=1;&quot;Aerospace&quot;;IF([.F50]=2;&quot;Agriculture&quot;;IF([.F50]=3;&quot;Construction&quot;;IF([.F50]=4;&quot;Emergency Responder&quot;;IF([.F50]=5;&quot;Finance&quot;;IF([.F50]=6;&quot;Government&quot;;IF([.F50]=7;&quot;Information Technology&quot;;IF([.F50]=8;&quot;Law&quot;;IF([.F50]=9;&quot;Manufacturing&quot;;IF([.F50]=10;&quot;Medical&quot;;IF([.F50]=11;&quot;Military&quot;;IF([.F50]=12;&quot;Mother&quot;;PROPER([.F50])))))))))))))" office:value-type="string" office:string-value="13" calcext:value-type="string">
            <text:p>13</text:p>
          </table:table-cell>
          <table:table-cell table:style-name="ce4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50]=1;&quot;TV&quot;;IF([.I50]=2;&quot;Radio&quot;;IF([.I50]=3;&quot;Online&quot;;IF([.I50]=4;&quot;Friends&quot;;IF([.I50]=5;&quot;Family&quot;;IF([.I50]=6;&quot;Co-Workers&quot;;IF([.I50]=7;&quot;News Paper&quot;;IF([.I50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6"/>
          <table:table-cell table:number-columns-repeated="3"/>
          <table:table-cell table:style-name="ce56" table:number-columns-repeated="2"/>
          <table:table-cell table:number-columns-repeated="2"/>
          <table:table-cell table:style-name="ce56"/>
          <table:table-cell table:number-columns-repeated="2"/>
          <table:table-cell table:style-name="ce56" table:number-columns-repeated="3"/>
          <table:table-cell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table:formula="of:=IF([.A51]=1;&quot;High School&quot;;IF([.A51]=2;&quot;Associates&quot;;IF([.A51]=3;&quot;Bachelors&quot;;IF([.A51]=4;&quot;Masters&quot;;IF([.A51]=5;&quot;Doctorate&quot;;&quot;Null&quot;)))))" office:value-type="string" office:string-value="Masters" calcext:value-type="string">
            <text:p>Masters</text:p>
          </table:table-cell>
          <table:table-cell table:style-name="ce14" office:value-type="float" office:value="36" calcext:value-type="float">
            <text:p>36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51]=1;&quot;Male&quot;;&quot;Female&quot;)" office:value-type="string" office:string-value="Male" calcext:value-type="string">
            <text:p>Male</text:p>
          </table:table-cell>
          <table:table-cell table:style-name="ce21" office:value-type="float" office:value="12" calcext:value-type="float">
            <text:p>12</text:p>
          </table:table-cell>
          <table:table-cell table:style-name="ce26" table:formula="of:=IF([.F51]=1;&quot;Aerospace&quot;;IF([.F51]=2;&quot;Agriculture&quot;;IF([.F51]=3;&quot;Construction&quot;;IF([.F51]=4;&quot;Emergency Responder&quot;;IF([.F51]=5;&quot;Finance&quot;;IF([.F51]=6;&quot;Government&quot;;IF([.F51]=7;&quot;Information Technology&quot;;IF([.F51]=8;&quot;Law&quot;;IF([.F51]=9;&quot;Manufacturing&quot;;IF([.F51]=10;&quot;Medical&quot;;IF([.F51]=11;&quot;Military&quot;;IF([.F51]=12;&quot;Mother&quot;;PROPER([.F51])))))))))))))" office:value-type="string" office:string-value="Mother" calcext:value-type="string">
            <text:p>Mother</text:p>
          </table:table-cell>
          <table:table-cell table:style-name="ce4" office:value-type="float" office:value="120" calcext:value-type="float">
            <text:p>120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51]=1;&quot;TV&quot;;IF([.I51]=2;&quot;Radio&quot;;IF([.I51]=3;&quot;Online&quot;;IF([.I51]=4;&quot;Friends&quot;;IF([.I51]=5;&quot;Family&quot;;IF([.I51]=6;&quot;Co-Workers&quot;;IF([.I51]=7;&quot;News Paper&quot;;IF([.I51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number-columns-repeated="4"/>
          <table:table-cell table:style-name="ce56"/>
          <table:table-cell table:number-columns-repeated="5"/>
          <table:table-cell table:style-name="ce56"/>
          <table:table-cell table:number-columns-repeated="3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table:formula="of:=IF([.A52]=1;&quot;High School&quot;;IF([.A52]=2;&quot;Associates&quot;;IF([.A52]=3;&quot;Bachelors&quot;;IF([.A52]=4;&quot;Masters&quot;;IF([.A52]=5;&quot;Doctorate&quot;;&quot;Null&quot;)))))" office:value-type="string" office:string-value="Masters" calcext:value-type="string">
            <text:p>Masters</text:p>
          </table:table-cell>
          <table:table-cell table:style-name="ce1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52]=1;&quot;Male&quot;;&quot;Female&quot;)" office:value-type="string" office:string-value="Male" calcext:value-type="string">
            <text:p>Male</text:p>
          </table:table-cell>
          <table:table-cell table:style-name="ce21" office:value-type="float" office:value="7" calcext:value-type="float">
            <text:p>7</text:p>
          </table:table-cell>
          <table:table-cell table:style-name="ce26" table:formula="of:=IF([.F52]=1;&quot;Aerospace&quot;;IF([.F52]=2;&quot;Agriculture&quot;;IF([.F52]=3;&quot;Construction&quot;;IF([.F52]=4;&quot;Emergency Responder&quot;;IF([.F52]=5;&quot;Finance&quot;;IF([.F52]=6;&quot;Government&quot;;IF([.F52]=7;&quot;Information Technology&quot;;IF([.F52]=8;&quot;Law&quot;;IF([.F52]=9;&quot;Manufacturing&quot;;IF([.F52]=10;&quot;Medical&quot;;IF([.F52]=11;&quot;Military&quot;;IF([.F52]=12;&quot;Mother&quot;;PROPER([.F52])))))))))))))" office:value-type="string" office:string-value="Information Technology" calcext:value-type="string">
            <text:p>Information Technology</text:p>
          </table:table-cell>
          <table:table-cell table:style-name="ce4" office:value-type="float" office:value="90" calcext:value-type="float">
            <text:p>90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52]=1;&quot;TV&quot;;IF([.I52]=2;&quot;Radio&quot;;IF([.I52]=3;&quot;Online&quot;;IF([.I52]=4;&quot;Friends&quot;;IF([.I52]=5;&quot;Family&quot;;IF([.I52]=6;&quot;Co-Workers&quot;;IF([.I52]=7;&quot;News Paper&quot;;IF([.I52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number-columns-repeated="3"/>
          <table:table-cell table:style-name="ce56"/>
          <table:table-cell table:number-columns-repeated="8"/>
          <table:table-cell table:style-name="ce56"/>
          <table:table-cell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table:formula="of:=IF([.A53]=1;&quot;High School&quot;;IF([.A53]=2;&quot;Associates&quot;;IF([.A53]=3;&quot;Bachelors&quot;;IF([.A53]=4;&quot;Masters&quot;;IF([.A53]=5;&quot;Doctorate&quot;;&quot;Null&quot;)))))" office:value-type="string" office:string-value="Masters" calcext:value-type="string">
            <text:p>Masters</text:p>
          </table:table-cell>
          <table:table-cell table:style-name="ce14" office:value-type="float" office:value="35" calcext:value-type="float">
            <text:p>35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53]=1;&quot;Male&quot;;&quot;Female&quot;)" office:value-type="string" office:string-value="Male" calcext:value-type="string">
            <text:p>Male</text:p>
          </table:table-cell>
          <table:table-cell table:style-name="ce21" office:value-type="float" office:value="12" calcext:value-type="float">
            <text:p>12</text:p>
          </table:table-cell>
          <table:table-cell table:style-name="ce26" table:formula="of:=IF([.F53]=1;&quot;Aerospace&quot;;IF([.F53]=2;&quot;Agriculture&quot;;IF([.F53]=3;&quot;Construction&quot;;IF([.F53]=4;&quot;Emergency Responder&quot;;IF([.F53]=5;&quot;Finance&quot;;IF([.F53]=6;&quot;Government&quot;;IF([.F53]=7;&quot;Information Technology&quot;;IF([.F53]=8;&quot;Law&quot;;IF([.F53]=9;&quot;Manufacturing&quot;;IF([.F53]=10;&quot;Medical&quot;;IF([.F53]=11;&quot;Military&quot;;IF([.F53]=12;&quot;Mother&quot;;PROPER([.F53])))))))))))))" office:value-type="string" office:string-value="Mother" calcext:value-type="string">
            <text:p>Mother</text:p>
          </table:table-cell>
          <table:table-cell table:style-name="ce4" office:value-type="float" office:value="60" calcext:value-type="float">
            <text:p>60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53]=1;&quot;TV&quot;;IF([.I53]=2;&quot;Radio&quot;;IF([.I53]=3;&quot;Online&quot;;IF([.I53]=4;&quot;Friends&quot;;IF([.I53]=5;&quot;Family&quot;;IF([.I53]=6;&quot;Co-Workers&quot;;IF([.I53]=7;&quot;News Paper&quot;;IF([.I53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number-columns-repeated="3"/>
          <table:table-cell table:style-name="ce56" table:number-columns-repeated="2"/>
          <table:table-cell table:number-columns-repeated="2"/>
          <table:table-cell table:style-name="ce56"/>
          <table:table-cell table:number-columns-repeated="6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table:formula="of:=IF([.A54]=1;&quot;High School&quot;;IF([.A54]=2;&quot;Associates&quot;;IF([.A54]=3;&quot;Bachelors&quot;;IF([.A54]=4;&quot;Masters&quot;;IF([.A54]=5;&quot;Doctorate&quot;;&quot;Null&quot;)))))" office:value-type="string" office:string-value="Masters" calcext:value-type="string">
            <text:p>Masters</text:p>
          </table:table-cell>
          <table:table-cell table:style-name="ce14" office:value-type="float" office:value="32" calcext:value-type="float">
            <text:p>32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54]=1;&quot;Male&quot;;&quot;Female&quot;)" office:value-type="string" office:string-value="Male" calcext:value-type="string">
            <text:p>Male</text:p>
          </table:table-cell>
          <table:table-cell table:style-name="ce21" office:value-type="float" office:value="12" calcext:value-type="float">
            <text:p>12</text:p>
          </table:table-cell>
          <table:table-cell table:style-name="ce26" table:formula="of:=IF([.F54]=1;&quot;Aerospace&quot;;IF([.F54]=2;&quot;Agriculture&quot;;IF([.F54]=3;&quot;Construction&quot;;IF([.F54]=4;&quot;Emergency Responder&quot;;IF([.F54]=5;&quot;Finance&quot;;IF([.F54]=6;&quot;Government&quot;;IF([.F54]=7;&quot;Information Technology&quot;;IF([.F54]=8;&quot;Law&quot;;IF([.F54]=9;&quot;Manufacturing&quot;;IF([.F54]=10;&quot;Medical&quot;;IF([.F54]=11;&quot;Military&quot;;IF([.F54]=12;&quot;Mother&quot;;PROPER([.F54])))))))))))))" office:value-type="string" office:string-value="Mother" calcext:value-type="string">
            <text:p>Mother</text:p>
          </table:table-cell>
          <table:table-cell table:style-name="ce4" office:value-type="float" office:value="60" calcext:value-type="float">
            <text:p>60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54]=1;&quot;TV&quot;;IF([.I54]=2;&quot;Radio&quot;;IF([.I54]=3;&quot;Online&quot;;IF([.I54]=4;&quot;Friends&quot;;IF([.I54]=5;&quot;Family&quot;;IF([.I54]=6;&quot;Co-Workers&quot;;IF([.I54]=7;&quot;News Paper&quot;;IF([.I54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 table:number-columns-repeated="3"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number-columns-repeated="7"/>
          <table:table-cell table:style-name="ce56"/>
          <table:table-cell table:number-columns-repeated="6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table:formula="of:=IF([.A55]=1;&quot;High School&quot;;IF([.A55]=2;&quot;Associates&quot;;IF([.A55]=3;&quot;Bachelors&quot;;IF([.A55]=4;&quot;Masters&quot;;IF([.A55]=5;&quot;Doctorate&quot;;&quot;Null&quot;)))))" office:value-type="string" office:string-value="Masters" calcext:value-type="string">
            <text:p>Masters</text:p>
          </table:table-cell>
          <table:table-cell table:style-name="ce14" office:value-type="float" office:value="37" calcext:value-type="float">
            <text:p>37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55]=1;&quot;Male&quot;;&quot;Female&quot;)" office:value-type="string" office:string-value="Male" calcext:value-type="string">
            <text:p>Male</text:p>
          </table:table-cell>
          <table:table-cell table:style-name="ce21" office:value-type="float" office:value="1" calcext:value-type="float">
            <text:p>1</text:p>
          </table:table-cell>
          <table:table-cell table:style-name="ce26" table:formula="of:=IF([.F55]=1;&quot;Aerospace&quot;;IF([.F55]=2;&quot;Agriculture&quot;;IF([.F55]=3;&quot;Construction&quot;;IF([.F55]=4;&quot;Emergency Responder&quot;;IF([.F55]=5;&quot;Finance&quot;;IF([.F55]=6;&quot;Government&quot;;IF([.F55]=7;&quot;Information Technology&quot;;IF([.F55]=8;&quot;Law&quot;;IF([.F55]=9;&quot;Manufacturing&quot;;IF([.F55]=10;&quot;Medical&quot;;IF([.F55]=11;&quot;Military&quot;;IF([.F55]=12;&quot;Mother&quot;;PROPER([.F55])))))))))))))" office:value-type="string" office:string-value="Aerospace" calcext:value-type="string">
            <text:p>Aerospace</text:p>
          </table:table-cell>
          <table:table-cell table:style-name="ce4" office:value-type="float" office:value="45" calcext:value-type="float">
            <text:p>45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55]=1;&quot;TV&quot;;IF([.I55]=2;&quot;Radio&quot;;IF([.I55]=3;&quot;Online&quot;;IF([.I55]=4;&quot;Friends&quot;;IF([.I55]=5;&quot;Family&quot;;IF([.I55]=6;&quot;Co-Workers&quot;;IF([.I55]=7;&quot;News Paper&quot;;IF([.I55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6"/>
          <table:table-cell table:number-columns-repeated="3"/>
          <table:table-cell table:style-name="ce56" table:number-columns-repeated="2"/>
          <table:table-cell table:number-columns-repeated="5"/>
          <table:table-cell table:style-name="ce56" table:number-columns-repeated="3"/>
          <table:table-cell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table:formula="of:=IF([.A56]=1;&quot;High School&quot;;IF([.A56]=2;&quot;Associates&quot;;IF([.A56]=3;&quot;Bachelors&quot;;IF([.A56]=4;&quot;Masters&quot;;IF([.A56]=5;&quot;Doctorate&quot;;&quot;Null&quot;)))))" office:value-type="string" office:string-value="Masters" calcext:value-type="string">
            <text:p>Masters</text:p>
          </table:table-cell>
          <table:table-cell table:style-name="ce14" office:value-type="float" office:value="26" calcext:value-type="float">
            <text:p>26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56]=1;&quot;Male&quot;;&quot;Female&quot;)" office:value-type="string" office:string-value="Male" calcext:value-type="string">
            <text:p>Male</text:p>
          </table:table-cell>
          <table:table-cell table:style-name="ce21" office:value-type="float" office:value="12" calcext:value-type="float">
            <text:p>12</text:p>
          </table:table-cell>
          <table:table-cell table:style-name="ce26" table:formula="of:=IF([.F56]=1;&quot;Aerospace&quot;;IF([.F56]=2;&quot;Agriculture&quot;;IF([.F56]=3;&quot;Construction&quot;;IF([.F56]=4;&quot;Emergency Responder&quot;;IF([.F56]=5;&quot;Finance&quot;;IF([.F56]=6;&quot;Government&quot;;IF([.F56]=7;&quot;Information Technology&quot;;IF([.F56]=8;&quot;Law&quot;;IF([.F56]=9;&quot;Manufacturing&quot;;IF([.F56]=10;&quot;Medical&quot;;IF([.F56]=11;&quot;Military&quot;;IF([.F56]=12;&quot;Mother&quot;;PROPER([.F56])))))))))))))" office:value-type="string" office:string-value="Mother" calcext:value-type="string">
            <text:p>Mother</text:p>
          </table:table-cell>
          <table:table-cell table:style-name="ce4" office:value-type="float" office:value="45" calcext:value-type="float">
            <text:p>45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56]=1;&quot;TV&quot;;IF([.I56]=2;&quot;Radio&quot;;IF([.I56]=3;&quot;Online&quot;;IF([.I56]=4;&quot;Friends&quot;;IF([.I56]=5;&quot;Family&quot;;IF([.I56]=6;&quot;Co-Workers&quot;;IF([.I56]=7;&quot;News Paper&quot;;IF([.I56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6"/>
          <table:table-cell table:number-columns-repeated="4"/>
          <table:table-cell table:style-name="ce56"/>
          <table:table-cell/>
          <table:table-cell table:style-name="ce56" table:number-columns-repeated="2"/>
          <table:table-cell table:number-columns-repeated="2"/>
          <table:table-cell table:style-name="ce56" table:number-columns-repeated="3"/>
          <table:table-cell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table:formula="of:=IF([.A57]=1;&quot;High School&quot;;IF([.A57]=2;&quot;Associates&quot;;IF([.A57]=3;&quot;Bachelors&quot;;IF([.A57]=4;&quot;Masters&quot;;IF([.A57]=5;&quot;Doctorate&quot;;&quot;Null&quot;)))))" office:value-type="string" office:string-value="Masters" calcext:value-type="string">
            <text:p>Masters</text:p>
          </table:table-cell>
          <table:table-cell table:style-name="ce1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57]=1;&quot;Male&quot;;&quot;Female&quot;)" office:value-type="string" office:string-value="Male" calcext:value-type="string">
            <text:p>Male</text:p>
          </table:table-cell>
          <table:table-cell table:style-name="ce21" office:value-type="float" office:value="11" calcext:value-type="float">
            <text:p>11</text:p>
          </table:table-cell>
          <table:table-cell table:style-name="ce26" table:formula="of:=IF([.F57]=1;&quot;Aerospace&quot;;IF([.F57]=2;&quot;Agriculture&quot;;IF([.F57]=3;&quot;Construction&quot;;IF([.F57]=4;&quot;Emergency Responder&quot;;IF([.F57]=5;&quot;Finance&quot;;IF([.F57]=6;&quot;Government&quot;;IF([.F57]=7;&quot;Information Technology&quot;;IF([.F57]=8;&quot;Law&quot;;IF([.F57]=9;&quot;Manufacturing&quot;;IF([.F57]=10;&quot;Medical&quot;;IF([.F57]=11;&quot;Military&quot;;IF([.F57]=12;&quot;Mother&quot;;PROPER([.F57])))))))))))))" office:value-type="string" office:string-value="Military" calcext:value-type="string">
            <text:p>Military</text:p>
          </table:table-cell>
          <table:table-cell table:style-name="ce4" office:value-type="float" office:value="35" calcext:value-type="float">
            <text:p>35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57]=1;&quot;TV&quot;;IF([.I57]=2;&quot;Radio&quot;;IF([.I57]=3;&quot;Online&quot;;IF([.I57]=4;&quot;Friends&quot;;IF([.I57]=5;&quot;Family&quot;;IF([.I57]=6;&quot;Co-Workers&quot;;IF([.I57]=7;&quot;News Paper&quot;;IF([.I57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number-columns-repeated="3"/>
          <table:table-cell table:style-name="ce56" table:number-columns-repeated="5"/>
          <table:table-cell/>
          <table:table-cell table:style-name="ce56" table:number-columns-repeated="4"/>
          <table:table-cell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table:formula="of:=IF([.A58]=1;&quot;High School&quot;;IF([.A58]=2;&quot;Associates&quot;;IF([.A58]=3;&quot;Bachelors&quot;;IF([.A58]=4;&quot;Masters&quot;;IF([.A58]=5;&quot;Doctorate&quot;;&quot;Null&quot;)))))" office:value-type="string" office:string-value="Masters" calcext:value-type="string">
            <text:p>Masters</text:p>
          </table:table-cell>
          <table:table-cell table:style-name="ce14" office:value-type="float" office:value="43" calcext:value-type="float">
            <text:p>43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58]=1;&quot;Male&quot;;&quot;Female&quot;)" office:value-type="string" office:string-value="Male" calcext:value-type="string">
            <text:p>Male</text:p>
          </table:table-cell>
          <table:table-cell table:style-name="ce21" office:value-type="float" office:value="12" calcext:value-type="float">
            <text:p>12</text:p>
          </table:table-cell>
          <table:table-cell table:style-name="ce26" table:formula="of:=IF([.F58]=1;&quot;Aerospace&quot;;IF([.F58]=2;&quot;Agriculture&quot;;IF([.F58]=3;&quot;Construction&quot;;IF([.F58]=4;&quot;Emergency Responder&quot;;IF([.F58]=5;&quot;Finance&quot;;IF([.F58]=6;&quot;Government&quot;;IF([.F58]=7;&quot;Information Technology&quot;;IF([.F58]=8;&quot;Law&quot;;IF([.F58]=9;&quot;Manufacturing&quot;;IF([.F58]=10;&quot;Medical&quot;;IF([.F58]=11;&quot;Military&quot;;IF([.F58]=12;&quot;Mother&quot;;PROPER([.F58])))))))))))))" office:value-type="string" office:string-value="Mother" calcext:value-type="string">
            <text:p>Mother</text:p>
          </table:table-cell>
          <table:table-cell table:style-name="ce4" office:value-type="float" office:value="30" calcext:value-type="float">
            <text:p>30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58]=1;&quot;TV&quot;;IF([.I58]=2;&quot;Radio&quot;;IF([.I58]=3;&quot;Online&quot;;IF([.I58]=4;&quot;Friends&quot;;IF([.I58]=5;&quot;Family&quot;;IF([.I58]=6;&quot;Co-Workers&quot;;IF([.I58]=7;&quot;News Paper&quot;;IF([.I58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6"/>
          <table:table-cell table:number-columns-repeated="3"/>
          <table:table-cell table:style-name="ce56"/>
          <table:table-cell/>
          <table:table-cell table:style-name="ce56"/>
          <table:table-cell/>
          <table:table-cell table:style-name="ce56"/>
          <table:table-cell table:number-columns-repeated="2"/>
          <table:table-cell table:style-name="ce56" table:number-columns-repeated="3"/>
          <table:table-cell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table:formula="of:=IF([.A59]=1;&quot;High School&quot;;IF([.A59]=2;&quot;Associates&quot;;IF([.A59]=3;&quot;Bachelors&quot;;IF([.A59]=4;&quot;Masters&quot;;IF([.A59]=5;&quot;Doctorate&quot;;&quot;Null&quot;)))))" office:value-type="string" office:string-value="Masters" calcext:value-type="string">
            <text:p>Masters</text:p>
          </table:table-cell>
          <table:table-cell table:style-name="ce14" office:value-type="float" office:value="37" calcext:value-type="float">
            <text:p>37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59]=1;&quot;Male&quot;;&quot;Female&quot;)" office:value-type="string" office:string-value="Male" calcext:value-type="string">
            <text:p>Male</text:p>
          </table:table-cell>
          <table:table-cell table:style-name="ce21" office:value-type="float" office:value="1" calcext:value-type="float">
            <text:p>1</text:p>
          </table:table-cell>
          <table:table-cell table:style-name="ce26" table:formula="of:=IF([.F59]=1;&quot;Aerospace&quot;;IF([.F59]=2;&quot;Agriculture&quot;;IF([.F59]=3;&quot;Construction&quot;;IF([.F59]=4;&quot;Emergency Responder&quot;;IF([.F59]=5;&quot;Finance&quot;;IF([.F59]=6;&quot;Government&quot;;IF([.F59]=7;&quot;Information Technology&quot;;IF([.F59]=8;&quot;Law&quot;;IF([.F59]=9;&quot;Manufacturing&quot;;IF([.F59]=10;&quot;Medical&quot;;IF([.F59]=11;&quot;Military&quot;;IF([.F59]=12;&quot;Mother&quot;;PROPER([.F59])))))))))))))" office:value-type="string" office:string-value="Aerospace" calcext:value-type="string">
            <text:p>Aerospace</text:p>
          </table:table-cell>
          <table:table-cell table:style-name="ce4" office:value-type="float" office:value="30" calcext:value-type="float">
            <text:p>30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59]=1;&quot;TV&quot;;IF([.I59]=2;&quot;Radio&quot;;IF([.I59]=3;&quot;Online&quot;;IF([.I59]=4;&quot;Friends&quot;;IF([.I59]=5;&quot;Family&quot;;IF([.I59]=6;&quot;Co-Workers&quot;;IF([.I59]=7;&quot;News Paper&quot;;IF([.I59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number-columns-repeated="3"/>
          <table:table-cell table:style-name="ce56" table:number-columns-repeated="5"/>
          <table:table-cell table:number-columns-repeated="2"/>
          <table:table-cell table:style-name="ce56"/>
          <table:table-cell table:number-columns-repeated="3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table:formula="of:=IF([.A60]=1;&quot;High School&quot;;IF([.A60]=2;&quot;Associates&quot;;IF([.A60]=3;&quot;Bachelors&quot;;IF([.A60]=4;&quot;Masters&quot;;IF([.A60]=5;&quot;Doctorate&quot;;&quot;Null&quot;)))))" office:value-type="string" office:string-value="Masters" calcext:value-type="string">
            <text:p>Masters</text:p>
          </table:table-cell>
          <table:table-cell table:style-name="ce14" office:value-type="float" office:value="61" calcext:value-type="float">
            <text:p>61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60]=1;&quot;Male&quot;;&quot;Female&quot;)" office:value-type="string" office:string-value="Male" calcext:value-type="string">
            <text:p>Male</text:p>
          </table:table-cell>
          <table:table-cell table:style-name="ce21" office:value-type="string" calcext:value-type="string">
            <text:p>Business</text:p>
          </table:table-cell>
          <table:table-cell table:style-name="ce26" table:formula="of:=IF([.F60]=1;&quot;Aerospace&quot;;IF([.F60]=2;&quot;Agriculture&quot;;IF([.F60]=3;&quot;Construction&quot;;IF([.F60]=4;&quot;Emergency Responder&quot;;IF([.F60]=5;&quot;Finance&quot;;IF([.F60]=6;&quot;Government&quot;;IF([.F60]=7;&quot;Information Technology&quot;;IF([.F60]=8;&quot;Law&quot;;IF([.F60]=9;&quot;Manufacturing&quot;;IF([.F60]=10;&quot;Medical&quot;;IF([.F60]=11;&quot;Military&quot;;IF([.F60]=12;&quot;Mother&quot;;PROPER([.F60])))))))))))))" office:value-type="string" office:string-value="Business" calcext:value-type="string">
            <text:p>Business</text:p>
          </table:table-cell>
          <table:table-cell table:style-name="ce4" office:value-type="float" office:value="20" calcext:value-type="float">
            <text:p>20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60]=1;&quot;TV&quot;;IF([.I60]=2;&quot;Radio&quot;;IF([.I60]=3;&quot;Online&quot;;IF([.I60]=4;&quot;Friends&quot;;IF([.I60]=5;&quot;Family&quot;;IF([.I60]=6;&quot;Co-Workers&quot;;IF([.I60]=7;&quot;News Paper&quot;;IF([.I60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/>
          <table:table-cell table:style-name="ce56"/>
          <table:table-cell table:number-columns-repeated="2"/>
          <table:table-cell table:style-name="ce56"/>
          <table:table-cell table:number-columns-repeated="2"/>
          <table:table-cell table:style-name="ce56"/>
          <table:table-cell table:number-columns-repeated="6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table:formula="of:=IF([.A61]=1;&quot;High School&quot;;IF([.A61]=2;&quot;Associates&quot;;IF([.A61]=3;&quot;Bachelors&quot;;IF([.A61]=4;&quot;Masters&quot;;IF([.A61]=5;&quot;Doctorate&quot;;&quot;Null&quot;)))))" office:value-type="string" office:string-value="Masters" calcext:value-type="string">
            <text:p>Masters</text:p>
          </table:table-cell>
          <table:table-cell table:style-name="ce1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61]=1;&quot;Male&quot;;&quot;Female&quot;)" office:value-type="string" office:string-value="Male" calcext:value-type="string">
            <text:p>Male</text:p>
          </table:table-cell>
          <table:table-cell table:style-name="ce21" office:value-type="float" office:value="7" calcext:value-type="float">
            <text:p>7</text:p>
          </table:table-cell>
          <table:table-cell table:style-name="ce26" table:formula="of:=IF([.F61]=1;&quot;Aerospace&quot;;IF([.F61]=2;&quot;Agriculture&quot;;IF([.F61]=3;&quot;Construction&quot;;IF([.F61]=4;&quot;Emergency Responder&quot;;IF([.F61]=5;&quot;Finance&quot;;IF([.F61]=6;&quot;Government&quot;;IF([.F61]=7;&quot;Information Technology&quot;;IF([.F61]=8;&quot;Law&quot;;IF([.F61]=9;&quot;Manufacturing&quot;;IF([.F61]=10;&quot;Medical&quot;;IF([.F61]=11;&quot;Military&quot;;IF([.F61]=12;&quot;Mother&quot;;PROPER([.F61])))))))))))))" office:value-type="string" office:string-value="Information Technology" calcext:value-type="string">
            <text:p>Information Technology</text:p>
          </table:table-cell>
          <table:table-cell table:style-name="ce4" office:value-type="float" office:value="15" calcext:value-type="float">
            <text:p>15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61]=1;&quot;TV&quot;;IF([.I61]=2;&quot;Radio&quot;;IF([.I61]=3;&quot;Online&quot;;IF([.I61]=4;&quot;Friends&quot;;IF([.I61]=5;&quot;Family&quot;;IF([.I61]=6;&quot;Co-Workers&quot;;IF([.I61]=7;&quot;News Paper&quot;;IF([.I61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number-columns-repeated="3"/>
          <table:table-cell table:style-name="ce56" table:number-columns-repeated="5"/>
          <table:table-cell table:number-columns-repeated="2"/>
          <table:table-cell table:style-name="ce56" table:number-columns-repeated="3"/>
          <table:table-cell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table:formula="of:=IF([.A62]=1;&quot;High School&quot;;IF([.A62]=2;&quot;Associates&quot;;IF([.A62]=3;&quot;Bachelors&quot;;IF([.A62]=4;&quot;Masters&quot;;IF([.A62]=5;&quot;Doctorate&quot;;&quot;Null&quot;)))))" office:value-type="string" office:string-value="Masters" calcext:value-type="string">
            <text:p>Masters</text:p>
          </table:table-cell>
          <table:table-cell table:style-name="ce14" office:value-type="float" office:value="63" calcext:value-type="float">
            <text:p>63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62]=1;&quot;Male&quot;;&quot;Female&quot;)" office:value-type="string" office:string-value="Male" calcext:value-type="string">
            <text:p>Male</text:p>
          </table:table-cell>
          <table:table-cell table:style-name="ce21" office:value-type="float" office:value="7" calcext:value-type="float">
            <text:p>7</text:p>
          </table:table-cell>
          <table:table-cell table:style-name="ce26" table:formula="of:=IF([.F62]=1;&quot;Aerospace&quot;;IF([.F62]=2;&quot;Agriculture&quot;;IF([.F62]=3;&quot;Construction&quot;;IF([.F62]=4;&quot;Emergency Responder&quot;;IF([.F62]=5;&quot;Finance&quot;;IF([.F62]=6;&quot;Government&quot;;IF([.F62]=7;&quot;Information Technology&quot;;IF([.F62]=8;&quot;Law&quot;;IF([.F62]=9;&quot;Manufacturing&quot;;IF([.F62]=10;&quot;Medical&quot;;IF([.F62]=11;&quot;Military&quot;;IF([.F62]=12;&quot;Mother&quot;;PROPER([.F62])))))))))))))" office:value-type="string" office:string-value="Information Technology" calcext:value-type="string">
            <text:p>Information Technology</text:p>
          </table:table-cell>
          <table:table-cell table:style-name="ce4" office:value-type="float" office:value="15" calcext:value-type="float">
            <text:p>15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62]=1;&quot;TV&quot;;IF([.I62]=2;&quot;Radio&quot;;IF([.I62]=3;&quot;Online&quot;;IF([.I62]=4;&quot;Friends&quot;;IF([.I62]=5;&quot;Family&quot;;IF([.I62]=6;&quot;Co-Workers&quot;;IF([.I62]=7;&quot;News Paper&quot;;IF([.I62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style-name="ce56" table:number-columns-repeated="8"/>
          <table:table-cell table:number-columns-repeated="6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table:formula="of:=IF([.A63]=1;&quot;High School&quot;;IF([.A63]=2;&quot;Associates&quot;;IF([.A63]=3;&quot;Bachelors&quot;;IF([.A63]=4;&quot;Masters&quot;;IF([.A63]=5;&quot;Doctorate&quot;;&quot;Null&quot;)))))" office:value-type="string" office:string-value="Masters" calcext:value-type="string">
            <text:p>Masters</text:p>
          </table:table-cell>
          <table:table-cell table:style-name="ce14" office:value-type="float" office:value="35" calcext:value-type="float">
            <text:p>35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63]=1;&quot;Male&quot;;&quot;Female&quot;)" office:value-type="string" office:string-value="Male" calcext:value-type="string">
            <text:p>Male</text:p>
          </table:table-cell>
          <table:table-cell table:style-name="ce21" office:value-type="float" office:value="11" calcext:value-type="float">
            <text:p>11</text:p>
          </table:table-cell>
          <table:table-cell table:style-name="ce26" table:formula="of:=IF([.F63]=1;&quot;Aerospace&quot;;IF([.F63]=2;&quot;Agriculture&quot;;IF([.F63]=3;&quot;Construction&quot;;IF([.F63]=4;&quot;Emergency Responder&quot;;IF([.F63]=5;&quot;Finance&quot;;IF([.F63]=6;&quot;Government&quot;;IF([.F63]=7;&quot;Information Technology&quot;;IF([.F63]=8;&quot;Law&quot;;IF([.F63]=9;&quot;Manufacturing&quot;;IF([.F63]=10;&quot;Medical&quot;;IF([.F63]=11;&quot;Military&quot;;IF([.F63]=12;&quot;Mother&quot;;PROPER([.F63])))))))))))))" office:value-type="string" office:string-value="Military" calcext:value-type="string">
            <text:p>Military</text:p>
          </table:table-cell>
          <table:table-cell table:style-name="ce4" office:value-type="float" office:value="15" calcext:value-type="float">
            <text:p>15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63]=1;&quot;TV&quot;;IF([.I63]=2;&quot;Radio&quot;;IF([.I63]=3;&quot;Online&quot;;IF([.I63]=4;&quot;Friends&quot;;IF([.I63]=5;&quot;Family&quot;;IF([.I63]=6;&quot;Co-Workers&quot;;IF([.I63]=7;&quot;News Paper&quot;;IF([.I63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6"/>
          <table:table-cell table:number-columns-repeated="4"/>
          <table:table-cell table:style-name="ce56" table:number-columns-repeated="2"/>
          <table:table-cell/>
          <table:table-cell table:style-name="ce56"/>
          <table:table-cell table:number-columns-repeated="6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table:formula="of:=IF([.A64]=1;&quot;High School&quot;;IF([.A64]=2;&quot;Associates&quot;;IF([.A64]=3;&quot;Bachelors&quot;;IF([.A64]=4;&quot;Masters&quot;;IF([.A64]=5;&quot;Doctorate&quot;;&quot;Null&quot;)))))" office:value-type="string" office:string-value="Masters" calcext:value-type="string">
            <text:p>Masters</text:p>
          </table:table-cell>
          <table:table-cell table:style-name="ce14" office:value-type="float" office:value="64" calcext:value-type="float">
            <text:p>64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64]=1;&quot;Male&quot;;&quot;Female&quot;)" office:value-type="string" office:string-value="Male" calcext:value-type="string">
            <text:p>Male</text:p>
          </table:table-cell>
          <table:table-cell table:style-name="ce21" office:value-type="float" office:value="7" calcext:value-type="float">
            <text:p>7</text:p>
          </table:table-cell>
          <table:table-cell table:style-name="ce26" table:formula="of:=IF([.F64]=1;&quot;Aerospace&quot;;IF([.F64]=2;&quot;Agriculture&quot;;IF([.F64]=3;&quot;Construction&quot;;IF([.F64]=4;&quot;Emergency Responder&quot;;IF([.F64]=5;&quot;Finance&quot;;IF([.F64]=6;&quot;Government&quot;;IF([.F64]=7;&quot;Information Technology&quot;;IF([.F64]=8;&quot;Law&quot;;IF([.F64]=9;&quot;Manufacturing&quot;;IF([.F64]=10;&quot;Medical&quot;;IF([.F64]=11;&quot;Military&quot;;IF([.F64]=12;&quot;Mother&quot;;PROPER([.F64])))))))))))))" office:value-type="string" office:string-value="Information Technology" calcext:value-type="string">
            <text:p>Information Technology</text:p>
          </table:table-cell>
          <table:table-cell table:style-name="ce4" office:value-type="float" office:value="10" calcext:value-type="float">
            <text:p>10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64]=1;&quot;TV&quot;;IF([.I64]=2;&quot;Radio&quot;;IF([.I64]=3;&quot;Online&quot;;IF([.I64]=4;&quot;Friends&quot;;IF([.I64]=5;&quot;Family&quot;;IF([.I64]=6;&quot;Co-Workers&quot;;IF([.I64]=7;&quot;News Paper&quot;;IF([.I64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number-columns-repeated="8"/>
          <table:table-cell table:style-name="ce56"/>
          <table:table-cell/>
          <table:table-cell table:style-name="ce56"/>
          <table:table-cell table:number-columns-repeated="3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table:formula="of:=IF([.A65]=1;&quot;High School&quot;;IF([.A65]=2;&quot;Associates&quot;;IF([.A65]=3;&quot;Bachelors&quot;;IF([.A65]=4;&quot;Masters&quot;;IF([.A65]=5;&quot;Doctorate&quot;;&quot;Null&quot;)))))" office:value-type="string" office:string-value="Masters" calcext:value-type="string">
            <text:p>Masters</text:p>
          </table:table-cell>
          <table:table-cell table:style-name="ce14" office:value-type="float" office:value="40" calcext:value-type="float">
            <text:p>40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65]=1;&quot;Male&quot;;&quot;Female&quot;)" office:value-type="string" office:string-value="Male" calcext:value-type="string">
            <text:p>Male</text:p>
          </table:table-cell>
          <table:table-cell table:style-name="ce21" office:value-type="float" office:value="4" calcext:value-type="float">
            <text:p>4</text:p>
          </table:table-cell>
          <table:table-cell table:style-name="ce26" table:formula="of:=IF([.F65]=1;&quot;Aerospace&quot;;IF([.F65]=2;&quot;Agriculture&quot;;IF([.F65]=3;&quot;Construction&quot;;IF([.F65]=4;&quot;Emergency Responder&quot;;IF([.F65]=5;&quot;Finance&quot;;IF([.F65]=6;&quot;Government&quot;;IF([.F65]=7;&quot;Information Technology&quot;;IF([.F65]=8;&quot;Law&quot;;IF([.F65]=9;&quot;Manufacturing&quot;;IF([.F65]=10;&quot;Medical&quot;;IF([.F65]=11;&quot;Military&quot;;IF([.F65]=12;&quot;Mother&quot;;PROPER([.F65])))))))))))))" office:value-type="string" office:string-value="Emergency Responder" calcext:value-type="string">
            <text:p>Emergency Responder</text:p>
          </table:table-cell>
          <table:table-cell table:style-name="ce4" office:value-type="float" office:value="10" calcext:value-type="float">
            <text:p>10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65]=1;&quot;TV&quot;;IF([.I65]=2;&quot;Radio&quot;;IF([.I65]=3;&quot;Online&quot;;IF([.I65]=4;&quot;Friends&quot;;IF([.I65]=5;&quot;Family&quot;;IF([.I65]=6;&quot;Co-Workers&quot;;IF([.I65]=7;&quot;News Paper&quot;;IF([.I65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number-columns-repeated="3"/>
          <table:table-cell table:style-name="ce56"/>
          <table:table-cell table:number-columns-repeated="3"/>
          <table:table-cell table:style-name="ce56"/>
          <table:table-cell table:number-columns-repeated="3"/>
          <table:table-cell table:style-name="ce56" table:number-columns-repeated="2"/>
          <table:table-cell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table:formula="of:=IF([.A66]=1;&quot;High School&quot;;IF([.A66]=2;&quot;Associates&quot;;IF([.A66]=3;&quot;Bachelors&quot;;IF([.A66]=4;&quot;Masters&quot;;IF([.A66]=5;&quot;Doctorate&quot;;&quot;Null&quot;)))))" office:value-type="string" office:string-value="Masters" calcext:value-type="string">
            <text:p>Masters</text:p>
          </table:table-cell>
          <table:table-cell table:style-name="ce14" office:value-type="float" office:value="38" calcext:value-type="float">
            <text:p>38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66]=1;&quot;Male&quot;;&quot;Female&quot;)" office:value-type="string" office:string-value="Male" calcext:value-type="string">
            <text:p>Male</text:p>
          </table:table-cell>
          <table:table-cell table:style-name="ce21" office:value-type="float" office:value="7" calcext:value-type="float">
            <text:p>7</text:p>
          </table:table-cell>
          <table:table-cell table:style-name="ce26" table:formula="of:=IF([.F66]=1;&quot;Aerospace&quot;;IF([.F66]=2;&quot;Agriculture&quot;;IF([.F66]=3;&quot;Construction&quot;;IF([.F66]=4;&quot;Emergency Responder&quot;;IF([.F66]=5;&quot;Finance&quot;;IF([.F66]=6;&quot;Government&quot;;IF([.F66]=7;&quot;Information Technology&quot;;IF([.F66]=8;&quot;Law&quot;;IF([.F66]=9;&quot;Manufacturing&quot;;IF([.F66]=10;&quot;Medical&quot;;IF([.F66]=11;&quot;Military&quot;;IF([.F66]=12;&quot;Mother&quot;;PROPER([.F66])))))))))))))" office:value-type="string" office:string-value="Information Technology" calcext:value-type="string">
            <text:p>Information Technology</text:p>
          </table:table-cell>
          <table:table-cell table:style-name="ce4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66]=1;&quot;TV&quot;;IF([.I66]=2;&quot;Radio&quot;;IF([.I66]=3;&quot;Online&quot;;IF([.I66]=4;&quot;Friends&quot;;IF([.I66]=5;&quot;Family&quot;;IF([.I66]=6;&quot;Co-Workers&quot;;IF([.I66]=7;&quot;News Paper&quot;;IF([.I66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number-columns-repeated="3"/>
          <table:table-cell table:style-name="ce56" table:number-columns-repeated="2"/>
          <table:table-cell table:number-columns-repeated="5"/>
          <table:table-cell table:style-name="ce56" table:number-columns-repeated="3"/>
          <table:table-cell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9" table:formula="of:=IF([.A67]=1;&quot;High School&quot;;IF([.A67]=2;&quot;Associates&quot;;IF([.A67]=3;&quot;Bachelors&quot;;IF([.A67]=4;&quot;Masters&quot;;IF([.A67]=5;&quot;Doctorate&quot;;&quot;Null&quot;)))))" office:value-type="string" office:string-value="High School" calcext:value-type="string">
            <text:p>High School</text:p>
          </table:table-cell>
          <table:table-cell table:style-name="ce14" office:value-type="float" office:value="52" calcext:value-type="float">
            <text:p>52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67]=1;&quot;Male&quot;;&quot;Female&quot;)" office:value-type="string" office:string-value="Female" calcext:value-type="string">
            <text:p>Female</text:p>
          </table:table-cell>
          <table:table-cell table:style-name="ce21" office:value-type="float" office:value="4" calcext:value-type="float">
            <text:p>4</text:p>
          </table:table-cell>
          <table:table-cell table:style-name="ce26" table:formula="of:=IF([.F67]=1;&quot;Aerospace&quot;;IF([.F67]=2;&quot;Agriculture&quot;;IF([.F67]=3;&quot;Construction&quot;;IF([.F67]=4;&quot;Emergency Responder&quot;;IF([.F67]=5;&quot;Finance&quot;;IF([.F67]=6;&quot;Government&quot;;IF([.F67]=7;&quot;Information Technology&quot;;IF([.F67]=8;&quot;Law&quot;;IF([.F67]=9;&quot;Manufacturing&quot;;IF([.F67]=10;&quot;Medical&quot;;IF([.F67]=11;&quot;Military&quot;;IF([.F67]=12;&quot;Mother&quot;;PROPER([.F67])))))))))))))" office:value-type="string" office:string-value="Emergency Responder" calcext:value-type="string">
            <text:p>Emergency Responder</text:p>
          </table:table-cell>
          <table:table-cell table:style-name="ce4" office:value-type="float" office:value="120" calcext:value-type="float">
            <text:p>120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67]=1;&quot;TV&quot;;IF([.I67]=2;&quot;Radio&quot;;IF([.I67]=3;&quot;Online&quot;;IF([.I67]=4;&quot;Friends&quot;;IF([.I67]=5;&quot;Family&quot;;IF([.I67]=6;&quot;Co-Workers&quot;;IF([.I67]=7;&quot;News Paper&quot;;IF([.I67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6"/>
          <table:table-cell/>
          <table:table-cell table:style-name="ce56" table:number-columns-repeated="4"/>
          <table:table-cell table:number-columns-repeated="5"/>
          <table:table-cell table:style-name="ce56" table:number-columns-repeated="2"/>
          <table:table-cell table:number-columns-repeated="2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9" table:formula="of:=IF([.A68]=1;&quot;High School&quot;;IF([.A68]=2;&quot;Associates&quot;;IF([.A68]=3;&quot;Bachelors&quot;;IF([.A68]=4;&quot;Masters&quot;;IF([.A68]=5;&quot;Doctorate&quot;;&quot;Null&quot;)))))" office:value-type="string" office:string-value="High School" calcext:value-type="string">
            <text:p>High School</text:p>
          </table:table-cell>
          <table:table-cell table:style-name="ce14" office:value-type="float" office:value="60" calcext:value-type="float">
            <text:p>60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68]=1;&quot;Male&quot;;&quot;Female&quot;)" office:value-type="string" office:string-value="Female" calcext:value-type="string">
            <text:p>Female</text:p>
          </table:table-cell>
          <table:table-cell table:style-name="ce21" office:value-type="float" office:value="13" calcext:value-type="float">
            <text:p>13</text:p>
          </table:table-cell>
          <table:table-cell table:style-name="ce26" table:formula="of:=IF([.F68]=1;&quot;Aerospace&quot;;IF([.F68]=2;&quot;Agriculture&quot;;IF([.F68]=3;&quot;Construction&quot;;IF([.F68]=4;&quot;Emergency Responder&quot;;IF([.F68]=5;&quot;Finance&quot;;IF([.F68]=6;&quot;Government&quot;;IF([.F68]=7;&quot;Information Technology&quot;;IF([.F68]=8;&quot;Law&quot;;IF([.F68]=9;&quot;Manufacturing&quot;;IF([.F68]=10;&quot;Medical&quot;;IF([.F68]=11;&quot;Military&quot;;IF([.F68]=12;&quot;Mother&quot;;PROPER([.F68])))))))))))))" office:value-type="string" office:string-value="13" calcext:value-type="string">
            <text:p>13</text:p>
          </table:table-cell>
          <table:table-cell table:style-name="ce4" office:value-type="float" office:value="60" calcext:value-type="float">
            <text:p>60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68]=1;&quot;TV&quot;;IF([.I68]=2;&quot;Radio&quot;;IF([.I68]=3;&quot;Online&quot;;IF([.I68]=4;&quot;Friends&quot;;IF([.I68]=5;&quot;Family&quot;;IF([.I68]=6;&quot;Co-Workers&quot;;IF([.I68]=7;&quot;News Paper&quot;;IF([.I68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/>
          <table:table-cell table:style-name="ce56" table:number-columns-repeated="7"/>
          <table:table-cell table:number-columns-repeated="6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9" table:formula="of:=IF([.A69]=1;&quot;High School&quot;;IF([.A69]=2;&quot;Associates&quot;;IF([.A69]=3;&quot;Bachelors&quot;;IF([.A69]=4;&quot;Masters&quot;;IF([.A69]=5;&quot;Doctorate&quot;;&quot;Null&quot;)))))" office:value-type="string" office:string-value="High School" calcext:value-type="string">
            <text:p>High School</text:p>
          </table:table-cell>
          <table:table-cell table:style-name="ce14" office:value-type="float" office:value="49" calcext:value-type="float">
            <text:p>49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69]=1;&quot;Male&quot;;&quot;Female&quot;)" office:value-type="string" office:string-value="Female" calcext:value-type="string">
            <text:p>Female</text:p>
          </table:table-cell>
          <table:table-cell table:style-name="ce21" office:value-type="string" calcext:value-type="string">
            <text:p>Real Estate</text:p>
          </table:table-cell>
          <table:table-cell table:style-name="ce26" table:formula="of:=IF([.F69]=1;&quot;Aerospace&quot;;IF([.F69]=2;&quot;Agriculture&quot;;IF([.F69]=3;&quot;Construction&quot;;IF([.F69]=4;&quot;Emergency Responder&quot;;IF([.F69]=5;&quot;Finance&quot;;IF([.F69]=6;&quot;Government&quot;;IF([.F69]=7;&quot;Information Technology&quot;;IF([.F69]=8;&quot;Law&quot;;IF([.F69]=9;&quot;Manufacturing&quot;;IF([.F69]=10;&quot;Medical&quot;;IF([.F69]=11;&quot;Military&quot;;IF([.F69]=12;&quot;Mother&quot;;PROPER([.F69])))))))))))))" office:value-type="string" office:string-value="Real Estate" calcext:value-type="string">
            <text:p>Real Estate</text:p>
          </table:table-cell>
          <table:table-cell table:style-name="ce4" office:value-type="float" office:value="60" calcext:value-type="float">
            <text:p>60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69]=1;&quot;TV&quot;;IF([.I69]=2;&quot;Radio&quot;;IF([.I69]=3;&quot;Online&quot;;IF([.I69]=4;&quot;Friends&quot;;IF([.I69]=5;&quot;Family&quot;;IF([.I69]=6;&quot;Co-Workers&quot;;IF([.I69]=7;&quot;News Paper&quot;;IF([.I69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/>
          <table:table-cell table:style-name="ce56"/>
          <table:table-cell/>
          <table:table-cell table:style-name="ce56" table:number-columns-repeated="2"/>
          <table:table-cell/>
          <table:table-cell table:style-name="ce56" table:number-columns-repeated="2"/>
          <table:table-cell table:number-columns-repeated="2"/>
          <table:table-cell table:style-name="ce56"/>
          <table:table-cell table:number-columns-repeated="3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9" table:formula="of:=IF([.A70]=1;&quot;High School&quot;;IF([.A70]=2;&quot;Associates&quot;;IF([.A70]=3;&quot;Bachelors&quot;;IF([.A70]=4;&quot;Masters&quot;;IF([.A70]=5;&quot;Doctorate&quot;;&quot;Null&quot;)))))" office:value-type="string" office:string-value="High School" calcext:value-type="string">
            <text:p>High School</text:p>
          </table:table-cell>
          <table:table-cell table:style-name="ce14" office:value-type="float" office:value="46" calcext:value-type="float">
            <text:p>46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70]=1;&quot;Male&quot;;&quot;Female&quot;)" office:value-type="string" office:string-value="Female" calcext:value-type="string">
            <text:p>Female</text:p>
          </table:table-cell>
          <table:table-cell table:style-name="ce21" office:value-type="float" office:value="12" calcext:value-type="float">
            <text:p>12</text:p>
          </table:table-cell>
          <table:table-cell table:style-name="ce26" table:formula="of:=IF([.F70]=1;&quot;Aerospace&quot;;IF([.F70]=2;&quot;Agriculture&quot;;IF([.F70]=3;&quot;Construction&quot;;IF([.F70]=4;&quot;Emergency Responder&quot;;IF([.F70]=5;&quot;Finance&quot;;IF([.F70]=6;&quot;Government&quot;;IF([.F70]=7;&quot;Information Technology&quot;;IF([.F70]=8;&quot;Law&quot;;IF([.F70]=9;&quot;Manufacturing&quot;;IF([.F70]=10;&quot;Medical&quot;;IF([.F70]=11;&quot;Military&quot;;IF([.F70]=12;&quot;Mother&quot;;PROPER([.F70])))))))))))))" office:value-type="string" office:string-value="Mother" calcext:value-type="string">
            <text:p>Mother</text:p>
          </table:table-cell>
          <table:table-cell table:style-name="ce4" office:value-type="float" office:value="60" calcext:value-type="float">
            <text:p>60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70]=1;&quot;TV&quot;;IF([.I70]=2;&quot;Radio&quot;;IF([.I70]=3;&quot;Online&quot;;IF([.I70]=4;&quot;Friends&quot;;IF([.I70]=5;&quot;Family&quot;;IF([.I70]=6;&quot;Co-Workers&quot;;IF([.I70]=7;&quot;News Paper&quot;;IF([.I70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number-columns-repeated="3"/>
          <table:table-cell table:style-name="ce56" table:number-columns-repeated="2"/>
          <table:table-cell table:number-columns-repeated="5"/>
          <table:table-cell table:style-name="ce56" table:number-columns-repeated="2"/>
          <table:table-cell table:number-columns-repeated="2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9" table:formula="of:=IF([.A71]=1;&quot;High School&quot;;IF([.A71]=2;&quot;Associates&quot;;IF([.A71]=3;&quot;Bachelors&quot;;IF([.A71]=4;&quot;Masters&quot;;IF([.A71]=5;&quot;Doctorate&quot;;&quot;Null&quot;)))))" office:value-type="string" office:string-value="High School" calcext:value-type="string">
            <text:p>High School</text:p>
          </table:table-cell>
          <table:table-cell table:style-name="ce14" office:value-type="float" office:value="64" calcext:value-type="float">
            <text:p>64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71]=1;&quot;Male&quot;;&quot;Female&quot;)" office:value-type="string" office:string-value="Female" calcext:value-type="string">
            <text:p>Female</text:p>
          </table:table-cell>
          <table:table-cell table:style-name="ce21" office:value-type="float" office:value="4" calcext:value-type="float">
            <text:p>4</text:p>
          </table:table-cell>
          <table:table-cell table:style-name="ce26" table:formula="of:=IF([.F71]=1;&quot;Aerospace&quot;;IF([.F71]=2;&quot;Agriculture&quot;;IF([.F71]=3;&quot;Construction&quot;;IF([.F71]=4;&quot;Emergency Responder&quot;;IF([.F71]=5;&quot;Finance&quot;;IF([.F71]=6;&quot;Government&quot;;IF([.F71]=7;&quot;Information Technology&quot;;IF([.F71]=8;&quot;Law&quot;;IF([.F71]=9;&quot;Manufacturing&quot;;IF([.F71]=10;&quot;Medical&quot;;IF([.F71]=11;&quot;Military&quot;;IF([.F71]=12;&quot;Mother&quot;;PROPER([.F71])))))))))))))" office:value-type="string" office:string-value="Emergency Responder" calcext:value-type="string">
            <text:p>Emergency Responder</text:p>
          </table:table-cell>
          <table:table-cell table:style-name="ce4" office:value-type="float" office:value="30" calcext:value-type="float">
            <text:p>30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71]=1;&quot;TV&quot;;IF([.I71]=2;&quot;Radio&quot;;IF([.I71]=3;&quot;Online&quot;;IF([.I71]=4;&quot;Friends&quot;;IF([.I71]=5;&quot;Family&quot;;IF([.I71]=6;&quot;Co-Workers&quot;;IF([.I71]=7;&quot;News Paper&quot;;IF([.I71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/>
          <table:table-cell table:style-name="ce56"/>
          <table:table-cell/>
          <table:table-cell table:style-name="ce56"/>
          <table:table-cell table:number-columns-repeated="6"/>
          <table:table-cell table:style-name="ce56"/>
          <table:table-cell table:number-columns-repeated="3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9" table:formula="of:=IF([.A72]=1;&quot;High School&quot;;IF([.A72]=2;&quot;Associates&quot;;IF([.A72]=3;&quot;Bachelors&quot;;IF([.A72]=4;&quot;Masters&quot;;IF([.A72]=5;&quot;Doctorate&quot;;&quot;Null&quot;)))))" office:value-type="string" office:string-value="High School" calcext:value-type="string">
            <text:p>High School</text:p>
          </table:table-cell>
          <table:table-cell table:style-name="ce14" office:value-type="float" office:value="34" calcext:value-type="float">
            <text:p>34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72]=1;&quot;Male&quot;;&quot;Female&quot;)" office:value-type="string" office:string-value="Female" calcext:value-type="string">
            <text:p>Female</text:p>
          </table:table-cell>
          <table:table-cell table:style-name="ce21" office:value-type="float" office:value="13" calcext:value-type="float">
            <text:p>13</text:p>
          </table:table-cell>
          <table:table-cell table:style-name="ce26" table:formula="of:=IF([.F72]=1;&quot;Aerospace&quot;;IF([.F72]=2;&quot;Agriculture&quot;;IF([.F72]=3;&quot;Construction&quot;;IF([.F72]=4;&quot;Emergency Responder&quot;;IF([.F72]=5;&quot;Finance&quot;;IF([.F72]=6;&quot;Government&quot;;IF([.F72]=7;&quot;Information Technology&quot;;IF([.F72]=8;&quot;Law&quot;;IF([.F72]=9;&quot;Manufacturing&quot;;IF([.F72]=10;&quot;Medical&quot;;IF([.F72]=11;&quot;Military&quot;;IF([.F72]=12;&quot;Mother&quot;;PROPER([.F72])))))))))))))" office:value-type="string" office:string-value="13" calcext:value-type="string">
            <text:p>13</text:p>
          </table:table-cell>
          <table:table-cell table:style-name="ce4" office:value-type="float" office:value="10" calcext:value-type="float">
            <text:p>10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72]=1;&quot;TV&quot;;IF([.I72]=2;&quot;Radio&quot;;IF([.I72]=3;&quot;Online&quot;;IF([.I72]=4;&quot;Friends&quot;;IF([.I72]=5;&quot;Family&quot;;IF([.I72]=6;&quot;Co-Workers&quot;;IF([.I72]=7;&quot;News Paper&quot;;IF([.I72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number-columns-repeated="3"/>
          <table:table-cell table:style-name="ce56"/>
          <table:table-cell table:number-columns-repeated="7"/>
          <table:table-cell table:style-name="ce56"/>
          <table:table-cell table:number-columns-repeated="2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9" table:formula="of:=IF([.A73]=1;&quot;High School&quot;;IF([.A73]=2;&quot;Associates&quot;;IF([.A73]=3;&quot;Bachelors&quot;;IF([.A73]=4;&quot;Masters&quot;;IF([.A73]=5;&quot;Doctorate&quot;;&quot;Null&quot;)))))" office:value-type="string" office:string-value="High School" calcext:value-type="string">
            <text:p>High School</text:p>
          </table:table-cell>
          <table:table-cell table:style-name="ce14" office:value-type="float" office:value="60" calcext:value-type="float">
            <text:p>60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73]=1;&quot;Male&quot;;&quot;Female&quot;)" office:value-type="string" office:string-value="Female" calcext:value-type="string">
            <text:p>Female</text:p>
          </table:table-cell>
          <table:table-cell table:style-name="ce21" office:value-type="float" office:value="13" calcext:value-type="float">
            <text:p>13</text:p>
          </table:table-cell>
          <table:table-cell table:style-name="ce26" table:formula="of:=IF([.F73]=1;&quot;Aerospace&quot;;IF([.F73]=2;&quot;Agriculture&quot;;IF([.F73]=3;&quot;Construction&quot;;IF([.F73]=4;&quot;Emergency Responder&quot;;IF([.F73]=5;&quot;Finance&quot;;IF([.F73]=6;&quot;Government&quot;;IF([.F73]=7;&quot;Information Technology&quot;;IF([.F73]=8;&quot;Law&quot;;IF([.F73]=9;&quot;Manufacturing&quot;;IF([.F73]=10;&quot;Medical&quot;;IF([.F73]=11;&quot;Military&quot;;IF([.F73]=12;&quot;Mother&quot;;PROPER([.F73])))))))))))))" office:value-type="string" office:string-value="13" calcext:value-type="string">
            <text:p>13</text:p>
          </table:table-cell>
          <table:table-cell table:style-name="ce4" office:value-type="float" office:value="10" calcext:value-type="float">
            <text:p>10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73]=1;&quot;TV&quot;;IF([.I73]=2;&quot;Radio&quot;;IF([.I73]=3;&quot;Online&quot;;IF([.I73]=4;&quot;Friends&quot;;IF([.I73]=5;&quot;Family&quot;;IF([.I73]=6;&quot;Co-Workers&quot;;IF([.I73]=7;&quot;News Paper&quot;;IF([.I73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/>
          <table:table-cell table:style-name="ce56" table:number-columns-repeated="4"/>
          <table:table-cell table:number-columns-repeated="9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9" table:formula="of:=IF([.A74]=1;&quot;High School&quot;;IF([.A74]=2;&quot;Associates&quot;;IF([.A74]=3;&quot;Bachelors&quot;;IF([.A74]=4;&quot;Masters&quot;;IF([.A74]=5;&quot;Doctorate&quot;;&quot;Null&quot;)))))" office:value-type="string" office:string-value="High School" calcext:value-type="string">
            <text:p>High School</text:p>
          </table:table-cell>
          <table:table-cell table:style-name="ce14" office:value-type="float" office:value="53" calcext:value-type="float">
            <text:p>53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74]=1;&quot;Male&quot;;&quot;Female&quot;)" office:value-type="string" office:string-value="Female" calcext:value-type="string">
            <text:p>Female</text:p>
          </table:table-cell>
          <table:table-cell table:style-name="ce21" office:value-type="float" office:value="7" calcext:value-type="float">
            <text:p>7</text:p>
          </table:table-cell>
          <table:table-cell table:style-name="ce26" table:formula="of:=IF([.F74]=1;&quot;Aerospace&quot;;IF([.F74]=2;&quot;Agriculture&quot;;IF([.F74]=3;&quot;Construction&quot;;IF([.F74]=4;&quot;Emergency Responder&quot;;IF([.F74]=5;&quot;Finance&quot;;IF([.F74]=6;&quot;Government&quot;;IF([.F74]=7;&quot;Information Technology&quot;;IF([.F74]=8;&quot;Law&quot;;IF([.F74]=9;&quot;Manufacturing&quot;;IF([.F74]=10;&quot;Medical&quot;;IF([.F74]=11;&quot;Military&quot;;IF([.F74]=12;&quot;Mother&quot;;PROPER([.F74])))))))))))))" office:value-type="string" office:string-value="Information Technology" calcext:value-type="string">
            <text:p>Information Technology</text:p>
          </table:table-cell>
          <table:table-cell table:style-name="ce4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74]=1;&quot;TV&quot;;IF([.I74]=2;&quot;Radio&quot;;IF([.I74]=3;&quot;Online&quot;;IF([.I74]=4;&quot;Friends&quot;;IF([.I74]=5;&quot;Family&quot;;IF([.I74]=6;&quot;Co-Workers&quot;;IF([.I74]=7;&quot;News Paper&quot;;IF([.I74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/>
          <table:table-cell table:style-name="ce56" table:number-columns-repeated="7"/>
          <table:table-cell table:number-columns-repeated="5"/>
          <table:table-cell table:style-name="ce56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9" table:formula="of:=IF([.A75]=1;&quot;High School&quot;;IF([.A75]=2;&quot;Associates&quot;;IF([.A75]=3;&quot;Bachelors&quot;;IF([.A75]=4;&quot;Masters&quot;;IF([.A75]=5;&quot;Doctorate&quot;;&quot;Null&quot;)))))" office:value-type="string" office:string-value="High School" calcext:value-type="string">
            <text:p>High School</text:p>
          </table:table-cell>
          <table:table-cell table:style-name="ce14" office:value-type="float" office:value="55" calcext:value-type="float">
            <text:p>55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75]=1;&quot;Male&quot;;&quot;Female&quot;)" office:value-type="string" office:string-value="Female" calcext:value-type="string">
            <text:p>Female</text:p>
          </table:table-cell>
          <table:table-cell table:style-name="ce21" office:value-type="float" office:value="13" calcext:value-type="float">
            <text:p>13</text:p>
          </table:table-cell>
          <table:table-cell table:style-name="ce26" table:formula="of:=IF([.F75]=1;&quot;Aerospace&quot;;IF([.F75]=2;&quot;Agriculture&quot;;IF([.F75]=3;&quot;Construction&quot;;IF([.F75]=4;&quot;Emergency Responder&quot;;IF([.F75]=5;&quot;Finance&quot;;IF([.F75]=6;&quot;Government&quot;;IF([.F75]=7;&quot;Information Technology&quot;;IF([.F75]=8;&quot;Law&quot;;IF([.F75]=9;&quot;Manufacturing&quot;;IF([.F75]=10;&quot;Medical&quot;;IF([.F75]=11;&quot;Military&quot;;IF([.F75]=12;&quot;Mother&quot;;PROPER([.F75])))))))))))))" office:value-type="string" office:string-value="13" calcext:value-type="string">
            <text:p>13</text:p>
          </table:table-cell>
          <table:table-cell table:style-name="ce4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75]=1;&quot;TV&quot;;IF([.I75]=2;&quot;Radio&quot;;IF([.I75]=3;&quot;Online&quot;;IF([.I75]=4;&quot;Friends&quot;;IF([.I75]=5;&quot;Family&quot;;IF([.I75]=6;&quot;Co-Workers&quot;;IF([.I75]=7;&quot;News Paper&quot;;IF([.I75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/>
          <table:table-cell table:style-name="ce56" table:number-columns-repeated="4"/>
          <table:table-cell table:number-columns-repeated="2"/>
          <table:table-cell table:style-name="ce56"/>
          <table:table-cell table:number-columns-repeated="6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9" table:formula="of:=IF([.A76]=1;&quot;High School&quot;;IF([.A76]=2;&quot;Associates&quot;;IF([.A76]=3;&quot;Bachelors&quot;;IF([.A76]=4;&quot;Masters&quot;;IF([.A76]=5;&quot;Doctorate&quot;;&quot;Null&quot;)))))" office:value-type="string" office:string-value="High School" calcext:value-type="string">
            <text:p>High School</text:p>
          </table:table-cell>
          <table:table-cell table:style-name="ce1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76]=1;&quot;Male&quot;;&quot;Female&quot;)" office:value-type="string" office:string-value="Female" calcext:value-type="string">
            <text:p>Female</text:p>
          </table:table-cell>
          <table:table-cell table:style-name="ce21" office:value-type="string" calcext:value-type="string">
            <text:p>Cosmetology</text:p>
          </table:table-cell>
          <table:table-cell table:style-name="ce26" table:formula="of:=IF([.F76]=1;&quot;Aerospace&quot;;IF([.F76]=2;&quot;Agriculture&quot;;IF([.F76]=3;&quot;Construction&quot;;IF([.F76]=4;&quot;Emergency Responder&quot;;IF([.F76]=5;&quot;Finance&quot;;IF([.F76]=6;&quot;Government&quot;;IF([.F76]=7;&quot;Information Technology&quot;;IF([.F76]=8;&quot;Law&quot;;IF([.F76]=9;&quot;Manufacturing&quot;;IF([.F76]=10;&quot;Medical&quot;;IF([.F76]=11;&quot;Military&quot;;IF([.F76]=12;&quot;Mother&quot;;PROPER([.F76])))))))))))))" office:value-type="string" office:string-value="Cosmetology" calcext:value-type="string">
            <text:p>Cosmetology</text:p>
          </table:table-cell>
          <table:table-cell table:style-name="ce4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76]=1;&quot;TV&quot;;IF([.I76]=2;&quot;Radio&quot;;IF([.I76]=3;&quot;Online&quot;;IF([.I76]=4;&quot;Friends&quot;;IF([.I76]=5;&quot;Family&quot;;IF([.I76]=6;&quot;Co-Workers&quot;;IF([.I76]=7;&quot;News Paper&quot;;IF([.I76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number-columns-repeated="3"/>
          <table:table-cell table:style-name="ce56"/>
          <table:table-cell table:number-columns-repeated="3"/>
          <table:table-cell table:style-name="ce56"/>
          <table:table-cell table:number-columns-repeated="2"/>
          <table:table-cell table:style-name="ce56"/>
          <table:table-cell table:number-columns-repeated="3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9" table:formula="of:=IF([.A77]=1;&quot;High School&quot;;IF([.A77]=2;&quot;Associates&quot;;IF([.A77]=3;&quot;Bachelors&quot;;IF([.A77]=4;&quot;Masters&quot;;IF([.A77]=5;&quot;Doctorate&quot;;&quot;Null&quot;)))))" office:value-type="string" office:string-value="High School" calcext:value-type="string">
            <text:p>High School</text:p>
          </table:table-cell>
          <table:table-cell table:style-name="ce14" office:value-type="float" office:value="61" calcext:value-type="float">
            <text:p>61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77]=1;&quot;Male&quot;;&quot;Female&quot;)" office:value-type="string" office:string-value="Male" calcext:value-type="string">
            <text:p>Male</text:p>
          </table:table-cell>
          <table:table-cell table:style-name="ce21" office:value-type="float" office:value="2" calcext:value-type="float">
            <text:p>2</text:p>
          </table:table-cell>
          <table:table-cell table:style-name="ce26" table:formula="of:=IF([.F77]=1;&quot;Aerospace&quot;;IF([.F77]=2;&quot;Agriculture&quot;;IF([.F77]=3;&quot;Construction&quot;;IF([.F77]=4;&quot;Emergency Responder&quot;;IF([.F77]=5;&quot;Finance&quot;;IF([.F77]=6;&quot;Government&quot;;IF([.F77]=7;&quot;Information Technology&quot;;IF([.F77]=8;&quot;Law&quot;;IF([.F77]=9;&quot;Manufacturing&quot;;IF([.F77]=10;&quot;Medical&quot;;IF([.F77]=11;&quot;Military&quot;;IF([.F77]=12;&quot;Mother&quot;;PROPER([.F77])))))))))))))" office:value-type="string" office:string-value="Agriculture" calcext:value-type="string">
            <text:p>Agriculture</text:p>
          </table:table-cell>
          <table:table-cell table:style-name="ce4" office:value-type="float" office:value="60" calcext:value-type="float">
            <text:p>60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77]=1;&quot;TV&quot;;IF([.I77]=2;&quot;Radio&quot;;IF([.I77]=3;&quot;Online&quot;;IF([.I77]=4;&quot;Friends&quot;;IF([.I77]=5;&quot;Family&quot;;IF([.I77]=6;&quot;Co-Workers&quot;;IF([.I77]=7;&quot;News Paper&quot;;IF([.I77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style-name="ce56" table:number-columns-repeated="8"/>
          <table:table-cell table:number-columns-repeated="2"/>
          <table:table-cell table:style-name="ce56" table:number-columns-repeated="3"/>
          <table:table-cell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9" table:formula="of:=IF([.A78]=1;&quot;High School&quot;;IF([.A78]=2;&quot;Associates&quot;;IF([.A78]=3;&quot;Bachelors&quot;;IF([.A78]=4;&quot;Masters&quot;;IF([.A78]=5;&quot;Doctorate&quot;;&quot;Null&quot;)))))" office:value-type="string" office:string-value="High School" calcext:value-type="string">
            <text:p>High School</text:p>
          </table:table-cell>
          <table:table-cell table:style-name="ce14" office:value-type="float" office:value="42" calcext:value-type="float">
            <text:p>42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78]=1;&quot;Male&quot;;&quot;Female&quot;)" office:value-type="string" office:string-value="Male" calcext:value-type="string">
            <text:p>Male</text:p>
          </table:table-cell>
          <table:table-cell table:style-name="ce21" office:value-type="string" calcext:value-type="string">
            <text:p>Electrical Trades</text:p>
          </table:table-cell>
          <table:table-cell table:style-name="ce26" table:formula="of:=IF([.F78]=1;&quot;Aerospace&quot;;IF([.F78]=2;&quot;Agriculture&quot;;IF([.F78]=3;&quot;Construction&quot;;IF([.F78]=4;&quot;Emergency Responder&quot;;IF([.F78]=5;&quot;Finance&quot;;IF([.F78]=6;&quot;Government&quot;;IF([.F78]=7;&quot;Information Technology&quot;;IF([.F78]=8;&quot;Law&quot;;IF([.F78]=9;&quot;Manufacturing&quot;;IF([.F78]=10;&quot;Medical&quot;;IF([.F78]=11;&quot;Military&quot;;IF([.F78]=12;&quot;Mother&quot;;PROPER([.F78])))))))))))))" office:value-type="string" office:string-value="Electrical Trades" calcext:value-type="string">
            <text:p>Electrical Trades</text:p>
          </table:table-cell>
          <table:table-cell table:style-name="ce4" office:value-type="float" office:value="60" calcext:value-type="float">
            <text:p>60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78]=1;&quot;TV&quot;;IF([.I78]=2;&quot;Radio&quot;;IF([.I78]=3;&quot;Online&quot;;IF([.I78]=4;&quot;Friends&quot;;IF([.I78]=5;&quot;Family&quot;;IF([.I78]=6;&quot;Co-Workers&quot;;IF([.I78]=7;&quot;News Paper&quot;;IF([.I78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6"/>
          <table:table-cell table:number-columns-repeated="3"/>
          <table:table-cell table:style-name="ce56" table:number-columns-repeated="5"/>
          <table:table-cell table:number-columns-repeated="2"/>
          <table:table-cell table:style-name="ce56" table:number-columns-repeated="4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9" table:formula="of:=IF([.A79]=1;&quot;High School&quot;;IF([.A79]=2;&quot;Associates&quot;;IF([.A79]=3;&quot;Bachelors&quot;;IF([.A79]=4;&quot;Masters&quot;;IF([.A79]=5;&quot;Doctorate&quot;;&quot;Null&quot;)))))" office:value-type="string" office:string-value="High School" calcext:value-type="string">
            <text:p>High School</text:p>
          </table:table-cell>
          <table:table-cell table:style-name="ce14" office:value-type="float" office:value="31" calcext:value-type="float">
            <text:p>31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79]=1;&quot;Male&quot;;&quot;Female&quot;)" office:value-type="string" office:string-value="Male" calcext:value-type="string">
            <text:p>Male</text:p>
          </table:table-cell>
          <table:table-cell table:style-name="ce21" office:value-type="float" office:value="8" calcext:value-type="float">
            <text:p>8</text:p>
          </table:table-cell>
          <table:table-cell table:style-name="ce26" table:formula="of:=IF([.F79]=1;&quot;Aerospace&quot;;IF([.F79]=2;&quot;Agriculture&quot;;IF([.F79]=3;&quot;Construction&quot;;IF([.F79]=4;&quot;Emergency Responder&quot;;IF([.F79]=5;&quot;Finance&quot;;IF([.F79]=6;&quot;Government&quot;;IF([.F79]=7;&quot;Information Technology&quot;;IF([.F79]=8;&quot;Law&quot;;IF([.F79]=9;&quot;Manufacturing&quot;;IF([.F79]=10;&quot;Medical&quot;;IF([.F79]=11;&quot;Military&quot;;IF([.F79]=12;&quot;Mother&quot;;PROPER([.F79])))))))))))))" office:value-type="string" office:string-value="Law" calcext:value-type="string">
            <text:p>Law</text:p>
          </table:table-cell>
          <table:table-cell table:style-name="ce4" office:value-type="float" office:value="30" calcext:value-type="float">
            <text:p>30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79]=1;&quot;TV&quot;;IF([.I79]=2;&quot;Radio&quot;;IF([.I79]=3;&quot;Online&quot;;IF([.I79]=4;&quot;Friends&quot;;IF([.I79]=5;&quot;Family&quot;;IF([.I79]=6;&quot;Co-Workers&quot;;IF([.I79]=7;&quot;News Paper&quot;;IF([.I79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6"/>
          <table:table-cell table:number-columns-repeated="4"/>
          <table:table-cell table:style-name="ce56"/>
          <table:table-cell table:number-columns-repeated="5"/>
          <table:table-cell table:style-name="ce56" table:number-columns-repeated="2"/>
          <table:table-cell table:number-columns-repeated="2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9" table:formula="of:=IF([.A80]=1;&quot;High School&quot;;IF([.A80]=2;&quot;Associates&quot;;IF([.A80]=3;&quot;Bachelors&quot;;IF([.A80]=4;&quot;Masters&quot;;IF([.A80]=5;&quot;Doctorate&quot;;&quot;Null&quot;)))))" office:value-type="string" office:string-value="High School" calcext:value-type="string">
            <text:p>High School</text:p>
          </table:table-cell>
          <table:table-cell table:style-name="ce14" office:value-type="float" office:value="38" calcext:value-type="float">
            <text:p>38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80]=1;&quot;Male&quot;;&quot;Female&quot;)" office:value-type="string" office:string-value="Male" calcext:value-type="string">
            <text:p>Male</text:p>
          </table:table-cell>
          <table:table-cell table:style-name="ce21" office:value-type="float" office:value="3" calcext:value-type="float">
            <text:p>3</text:p>
          </table:table-cell>
          <table:table-cell table:style-name="ce26" table:formula="of:=IF([.F80]=1;&quot;Aerospace&quot;;IF([.F80]=2;&quot;Agriculture&quot;;IF([.F80]=3;&quot;Construction&quot;;IF([.F80]=4;&quot;Emergency Responder&quot;;IF([.F80]=5;&quot;Finance&quot;;IF([.F80]=6;&quot;Government&quot;;IF([.F80]=7;&quot;Information Technology&quot;;IF([.F80]=8;&quot;Law&quot;;IF([.F80]=9;&quot;Manufacturing&quot;;IF([.F80]=10;&quot;Medical&quot;;IF([.F80]=11;&quot;Military&quot;;IF([.F80]=12;&quot;Mother&quot;;PROPER([.F80])))))))))))))" office:value-type="string" office:string-value="Construction" calcext:value-type="string">
            <text:p>Construction</text:p>
          </table:table-cell>
          <table:table-cell table:style-name="ce4" office:value-type="float" office:value="30" calcext:value-type="float">
            <text:p>30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80]=1;&quot;TV&quot;;IF([.I80]=2;&quot;Radio&quot;;IF([.I80]=3;&quot;Online&quot;;IF([.I80]=4;&quot;Friends&quot;;IF([.I80]=5;&quot;Family&quot;;IF([.I80]=6;&quot;Co-Workers&quot;;IF([.I80]=7;&quot;News Paper&quot;;IF([.I80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6"/>
          <table:table-cell table:number-columns-repeated="3"/>
          <table:table-cell table:style-name="ce56" table:number-columns-repeated="2"/>
          <table:table-cell/>
          <table:table-cell table:style-name="ce56" table:number-columns-repeated="2"/>
          <table:table-cell table:number-columns-repeated="2"/>
          <table:table-cell table:style-name="ce56"/>
          <table:table-cell table:number-columns-repeated="3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9" table:formula="of:=IF([.A81]=1;&quot;High School&quot;;IF([.A81]=2;&quot;Associates&quot;;IF([.A81]=3;&quot;Bachelors&quot;;IF([.A81]=4;&quot;Masters&quot;;IF([.A81]=5;&quot;Doctorate&quot;;&quot;Null&quot;)))))" office:value-type="string" office:string-value="Doctorate" calcext:value-type="string">
            <text:p>Doctorate</text:p>
          </table:table-cell>
          <table:table-cell table:style-name="ce14" office:value-type="float" office:value="37" calcext:value-type="float">
            <text:p>37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81]=1;&quot;Male&quot;;&quot;Female&quot;)" office:value-type="string" office:string-value="Male" calcext:value-type="string">
            <text:p>Male</text:p>
          </table:table-cell>
          <table:table-cell table:style-name="ce21" office:value-type="float" office:value="11" calcext:value-type="float">
            <text:p>11</text:p>
          </table:table-cell>
          <table:table-cell table:style-name="ce26" table:formula="of:=IF([.F81]=1;&quot;Aerospace&quot;;IF([.F81]=2;&quot;Agriculture&quot;;IF([.F81]=3;&quot;Construction&quot;;IF([.F81]=4;&quot;Emergency Responder&quot;;IF([.F81]=5;&quot;Finance&quot;;IF([.F81]=6;&quot;Government&quot;;IF([.F81]=7;&quot;Information Technology&quot;;IF([.F81]=8;&quot;Law&quot;;IF([.F81]=9;&quot;Manufacturing&quot;;IF([.F81]=10;&quot;Medical&quot;;IF([.F81]=11;&quot;Military&quot;;IF([.F81]=12;&quot;Mother&quot;;PROPER([.F81])))))))))))))" office:value-type="string" office:string-value="Military" calcext:value-type="string">
            <text:p>Military</text:p>
          </table:table-cell>
          <table:table-cell table:style-name="ce4" office:value-type="float" office:value="30" calcext:value-type="float">
            <text:p>30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81]=1;&quot;TV&quot;;IF([.I81]=2;&quot;Radio&quot;;IF([.I81]=3;&quot;Online&quot;;IF([.I81]=4;&quot;Friends&quot;;IF([.I81]=5;&quot;Family&quot;;IF([.I81]=6;&quot;Co-Workers&quot;;IF([.I81]=7;&quot;News Paper&quot;;IF([.I81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6"/>
          <table:table-cell table:number-columns-repeated="3"/>
          <table:table-cell table:style-name="ce56" table:number-columns-repeated="3"/>
          <table:table-cell table:number-columns-repeated="4"/>
          <table:table-cell table:style-name="ce56" table:number-columns-repeated="3"/>
          <table:table-cell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9" table:formula="of:=IF([.A82]=1;&quot;High School&quot;;IF([.A82]=2;&quot;Associates&quot;;IF([.A82]=3;&quot;Bachelors&quot;;IF([.A82]=4;&quot;Masters&quot;;IF([.A82]=5;&quot;Doctorate&quot;;&quot;Null&quot;)))))" office:value-type="string" office:string-value="Doctorate" calcext:value-type="string">
            <text:p>Doctorate</text:p>
          </table:table-cell>
          <table:table-cell table:style-name="ce14" office:value-type="float" office:value="54" calcext:value-type="float">
            <text:p>54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82]=1;&quot;Male&quot;;&quot;Female&quot;)" office:value-type="string" office:string-value="Male" calcext:value-type="string">
            <text:p>Male</text:p>
          </table:table-cell>
          <table:table-cell table:style-name="ce21" office:value-type="string" calcext:value-type="string">
            <text:p>Semiconductor</text:p>
          </table:table-cell>
          <table:table-cell table:style-name="ce26" table:formula="of:=IF([.F82]=1;&quot;Aerospace&quot;;IF([.F82]=2;&quot;Agriculture&quot;;IF([.F82]=3;&quot;Construction&quot;;IF([.F82]=4;&quot;Emergency Responder&quot;;IF([.F82]=5;&quot;Finance&quot;;IF([.F82]=6;&quot;Government&quot;;IF([.F82]=7;&quot;Information Technology&quot;;IF([.F82]=8;&quot;Law&quot;;IF([.F82]=9;&quot;Manufacturing&quot;;IF([.F82]=10;&quot;Medical&quot;;IF([.F82]=11;&quot;Military&quot;;IF([.F82]=12;&quot;Mother&quot;;PROPER([.F82])))))))))))))" office:value-type="string" office:string-value="Semiconductor" calcext:value-type="string">
            <text:p>Semiconductor</text:p>
          </table:table-cell>
          <table:table-cell table:style-name="ce4" office:value-type="float" office:value="30" calcext:value-type="float">
            <text:p>30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82]=1;&quot;TV&quot;;IF([.I82]=2;&quot;Radio&quot;;IF([.I82]=3;&quot;Online&quot;;IF([.I82]=4;&quot;Friends&quot;;IF([.I82]=5;&quot;Family&quot;;IF([.I82]=6;&quot;Co-Workers&quot;;IF([.I82]=7;&quot;News Paper&quot;;IF([.I82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/>
          <table:table-cell table:style-name="ce56" table:number-columns-repeated="3"/>
          <table:table-cell/>
          <table:table-cell table:style-name="ce56" table:number-columns-repeated="3"/>
          <table:table-cell table:number-columns-repeated="3"/>
          <table:table-cell table:style-name="ce56" table:number-columns-repeated="2"/>
          <table:table-cell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table:formula="of:=IF([.A83]=1;&quot;High School&quot;;IF([.A83]=2;&quot;Associates&quot;;IF([.A83]=3;&quot;Bachelors&quot;;IF([.A83]=4;&quot;Masters&quot;;IF([.A83]=5;&quot;Doctorate&quot;;&quot;Null&quot;)))))" office:value-type="string" office:string-value="Bachelors" calcext:value-type="string">
            <text:p>Bachelors</text:p>
          </table:table-cell>
          <table:table-cell table:style-name="ce14" office:value-type="float" office:value="62" calcext:value-type="float">
            <text:p>62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83]=1;&quot;Male&quot;;&quot;Female&quot;)" office:value-type="string" office:string-value="Female" calcext:value-type="string">
            <text:p>Female</text:p>
          </table:table-cell>
          <table:table-cell table:style-name="ce21" office:value-type="string" calcext:value-type="string">
            <text:p>Sales</text:p>
          </table:table-cell>
          <table:table-cell table:style-name="ce26" table:formula="of:=IF([.F83]=1;&quot;Aerospace&quot;;IF([.F83]=2;&quot;Agriculture&quot;;IF([.F83]=3;&quot;Construction&quot;;IF([.F83]=4;&quot;Emergency Responder&quot;;IF([.F83]=5;&quot;Finance&quot;;IF([.F83]=6;&quot;Government&quot;;IF([.F83]=7;&quot;Information Technology&quot;;IF([.F83]=8;&quot;Law&quot;;IF([.F83]=9;&quot;Manufacturing&quot;;IF([.F83]=10;&quot;Medical&quot;;IF([.F83]=11;&quot;Military&quot;;IF([.F83]=12;&quot;Mother&quot;;PROPER([.F83])))))))))))))" office:value-type="string" office:string-value="Sales" calcext:value-type="string">
            <text:p>Sales</text:p>
          </table:table-cell>
          <table:table-cell table:style-name="ce4" office:value-type="float" office:value="60" calcext:value-type="float">
            <text:p>60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83]=1;&quot;TV&quot;;IF([.I83]=2;&quot;Radio&quot;;IF([.I83]=3;&quot;Online&quot;;IF([.I83]=4;&quot;Friends&quot;;IF([.I83]=5;&quot;Family&quot;;IF([.I83]=6;&quot;Co-Workers&quot;;IF([.I83]=7;&quot;News Paper&quot;;IF([.I83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/>
          <table:table-cell table:style-name="ce56"/>
          <table:table-cell table:number-columns-repeated="10"/>
          <table:table-cell table:style-name="ce56"/>
          <table:table-cell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table:formula="of:=IF([.A84]=1;&quot;High School&quot;;IF([.A84]=2;&quot;Associates&quot;;IF([.A84]=3;&quot;Bachelors&quot;;IF([.A84]=4;&quot;Masters&quot;;IF([.A84]=5;&quot;Doctorate&quot;;&quot;Null&quot;)))))" office:value-type="string" office:string-value="Bachelors" calcext:value-type="string">
            <text:p>Bachelors</text:p>
          </table:table-cell>
          <table:table-cell table:style-name="ce14" office:value-type="float" office:value="65" calcext:value-type="float">
            <text:p>65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84]=1;&quot;Male&quot;;&quot;Female&quot;)" office:value-type="string" office:string-value="Female" calcext:value-type="string">
            <text:p>Female</text:p>
          </table:table-cell>
          <table:table-cell table:style-name="ce21" office:value-type="float" office:value="11" calcext:value-type="float">
            <text:p>11</text:p>
          </table:table-cell>
          <table:table-cell table:style-name="ce26" table:formula="of:=IF([.F84]=1;&quot;Aerospace&quot;;IF([.F84]=2;&quot;Agriculture&quot;;IF([.F84]=3;&quot;Construction&quot;;IF([.F84]=4;&quot;Emergency Responder&quot;;IF([.F84]=5;&quot;Finance&quot;;IF([.F84]=6;&quot;Government&quot;;IF([.F84]=7;&quot;Information Technology&quot;;IF([.F84]=8;&quot;Law&quot;;IF([.F84]=9;&quot;Manufacturing&quot;;IF([.F84]=10;&quot;Medical&quot;;IF([.F84]=11;&quot;Military&quot;;IF([.F84]=12;&quot;Mother&quot;;PROPER([.F84])))))))))))))" office:value-type="string" office:string-value="Military" calcext:value-type="string">
            <text:p>Military</text:p>
          </table:table-cell>
          <table:table-cell table:style-name="ce4" office:value-type="float" office:value="60" calcext:value-type="float">
            <text:p>60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84]=1;&quot;TV&quot;;IF([.I84]=2;&quot;Radio&quot;;IF([.I84]=3;&quot;Online&quot;;IF([.I84]=4;&quot;Friends&quot;;IF([.I84]=5;&quot;Family&quot;;IF([.I84]=6;&quot;Co-Workers&quot;;IF([.I84]=7;&quot;News Paper&quot;;IF([.I84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/>
          <table:table-cell table:style-name="ce56" table:number-columns-repeated="5"/>
          <table:table-cell table:number-columns-repeated="5"/>
          <table:table-cell table:style-name="ce56"/>
          <table:table-cell table:number-columns-repeated="2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table:formula="of:=IF([.A85]=1;&quot;High School&quot;;IF([.A85]=2;&quot;Associates&quot;;IF([.A85]=3;&quot;Bachelors&quot;;IF([.A85]=4;&quot;Masters&quot;;IF([.A85]=5;&quot;Doctorate&quot;;&quot;Null&quot;)))))" office:value-type="string" office:string-value="Bachelors" calcext:value-type="string">
            <text:p>Bachelors</text:p>
          </table:table-cell>
          <table:table-cell table:style-name="ce14" office:value-type="float" office:value="45" calcext:value-type="float">
            <text:p>45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85]=1;&quot;Male&quot;;&quot;Female&quot;)" office:value-type="string" office:string-value="Female" calcext:value-type="string">
            <text:p>Female</text:p>
          </table:table-cell>
          <table:table-cell table:style-name="ce21" office:value-type="float" office:value="13" calcext:value-type="float">
            <text:p>13</text:p>
          </table:table-cell>
          <table:table-cell table:style-name="ce26" table:formula="of:=IF([.F85]=1;&quot;Aerospace&quot;;IF([.F85]=2;&quot;Agriculture&quot;;IF([.F85]=3;&quot;Construction&quot;;IF([.F85]=4;&quot;Emergency Responder&quot;;IF([.F85]=5;&quot;Finance&quot;;IF([.F85]=6;&quot;Government&quot;;IF([.F85]=7;&quot;Information Technology&quot;;IF([.F85]=8;&quot;Law&quot;;IF([.F85]=9;&quot;Manufacturing&quot;;IF([.F85]=10;&quot;Medical&quot;;IF([.F85]=11;&quot;Military&quot;;IF([.F85]=12;&quot;Mother&quot;;PROPER([.F85])))))))))))))" office:value-type="string" office:string-value="13" calcext:value-type="string">
            <text:p>13</text:p>
          </table:table-cell>
          <table:table-cell table:style-name="ce4" office:value-type="float" office:value="45" calcext:value-type="float">
            <text:p>45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85]=1;&quot;TV&quot;;IF([.I85]=2;&quot;Radio&quot;;IF([.I85]=3;&quot;Online&quot;;IF([.I85]=4;&quot;Friends&quot;;IF([.I85]=5;&quot;Family&quot;;IF([.I85]=6;&quot;Co-Workers&quot;;IF([.I85]=7;&quot;News Paper&quot;;IF([.I85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6"/>
          <table:table-cell table:number-columns-repeated="3"/>
          <table:table-cell table:style-name="ce56" table:number-columns-repeated="4"/>
          <table:table-cell table:number-columns-repeated="3"/>
          <table:table-cell table:style-name="ce56" table:number-columns-repeated="3"/>
          <table:table-cell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table:formula="of:=IF([.A86]=1;&quot;High School&quot;;IF([.A86]=2;&quot;Associates&quot;;IF([.A86]=3;&quot;Bachelors&quot;;IF([.A86]=4;&quot;Masters&quot;;IF([.A86]=5;&quot;Doctorate&quot;;&quot;Null&quot;)))))" office:value-type="string" office:string-value="Bachelors" calcext:value-type="string">
            <text:p>Bachelors</text:p>
          </table:table-cell>
          <table:table-cell table:style-name="ce14" office:value-type="float" office:value="23" calcext:value-type="float">
            <text:p>23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86]=1;&quot;Male&quot;;&quot;Female&quot;)" office:value-type="string" office:string-value="Female" calcext:value-type="string">
            <text:p>Female</text:p>
          </table:table-cell>
          <table:table-cell table:style-name="ce21" office:value-type="float" office:value="9" calcext:value-type="float">
            <text:p>9</text:p>
          </table:table-cell>
          <table:table-cell table:style-name="ce26" table:formula="of:=IF([.F86]=1;&quot;Aerospace&quot;;IF([.F86]=2;&quot;Agriculture&quot;;IF([.F86]=3;&quot;Construction&quot;;IF([.F86]=4;&quot;Emergency Responder&quot;;IF([.F86]=5;&quot;Finance&quot;;IF([.F86]=6;&quot;Government&quot;;IF([.F86]=7;&quot;Information Technology&quot;;IF([.F86]=8;&quot;Law&quot;;IF([.F86]=9;&quot;Manufacturing&quot;;IF([.F86]=10;&quot;Medical&quot;;IF([.F86]=11;&quot;Military&quot;;IF([.F86]=12;&quot;Mother&quot;;PROPER([.F86])))))))))))))" office:value-type="string" office:string-value="Manufacturing" calcext:value-type="string">
            <text:p>Manufacturing</text:p>
          </table:table-cell>
          <table:table-cell table:style-name="ce4" office:value-type="float" office:value="30" calcext:value-type="float">
            <text:p>30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86]=1;&quot;TV&quot;;IF([.I86]=2;&quot;Radio&quot;;IF([.I86]=3;&quot;Online&quot;;IF([.I86]=4;&quot;Friends&quot;;IF([.I86]=5;&quot;Family&quot;;IF([.I86]=6;&quot;Co-Workers&quot;;IF([.I86]=7;&quot;News Paper&quot;;IF([.I86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number-columns-repeated="4"/>
          <table:table-cell table:style-name="ce56"/>
          <table:table-cell/>
          <table:table-cell table:style-name="ce56"/>
          <table:table-cell table:number-columns-repeated="4"/>
          <table:table-cell table:style-name="ce56"/>
          <table:table-cell table:number-columns-repeated="2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table:formula="of:=IF([.A87]=1;&quot;High School&quot;;IF([.A87]=2;&quot;Associates&quot;;IF([.A87]=3;&quot;Bachelors&quot;;IF([.A87]=4;&quot;Masters&quot;;IF([.A87]=5;&quot;Doctorate&quot;;&quot;Null&quot;)))))" office:value-type="string" office:string-value="Bachelors" calcext:value-type="string">
            <text:p>Bachelors</text:p>
          </table:table-cell>
          <table:table-cell table:style-name="ce14" office:value-type="float" office:value="58" calcext:value-type="float">
            <text:p>58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87]=1;&quot;Male&quot;;&quot;Female&quot;)" office:value-type="string" office:string-value="Female" calcext:value-type="string">
            <text:p>Female</text:p>
          </table:table-cell>
          <table:table-cell table:style-name="ce21" office:value-type="string" calcext:value-type="string">
            <text:p>Mechanical Engineering</text:p>
          </table:table-cell>
          <table:table-cell table:style-name="ce26" table:formula="of:=IF([.F87]=1;&quot;Aerospace&quot;;IF([.F87]=2;&quot;Agriculture&quot;;IF([.F87]=3;&quot;Construction&quot;;IF([.F87]=4;&quot;Emergency Responder&quot;;IF([.F87]=5;&quot;Finance&quot;;IF([.F87]=6;&quot;Government&quot;;IF([.F87]=7;&quot;Information Technology&quot;;IF([.F87]=8;&quot;Law&quot;;IF([.F87]=9;&quot;Manufacturing&quot;;IF([.F87]=10;&quot;Medical&quot;;IF([.F87]=11;&quot;Military&quot;;IF([.F87]=12;&quot;Mother&quot;;PROPER([.F87])))))))))))))" office:value-type="string" office:string-value="Mechanical Engineering" calcext:value-type="string">
            <text:p>Mechanical Engineering</text:p>
          </table:table-cell>
          <table:table-cell table:style-name="ce4" office:value-type="float" office:value="30" calcext:value-type="float">
            <text:p>30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87]=1;&quot;TV&quot;;IF([.I87]=2;&quot;Radio&quot;;IF([.I87]=3;&quot;Online&quot;;IF([.I87]=4;&quot;Friends&quot;;IF([.I87]=5;&quot;Family&quot;;IF([.I87]=6;&quot;Co-Workers&quot;;IF([.I87]=7;&quot;News Paper&quot;;IF([.I87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style-name="ce56" table:number-columns-repeated="8"/>
          <table:table-cell table:number-columns-repeated="2"/>
          <table:table-cell table:style-name="ce56"/>
          <table:table-cell table:number-columns-repeated="3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table:formula="of:=IF([.A88]=1;&quot;High School&quot;;IF([.A88]=2;&quot;Associates&quot;;IF([.A88]=3;&quot;Bachelors&quot;;IF([.A88]=4;&quot;Masters&quot;;IF([.A88]=5;&quot;Doctorate&quot;;&quot;Null&quot;)))))" office:value-type="string" office:string-value="Bachelors" calcext:value-type="string">
            <text:p>Bachelors</text:p>
          </table:table-cell>
          <table:table-cell table:style-name="ce14" office:value-type="float" office:value="46" calcext:value-type="float">
            <text:p>46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88]=1;&quot;Male&quot;;&quot;Female&quot;)" office:value-type="string" office:string-value="Female" calcext:value-type="string">
            <text:p>Female</text:p>
          </table:table-cell>
          <table:table-cell table:style-name="ce21" office:value-type="float" office:value="4" calcext:value-type="float">
            <text:p>4</text:p>
          </table:table-cell>
          <table:table-cell table:style-name="ce26" table:formula="of:=IF([.F88]=1;&quot;Aerospace&quot;;IF([.F88]=2;&quot;Agriculture&quot;;IF([.F88]=3;&quot;Construction&quot;;IF([.F88]=4;&quot;Emergency Responder&quot;;IF([.F88]=5;&quot;Finance&quot;;IF([.F88]=6;&quot;Government&quot;;IF([.F88]=7;&quot;Information Technology&quot;;IF([.F88]=8;&quot;Law&quot;;IF([.F88]=9;&quot;Manufacturing&quot;;IF([.F88]=10;&quot;Medical&quot;;IF([.F88]=11;&quot;Military&quot;;IF([.F88]=12;&quot;Mother&quot;;PROPER([.F88])))))))))))))" office:value-type="string" office:string-value="Emergency Responder" calcext:value-type="string">
            <text:p>Emergency Responder</text:p>
          </table:table-cell>
          <table:table-cell table:style-name="ce4" office:value-type="float" office:value="25" calcext:value-type="float">
            <text:p>25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88]=1;&quot;TV&quot;;IF([.I88]=2;&quot;Radio&quot;;IF([.I88]=3;&quot;Online&quot;;IF([.I88]=4;&quot;Friends&quot;;IF([.I88]=5;&quot;Family&quot;;IF([.I88]=6;&quot;Co-Workers&quot;;IF([.I88]=7;&quot;News Paper&quot;;IF([.I88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number-columns-repeated="3"/>
          <table:table-cell table:style-name="ce56" table:number-columns-repeated="5"/>
          <table:table-cell table:number-columns-repeated="2"/>
          <table:table-cell table:style-name="ce56" table:number-columns-repeated="3"/>
          <table:table-cell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table:formula="of:=IF([.A89]=1;&quot;High School&quot;;IF([.A89]=2;&quot;Associates&quot;;IF([.A89]=3;&quot;Bachelors&quot;;IF([.A89]=4;&quot;Masters&quot;;IF([.A89]=5;&quot;Doctorate&quot;;&quot;Null&quot;)))))" office:value-type="string" office:string-value="Bachelors" calcext:value-type="string">
            <text:p>Bachelors</text:p>
          </table:table-cell>
          <table:table-cell table:style-name="ce14" office:value-type="float" office:value="55" calcext:value-type="float">
            <text:p>55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89]=1;&quot;Male&quot;;&quot;Female&quot;)" office:value-type="string" office:string-value="Female" calcext:value-type="string">
            <text:p>Female</text:p>
          </table:table-cell>
          <table:table-cell table:style-name="ce21" office:value-type="float" office:value="10" calcext:value-type="float">
            <text:p>10</text:p>
          </table:table-cell>
          <table:table-cell table:style-name="ce26" table:formula="of:=IF([.F89]=1;&quot;Aerospace&quot;;IF([.F89]=2;&quot;Agriculture&quot;;IF([.F89]=3;&quot;Construction&quot;;IF([.F89]=4;&quot;Emergency Responder&quot;;IF([.F89]=5;&quot;Finance&quot;;IF([.F89]=6;&quot;Government&quot;;IF([.F89]=7;&quot;Information Technology&quot;;IF([.F89]=8;&quot;Law&quot;;IF([.F89]=9;&quot;Manufacturing&quot;;IF([.F89]=10;&quot;Medical&quot;;IF([.F89]=11;&quot;Military&quot;;IF([.F89]=12;&quot;Mother&quot;;PROPER([.F89])))))))))))))" office:value-type="string" office:string-value="Medical" calcext:value-type="string">
            <text:p>Medical</text:p>
          </table:table-cell>
          <table:table-cell table:style-name="ce4" office:value-type="float" office:value="20" calcext:value-type="float">
            <text:p>20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89]=1;&quot;TV&quot;;IF([.I89]=2;&quot;Radio&quot;;IF([.I89]=3;&quot;Online&quot;;IF([.I89]=4;&quot;Friends&quot;;IF([.I89]=5;&quot;Family&quot;;IF([.I89]=6;&quot;Co-Workers&quot;;IF([.I89]=7;&quot;News Paper&quot;;IF([.I89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/>
          <table:table-cell table:style-name="ce56" table:number-columns-repeated="7"/>
          <table:table-cell table:number-columns-repeated="2"/>
          <table:table-cell table:style-name="ce56" table:number-columns-repeated="3"/>
          <table:table-cell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table:formula="of:=IF([.A90]=1;&quot;High School&quot;;IF([.A90]=2;&quot;Associates&quot;;IF([.A90]=3;&quot;Bachelors&quot;;IF([.A90]=4;&quot;Masters&quot;;IF([.A90]=5;&quot;Doctorate&quot;;&quot;Null&quot;)))))" office:value-type="string" office:string-value="Bachelors" calcext:value-type="string">
            <text:p>Bachelors</text:p>
          </table:table-cell>
          <table:table-cell table:style-name="ce14" office:value-type="float" office:value="55" calcext:value-type="float">
            <text:p>55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90]=1;&quot;Male&quot;;&quot;Female&quot;)" office:value-type="string" office:string-value="Female" calcext:value-type="string">
            <text:p>Female</text:p>
          </table:table-cell>
          <table:table-cell table:style-name="ce21" office:value-type="float" office:value="10" calcext:value-type="float">
            <text:p>10</text:p>
          </table:table-cell>
          <table:table-cell table:style-name="ce26" table:formula="of:=IF([.F90]=1;&quot;Aerospace&quot;;IF([.F90]=2;&quot;Agriculture&quot;;IF([.F90]=3;&quot;Construction&quot;;IF([.F90]=4;&quot;Emergency Responder&quot;;IF([.F90]=5;&quot;Finance&quot;;IF([.F90]=6;&quot;Government&quot;;IF([.F90]=7;&quot;Information Technology&quot;;IF([.F90]=8;&quot;Law&quot;;IF([.F90]=9;&quot;Manufacturing&quot;;IF([.F90]=10;&quot;Medical&quot;;IF([.F90]=11;&quot;Military&quot;;IF([.F90]=12;&quot;Mother&quot;;PROPER([.F90])))))))))))))" office:value-type="string" office:string-value="Medical" calcext:value-type="string">
            <text:p>Medical</text:p>
          </table:table-cell>
          <table:table-cell table:style-name="ce4" office:value-type="float" office:value="20" calcext:value-type="float">
            <text:p>20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90]=1;&quot;TV&quot;;IF([.I90]=2;&quot;Radio&quot;;IF([.I90]=3;&quot;Online&quot;;IF([.I90]=4;&quot;Friends&quot;;IF([.I90]=5;&quot;Family&quot;;IF([.I90]=6;&quot;Co-Workers&quot;;IF([.I90]=7;&quot;News Paper&quot;;IF([.I90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/>
          <table:table-cell table:style-name="ce56" table:number-columns-repeated="7"/>
          <table:table-cell table:number-columns-repeated="2"/>
          <table:table-cell table:style-name="ce56" table:number-columns-repeated="3"/>
          <table:table-cell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table:formula="of:=IF([.A91]=1;&quot;High School&quot;;IF([.A91]=2;&quot;Associates&quot;;IF([.A91]=3;&quot;Bachelors&quot;;IF([.A91]=4;&quot;Masters&quot;;IF([.A91]=5;&quot;Doctorate&quot;;&quot;Null&quot;)))))" office:value-type="string" office:string-value="Bachelors" calcext:value-type="string">
            <text:p>Bachelors</text:p>
          </table:table-cell>
          <table:table-cell table:style-name="ce14" office:value-type="float" office:value="33" calcext:value-type="float">
            <text:p>33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91]=1;&quot;Male&quot;;&quot;Female&quot;)" office:value-type="string" office:string-value="Female" calcext:value-type="string">
            <text:p>Female</text:p>
          </table:table-cell>
          <table:table-cell table:style-name="ce21" office:value-type="float" office:value="13" calcext:value-type="float">
            <text:p>13</text:p>
          </table:table-cell>
          <table:table-cell table:style-name="ce26" table:formula="of:=IF([.F91]=1;&quot;Aerospace&quot;;IF([.F91]=2;&quot;Agriculture&quot;;IF([.F91]=3;&quot;Construction&quot;;IF([.F91]=4;&quot;Emergency Responder&quot;;IF([.F91]=5;&quot;Finance&quot;;IF([.F91]=6;&quot;Government&quot;;IF([.F91]=7;&quot;Information Technology&quot;;IF([.F91]=8;&quot;Law&quot;;IF([.F91]=9;&quot;Manufacturing&quot;;IF([.F91]=10;&quot;Medical&quot;;IF([.F91]=11;&quot;Military&quot;;IF([.F91]=12;&quot;Mother&quot;;PROPER([.F91])))))))))))))" office:value-type="string" office:string-value="13" calcext:value-type="string">
            <text:p>13</text:p>
          </table:table-cell>
          <table:table-cell table:style-name="ce4" office:value-type="float" office:value="20" calcext:value-type="float">
            <text:p>20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91]=1;&quot;TV&quot;;IF([.I91]=2;&quot;Radio&quot;;IF([.I91]=3;&quot;Online&quot;;IF([.I91]=4;&quot;Friends&quot;;IF([.I91]=5;&quot;Family&quot;;IF([.I91]=6;&quot;Co-Workers&quot;;IF([.I91]=7;&quot;News Paper&quot;;IF([.I91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 table:number-columns-repeated="3"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number-columns-repeated="3"/>
          <table:table-cell table:style-name="ce56" table:number-columns-repeated="2"/>
          <table:table-cell table:number-columns-repeated="2"/>
          <table:table-cell table:style-name="ce56"/>
          <table:table-cell table:number-columns-repeated="2"/>
          <table:table-cell table:style-name="ce56"/>
          <table:table-cell table:number-columns-repeated="3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table:formula="of:=IF([.A92]=1;&quot;High School&quot;;IF([.A92]=2;&quot;Associates&quot;;IF([.A92]=3;&quot;Bachelors&quot;;IF([.A92]=4;&quot;Masters&quot;;IF([.A92]=5;&quot;Doctorate&quot;;&quot;Null&quot;)))))" office:value-type="string" office:string-value="Bachelors" calcext:value-type="string">
            <text:p>Bachelors</text:p>
          </table:table-cell>
          <table:table-cell table:style-name="ce1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92]=1;&quot;Male&quot;;&quot;Female&quot;)" office:value-type="string" office:string-value="Female" calcext:value-type="string">
            <text:p>Female</text:p>
          </table:table-cell>
          <table:table-cell table:style-name="ce21" office:value-type="float" office:value="13" calcext:value-type="float">
            <text:p>13</text:p>
          </table:table-cell>
          <table:table-cell table:style-name="ce26" table:formula="of:=IF([.F92]=1;&quot;Aerospace&quot;;IF([.F92]=2;&quot;Agriculture&quot;;IF([.F92]=3;&quot;Construction&quot;;IF([.F92]=4;&quot;Emergency Responder&quot;;IF([.F92]=5;&quot;Finance&quot;;IF([.F92]=6;&quot;Government&quot;;IF([.F92]=7;&quot;Information Technology&quot;;IF([.F92]=8;&quot;Law&quot;;IF([.F92]=9;&quot;Manufacturing&quot;;IF([.F92]=10;&quot;Medical&quot;;IF([.F92]=11;&quot;Military&quot;;IF([.F92]=12;&quot;Mother&quot;;PROPER([.F92])))))))))))))" office:value-type="string" office:string-value="13" calcext:value-type="string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92]=1;&quot;TV&quot;;IF([.I92]=2;&quot;Radio&quot;;IF([.I92]=3;&quot;Online&quot;;IF([.I92]=4;&quot;Friends&quot;;IF([.I92]=5;&quot;Family&quot;;IF([.I92]=6;&quot;Co-Workers&quot;;IF([.I92]=7;&quot;News Paper&quot;;IF([.I92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/>
          <table:table-cell table:style-name="ce56"/>
          <table:table-cell/>
          <table:table-cell table:style-name="ce56" table:number-columns-repeated="2"/>
          <table:table-cell table:number-columns-repeated="8"/>
          <table:table-cell table:style-name="ce56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table:formula="of:=IF([.A93]=1;&quot;High School&quot;;IF([.A93]=2;&quot;Associates&quot;;IF([.A93]=3;&quot;Bachelors&quot;;IF([.A93]=4;&quot;Masters&quot;;IF([.A93]=5;&quot;Doctorate&quot;;&quot;Null&quot;)))))" office:value-type="string" office:string-value="Bachelors" calcext:value-type="string">
            <text:p>Bachelors</text:p>
          </table:table-cell>
          <table:table-cell table:style-name="ce1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93]=1;&quot;Male&quot;;&quot;Female&quot;)" office:value-type="string" office:string-value="Female" calcext:value-type="string">
            <text:p>Female</text:p>
          </table:table-cell>
          <table:table-cell table:style-name="ce21" office:value-type="float" office:value="6" calcext:value-type="float">
            <text:p>6</text:p>
          </table:table-cell>
          <table:table-cell table:style-name="ce26" table:formula="of:=IF([.F93]=1;&quot;Aerospace&quot;;IF([.F93]=2;&quot;Agriculture&quot;;IF([.F93]=3;&quot;Construction&quot;;IF([.F93]=4;&quot;Emergency Responder&quot;;IF([.F93]=5;&quot;Finance&quot;;IF([.F93]=6;&quot;Government&quot;;IF([.F93]=7;&quot;Information Technology&quot;;IF([.F93]=8;&quot;Law&quot;;IF([.F93]=9;&quot;Manufacturing&quot;;IF([.F93]=10;&quot;Medical&quot;;IF([.F93]=11;&quot;Military&quot;;IF([.F93]=12;&quot;Mother&quot;;PROPER([.F93])))))))))))))" office:value-type="string" office:string-value="Government" calcext:value-type="string">
            <text:p>Government</text:p>
          </table:table-cell>
          <table:table-cell table:style-name="ce4" office:value-type="float" office:value="10" calcext:value-type="float">
            <text:p>10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93]=1;&quot;TV&quot;;IF([.I93]=2;&quot;Radio&quot;;IF([.I93]=3;&quot;Online&quot;;IF([.I93]=4;&quot;Friends&quot;;IF([.I93]=5;&quot;Family&quot;;IF([.I93]=6;&quot;Co-Workers&quot;;IF([.I93]=7;&quot;News Paper&quot;;IF([.I93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number-columns-repeated="8"/>
          <table:table-cell table:style-name="ce56"/>
          <table:table-cell table:number-columns-repeated="5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table:formula="of:=IF([.A94]=1;&quot;High School&quot;;IF([.A94]=2;&quot;Associates&quot;;IF([.A94]=3;&quot;Bachelors&quot;;IF([.A94]=4;&quot;Masters&quot;;IF([.A94]=5;&quot;Doctorate&quot;;&quot;Null&quot;)))))" office:value-type="string" office:string-value="Bachelors" calcext:value-type="string">
            <text:p>Bachelors</text:p>
          </table:table-cell>
          <table:table-cell table:style-name="ce14" office:value-type="float" office:value="29" calcext:value-type="float">
            <text:p>29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94]=1;&quot;Male&quot;;&quot;Female&quot;)" office:value-type="string" office:string-value="Female" calcext:value-type="string">
            <text:p>Female</text:p>
          </table:table-cell>
          <table:table-cell table:style-name="ce21" office:value-type="string" calcext:value-type="string">
            <text:p>marketing, non profit</text:p>
          </table:table-cell>
          <table:table-cell table:style-name="ce26" table:formula="of:=IF([.F94]=1;&quot;Aerospace&quot;;IF([.F94]=2;&quot;Agriculture&quot;;IF([.F94]=3;&quot;Construction&quot;;IF([.F94]=4;&quot;Emergency Responder&quot;;IF([.F94]=5;&quot;Finance&quot;;IF([.F94]=6;&quot;Government&quot;;IF([.F94]=7;&quot;Information Technology&quot;;IF([.F94]=8;&quot;Law&quot;;IF([.F94]=9;&quot;Manufacturing&quot;;IF([.F94]=10;&quot;Medical&quot;;IF([.F94]=11;&quot;Military&quot;;IF([.F94]=12;&quot;Mother&quot;;PROPER([.F94])))))))))))))" office:value-type="string" office:string-value="Marketing, Non Profit" calcext:value-type="string">
            <text:p>Marketing, Non Profit</text:p>
          </table:table-cell>
          <table:table-cell table:style-name="ce4" office:value-type="float" office:value="10" calcext:value-type="float">
            <text:p>10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94]=1;&quot;TV&quot;;IF([.I94]=2;&quot;Radio&quot;;IF([.I94]=3;&quot;Online&quot;;IF([.I94]=4;&quot;Friends&quot;;IF([.I94]=5;&quot;Family&quot;;IF([.I94]=6;&quot;Co-Workers&quot;;IF([.I94]=7;&quot;News Paper&quot;;IF([.I94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number-columns-repeated="5"/>
          <table:table-cell table:style-name="ce56"/>
          <table:table-cell table:number-columns-repeated="8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table:formula="of:=IF([.A95]=1;&quot;High School&quot;;IF([.A95]=2;&quot;Associates&quot;;IF([.A95]=3;&quot;Bachelors&quot;;IF([.A95]=4;&quot;Masters&quot;;IF([.A95]=5;&quot;Doctorate&quot;;&quot;Null&quot;)))))" office:value-type="string" office:string-value="Bachelors" calcext:value-type="string">
            <text:p>Bachelors</text:p>
          </table:table-cell>
          <table:table-cell table:style-name="ce14" office:value-type="float" office:value="32" calcext:value-type="float">
            <text:p>32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95]=1;&quot;Male&quot;;&quot;Female&quot;)" office:value-type="string" office:string-value="Female" calcext:value-type="string">
            <text:p>Female</text:p>
          </table:table-cell>
          <table:table-cell table:style-name="ce21" office:value-type="float" office:value="13" calcext:value-type="float">
            <text:p>13</text:p>
          </table:table-cell>
          <table:table-cell table:style-name="ce26" table:formula="of:=IF([.F95]=1;&quot;Aerospace&quot;;IF([.F95]=2;&quot;Agriculture&quot;;IF([.F95]=3;&quot;Construction&quot;;IF([.F95]=4;&quot;Emergency Responder&quot;;IF([.F95]=5;&quot;Finance&quot;;IF([.F95]=6;&quot;Government&quot;;IF([.F95]=7;&quot;Information Technology&quot;;IF([.F95]=8;&quot;Law&quot;;IF([.F95]=9;&quot;Manufacturing&quot;;IF([.F95]=10;&quot;Medical&quot;;IF([.F95]=11;&quot;Military&quot;;IF([.F95]=12;&quot;Mother&quot;;PROPER([.F95])))))))))))))" office:value-type="string" office:string-value="13" calcext:value-type="string">
            <text:p>13</text:p>
          </table:table-cell>
          <table:table-cell table:style-name="ce4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95]=1;&quot;TV&quot;;IF([.I95]=2;&quot;Radio&quot;;IF([.I95]=3;&quot;Online&quot;;IF([.I95]=4;&quot;Friends&quot;;IF([.I95]=5;&quot;Family&quot;;IF([.I95]=6;&quot;Co-Workers&quot;;IF([.I95]=7;&quot;News Paper&quot;;IF([.I95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number-columns-repeated="3"/>
          <table:table-cell table:style-name="ce56" table:number-columns-repeated="2"/>
          <table:table-cell table:number-columns-repeated="5"/>
          <table:table-cell table:style-name="ce56"/>
          <table:table-cell table:number-columns-repeated="3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table:formula="of:=IF([.A96]=1;&quot;High School&quot;;IF([.A96]=2;&quot;Associates&quot;;IF([.A96]=3;&quot;Bachelors&quot;;IF([.A96]=4;&quot;Masters&quot;;IF([.A96]=5;&quot;Doctorate&quot;;&quot;Null&quot;)))))" office:value-type="string" office:string-value="Bachelors" calcext:value-type="string">
            <text:p>Bachelors</text:p>
          </table:table-cell>
          <table:table-cell table:style-name="ce14" office:value-type="float" office:value="40" calcext:value-type="float">
            <text:p>40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96]=1;&quot;Male&quot;;&quot;Female&quot;)" office:value-type="string" office:string-value="Female" calcext:value-type="string">
            <text:p>Female</text:p>
          </table:table-cell>
          <table:table-cell table:style-name="ce21" office:value-type="float" office:value="13" calcext:value-type="float">
            <text:p>13</text:p>
          </table:table-cell>
          <table:table-cell table:style-name="ce26" table:formula="of:=IF([.F96]=1;&quot;Aerospace&quot;;IF([.F96]=2;&quot;Agriculture&quot;;IF([.F96]=3;&quot;Construction&quot;;IF([.F96]=4;&quot;Emergency Responder&quot;;IF([.F96]=5;&quot;Finance&quot;;IF([.F96]=6;&quot;Government&quot;;IF([.F96]=7;&quot;Information Technology&quot;;IF([.F96]=8;&quot;Law&quot;;IF([.F96]=9;&quot;Manufacturing&quot;;IF([.F96]=10;&quot;Medical&quot;;IF([.F96]=11;&quot;Military&quot;;IF([.F96]=12;&quot;Mother&quot;;PROPER([.F96])))))))))))))" office:value-type="string" office:string-value="13" calcext:value-type="string">
            <text:p>13</text:p>
          </table:table-cell>
          <table:table-cell table:style-name="ce4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96]=1;&quot;TV&quot;;IF([.I96]=2;&quot;Radio&quot;;IF([.I96]=3;&quot;Online&quot;;IF([.I96]=4;&quot;Friends&quot;;IF([.I96]=5;&quot;Family&quot;;IF([.I96]=6;&quot;Co-Workers&quot;;IF([.I96]=7;&quot;News Paper&quot;;IF([.I96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number-columns-repeated="3"/>
          <table:table-cell table:style-name="ce56" table:number-columns-repeated="2"/>
          <table:table-cell table:number-columns-repeated="5"/>
          <table:table-cell table:style-name="ce56" table:number-columns-repeated="2"/>
          <table:table-cell table:number-columns-repeated="2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table:formula="of:=IF([.A97]=1;&quot;High School&quot;;IF([.A97]=2;&quot;Associates&quot;;IF([.A97]=3;&quot;Bachelors&quot;;IF([.A97]=4;&quot;Masters&quot;;IF([.A97]=5;&quot;Doctorate&quot;;&quot;Null&quot;)))))" office:value-type="string" office:string-value="Bachelors" calcext:value-type="string">
            <text:p>Bachelors</text:p>
          </table:table-cell>
          <table:table-cell table:style-name="ce14" office:value-type="float" office:value="47" calcext:value-type="float">
            <text:p>47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97]=1;&quot;Male&quot;;&quot;Female&quot;)" office:value-type="string" office:string-value="Male" calcext:value-type="string">
            <text:p>Male</text:p>
          </table:table-cell>
          <table:table-cell table:style-name="ce21" office:value-type="float" office:value="7" calcext:value-type="float">
            <text:p>7</text:p>
          </table:table-cell>
          <table:table-cell table:style-name="ce26" table:formula="of:=IF([.F97]=1;&quot;Aerospace&quot;;IF([.F97]=2;&quot;Agriculture&quot;;IF([.F97]=3;&quot;Construction&quot;;IF([.F97]=4;&quot;Emergency Responder&quot;;IF([.F97]=5;&quot;Finance&quot;;IF([.F97]=6;&quot;Government&quot;;IF([.F97]=7;&quot;Information Technology&quot;;IF([.F97]=8;&quot;Law&quot;;IF([.F97]=9;&quot;Manufacturing&quot;;IF([.F97]=10;&quot;Medical&quot;;IF([.F97]=11;&quot;Military&quot;;IF([.F97]=12;&quot;Mother&quot;;PROPER([.F97])))))))))))))" office:value-type="string" office:string-value="Information Technology" calcext:value-type="string">
            <text:p>Information Technology</text:p>
          </table:table-cell>
          <table:table-cell table:style-name="ce4" office:value-type="float" office:value="240" calcext:value-type="float">
            <text:p>240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97]=1;&quot;TV&quot;;IF([.I97]=2;&quot;Radio&quot;;IF([.I97]=3;&quot;Online&quot;;IF([.I97]=4;&quot;Friends&quot;;IF([.I97]=5;&quot;Family&quot;;IF([.I97]=6;&quot;Co-Workers&quot;;IF([.I97]=7;&quot;News Paper&quot;;IF([.I97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/>
          <table:table-cell table:style-name="ce56" table:number-columns-repeated="7"/>
          <table:table-cell table:number-columns-repeated="2"/>
          <table:table-cell table:style-name="ce56" table:number-columns-repeated="3"/>
          <table:table-cell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table:formula="of:=IF([.A98]=1;&quot;High School&quot;;IF([.A98]=2;&quot;Associates&quot;;IF([.A98]=3;&quot;Bachelors&quot;;IF([.A98]=4;&quot;Masters&quot;;IF([.A98]=5;&quot;Doctorate&quot;;&quot;Null&quot;)))))" office:value-type="string" office:string-value="Bachelors" calcext:value-type="string">
            <text:p>Bachelors</text:p>
          </table:table-cell>
          <table:table-cell table:style-name="ce14"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98]=1;&quot;Male&quot;;&quot;Female&quot;)" office:value-type="string" office:string-value="Male" calcext:value-type="string">
            <text:p>Male</text:p>
          </table:table-cell>
          <table:table-cell table:style-name="ce21" office:value-type="string" calcext:value-type="string">
            <text:p>Sales and Marketing</text:p>
          </table:table-cell>
          <table:table-cell table:style-name="ce26" table:formula="of:=IF([.F98]=1;&quot;Aerospace&quot;;IF([.F98]=2;&quot;Agriculture&quot;;IF([.F98]=3;&quot;Construction&quot;;IF([.F98]=4;&quot;Emergency Responder&quot;;IF([.F98]=5;&quot;Finance&quot;;IF([.F98]=6;&quot;Government&quot;;IF([.F98]=7;&quot;Information Technology&quot;;IF([.F98]=8;&quot;Law&quot;;IF([.F98]=9;&quot;Manufacturing&quot;;IF([.F98]=10;&quot;Medical&quot;;IF([.F98]=11;&quot;Military&quot;;IF([.F98]=12;&quot;Mother&quot;;PROPER([.F98])))))))))))))" office:value-type="string" office:string-value="Sales And Marketing" calcext:value-type="string">
            <text:p>Sales And Marketing</text:p>
          </table:table-cell>
          <table:table-cell table:style-name="ce4" office:value-type="float" office:value="120" calcext:value-type="float">
            <text:p>120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98]=1;&quot;TV&quot;;IF([.I98]=2;&quot;Radio&quot;;IF([.I98]=3;&quot;Online&quot;;IF([.I98]=4;&quot;Friends&quot;;IF([.I98]=5;&quot;Family&quot;;IF([.I98]=6;&quot;Co-Workers&quot;;IF([.I98]=7;&quot;News Paper&quot;;IF([.I98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style-name="ce56" table:number-columns-repeated="8"/>
          <table:table-cell table:number-columns-repeated="5"/>
          <table:table-cell table:style-name="ce56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table:formula="of:=IF([.A99]=1;&quot;High School&quot;;IF([.A99]=2;&quot;Associates&quot;;IF([.A99]=3;&quot;Bachelors&quot;;IF([.A99]=4;&quot;Masters&quot;;IF([.A99]=5;&quot;Doctorate&quot;;&quot;Null&quot;)))))" office:value-type="string" office:string-value="Bachelors" calcext:value-type="string">
            <text:p>Bachelors</text:p>
          </table:table-cell>
          <table:table-cell table:style-name="ce14" office:value-type="float" office:value="62" calcext:value-type="float">
            <text:p>62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99]=1;&quot;Male&quot;;&quot;Female&quot;)" office:value-type="string" office:string-value="Male" calcext:value-type="string">
            <text:p>Male</text:p>
          </table:table-cell>
          <table:table-cell table:style-name="ce21" office:value-type="float" office:value="7" calcext:value-type="float">
            <text:p>7</text:p>
          </table:table-cell>
          <table:table-cell table:style-name="ce26" table:formula="of:=IF([.F99]=1;&quot;Aerospace&quot;;IF([.F99]=2;&quot;Agriculture&quot;;IF([.F99]=3;&quot;Construction&quot;;IF([.F99]=4;&quot;Emergency Responder&quot;;IF([.F99]=5;&quot;Finance&quot;;IF([.F99]=6;&quot;Government&quot;;IF([.F99]=7;&quot;Information Technology&quot;;IF([.F99]=8;&quot;Law&quot;;IF([.F99]=9;&quot;Manufacturing&quot;;IF([.F99]=10;&quot;Medical&quot;;IF([.F99]=11;&quot;Military&quot;;IF([.F99]=12;&quot;Mother&quot;;PROPER([.F99])))))))))))))" office:value-type="string" office:string-value="Information Technology" calcext:value-type="string">
            <text:p>Information Technology</text:p>
          </table:table-cell>
          <table:table-cell table:style-name="ce4" office:value-type="float" office:value="60" calcext:value-type="float">
            <text:p>60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99]=1;&quot;TV&quot;;IF([.I99]=2;&quot;Radio&quot;;IF([.I99]=3;&quot;Online&quot;;IF([.I99]=4;&quot;Friends&quot;;IF([.I99]=5;&quot;Family&quot;;IF([.I99]=6;&quot;Co-Workers&quot;;IF([.I99]=7;&quot;News Paper&quot;;IF([.I99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6" table:number-columns-repeated="9"/>
          <table:table-cell/>
          <table:table-cell table:style-name="ce56" table:number-columns-repeated="5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table:formula="of:=IF([.A100]=1;&quot;High School&quot;;IF([.A100]=2;&quot;Associates&quot;;IF([.A100]=3;&quot;Bachelors&quot;;IF([.A100]=4;&quot;Masters&quot;;IF([.A100]=5;&quot;Doctorate&quot;;&quot;Null&quot;)))))" office:value-type="string" office:string-value="Bachelors" calcext:value-type="string">
            <text:p>Bachelors</text:p>
          </table:table-cell>
          <table:table-cell table:style-name="ce14" office:value-type="float" office:value="28" calcext:value-type="float">
            <text:p>28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100]=1;&quot;Male&quot;;&quot;Female&quot;)" office:value-type="string" office:string-value="Male" calcext:value-type="string">
            <text:p>Male</text:p>
          </table:table-cell>
          <table:table-cell table:style-name="ce21" office:value-type="float" office:value="6" calcext:value-type="float">
            <text:p>6</text:p>
          </table:table-cell>
          <table:table-cell table:style-name="ce26" table:formula="of:=IF([.F100]=1;&quot;Aerospace&quot;;IF([.F100]=2;&quot;Agriculture&quot;;IF([.F100]=3;&quot;Construction&quot;;IF([.F100]=4;&quot;Emergency Responder&quot;;IF([.F100]=5;&quot;Finance&quot;;IF([.F100]=6;&quot;Government&quot;;IF([.F100]=7;&quot;Information Technology&quot;;IF([.F100]=8;&quot;Law&quot;;IF([.F100]=9;&quot;Manufacturing&quot;;IF([.F100]=10;&quot;Medical&quot;;IF([.F100]=11;&quot;Military&quot;;IF([.F100]=12;&quot;Mother&quot;;PROPER([.F100])))))))))))))" office:value-type="string" office:string-value="Government" calcext:value-type="string">
            <text:p>Government</text:p>
          </table:table-cell>
          <table:table-cell table:style-name="ce4" office:value-type="float" office:value="45" calcext:value-type="float">
            <text:p>45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100]=1;&quot;TV&quot;;IF([.I100]=2;&quot;Radio&quot;;IF([.I100]=3;&quot;Online&quot;;IF([.I100]=4;&quot;Friends&quot;;IF([.I100]=5;&quot;Family&quot;;IF([.I100]=6;&quot;Co-Workers&quot;;IF([.I100]=7;&quot;News Paper&quot;;IF([.I100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6"/>
          <table:table-cell table:number-columns-repeated="5"/>
          <table:table-cell table:style-name="ce56"/>
          <table:table-cell/>
          <table:table-cell table:style-name="ce56"/>
          <table:table-cell table:number-columns-repeated="3"/>
          <table:table-cell table:style-name="ce56"/>
          <table:table-cell table:number-columns-repeated="2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table:formula="of:=IF([.A101]=1;&quot;High School&quot;;IF([.A101]=2;&quot;Associates&quot;;IF([.A101]=3;&quot;Bachelors&quot;;IF([.A101]=4;&quot;Masters&quot;;IF([.A101]=5;&quot;Doctorate&quot;;&quot;Null&quot;)))))" office:value-type="string" office:string-value="Bachelors" calcext:value-type="string">
            <text:p>Bachelors</text:p>
          </table:table-cell>
          <table:table-cell table:style-name="ce1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101]=1;&quot;Male&quot;;&quot;Female&quot;)" office:value-type="string" office:string-value="Male" calcext:value-type="string">
            <text:p>Male</text:p>
          </table:table-cell>
          <table:table-cell table:style-name="ce21" office:value-type="float" office:value="8" calcext:value-type="float">
            <text:p>8</text:p>
          </table:table-cell>
          <table:table-cell table:style-name="ce26" table:formula="of:=IF([.F101]=1;&quot;Aerospace&quot;;IF([.F101]=2;&quot;Agriculture&quot;;IF([.F101]=3;&quot;Construction&quot;;IF([.F101]=4;&quot;Emergency Responder&quot;;IF([.F101]=5;&quot;Finance&quot;;IF([.F101]=6;&quot;Government&quot;;IF([.F101]=7;&quot;Information Technology&quot;;IF([.F101]=8;&quot;Law&quot;;IF([.F101]=9;&quot;Manufacturing&quot;;IF([.F101]=10;&quot;Medical&quot;;IF([.F101]=11;&quot;Military&quot;;IF([.F101]=12;&quot;Mother&quot;;PROPER([.F101])))))))))))))" office:value-type="string" office:string-value="Law" calcext:value-type="string">
            <text:p>Law</text:p>
          </table:table-cell>
          <table:table-cell table:style-name="ce4" office:value-type="float" office:value="30" calcext:value-type="float">
            <text:p>30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101]=1;&quot;TV&quot;;IF([.I101]=2;&quot;Radio&quot;;IF([.I101]=3;&quot;Online&quot;;IF([.I101]=4;&quot;Friends&quot;;IF([.I101]=5;&quot;Family&quot;;IF([.I101]=6;&quot;Co-Workers&quot;;IF([.I101]=7;&quot;News Paper&quot;;IF([.I101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6"/>
          <table:table-cell table:number-columns-repeated="3"/>
          <table:table-cell table:style-name="ce56" table:number-columns-repeated="5"/>
          <table:table-cell table:number-columns-repeated="2"/>
          <table:table-cell table:style-name="ce56" table:number-columns-repeated="3"/>
          <table:table-cell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table:formula="of:=IF([.A102]=1;&quot;High School&quot;;IF([.A102]=2;&quot;Associates&quot;;IF([.A102]=3;&quot;Bachelors&quot;;IF([.A102]=4;&quot;Masters&quot;;IF([.A102]=5;&quot;Doctorate&quot;;&quot;Null&quot;)))))" office:value-type="string" office:string-value="Bachelors" calcext:value-type="string">
            <text:p>Bachelors</text:p>
          </table:table-cell>
          <table:table-cell table:style-name="ce14" office:value-type="float" office:value="27" calcext:value-type="float">
            <text:p>27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102]=1;&quot;Male&quot;;&quot;Female&quot;)" office:value-type="string" office:string-value="Male" calcext:value-type="string">
            <text:p>Male</text:p>
          </table:table-cell>
          <table:table-cell table:style-name="ce21" office:value-type="float" office:value="8" calcext:value-type="float">
            <text:p>8</text:p>
          </table:table-cell>
          <table:table-cell table:style-name="ce26" table:formula="of:=IF([.F102]=1;&quot;Aerospace&quot;;IF([.F102]=2;&quot;Agriculture&quot;;IF([.F102]=3;&quot;Construction&quot;;IF([.F102]=4;&quot;Emergency Responder&quot;;IF([.F102]=5;&quot;Finance&quot;;IF([.F102]=6;&quot;Government&quot;;IF([.F102]=7;&quot;Information Technology&quot;;IF([.F102]=8;&quot;Law&quot;;IF([.F102]=9;&quot;Manufacturing&quot;;IF([.F102]=10;&quot;Medical&quot;;IF([.F102]=11;&quot;Military&quot;;IF([.F102]=12;&quot;Mother&quot;;PROPER([.F102])))))))))))))" office:value-type="string" office:string-value="Law" calcext:value-type="string">
            <text:p>Law</text:p>
          </table:table-cell>
          <table:table-cell table:style-name="ce4" office:value-type="float" office:value="30" calcext:value-type="float">
            <text:p>30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102]=1;&quot;TV&quot;;IF([.I102]=2;&quot;Radio&quot;;IF([.I102]=3;&quot;Online&quot;;IF([.I102]=4;&quot;Friends&quot;;IF([.I102]=5;&quot;Family&quot;;IF([.I102]=6;&quot;Co-Workers&quot;;IF([.I102]=7;&quot;News Paper&quot;;IF([.I102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number-columns-repeated="8"/>
          <table:table-cell table:style-name="ce56"/>
          <table:table-cell/>
          <table:table-cell table:style-name="ce56" table:number-columns-repeated="3"/>
          <table:table-cell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table:formula="of:=IF([.A103]=1;&quot;High School&quot;;IF([.A103]=2;&quot;Associates&quot;;IF([.A103]=3;&quot;Bachelors&quot;;IF([.A103]=4;&quot;Masters&quot;;IF([.A103]=5;&quot;Doctorate&quot;;&quot;Null&quot;)))))" office:value-type="string" office:string-value="Bachelors" calcext:value-type="string">
            <text:p>Bachelors</text:p>
          </table:table-cell>
          <table:table-cell table:style-name="ce14" office:value-type="float" office:value="43" calcext:value-type="float">
            <text:p>43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103]=1;&quot;Male&quot;;&quot;Female&quot;)" office:value-type="string" office:string-value="Male" calcext:value-type="string">
            <text:p>Male</text:p>
          </table:table-cell>
          <table:table-cell table:style-name="ce21" office:value-type="float" office:value="1" calcext:value-type="float">
            <text:p>1</text:p>
          </table:table-cell>
          <table:table-cell table:style-name="ce26" table:formula="of:=IF([.F103]=1;&quot;Aerospace&quot;;IF([.F103]=2;&quot;Agriculture&quot;;IF([.F103]=3;&quot;Construction&quot;;IF([.F103]=4;&quot;Emergency Responder&quot;;IF([.F103]=5;&quot;Finance&quot;;IF([.F103]=6;&quot;Government&quot;;IF([.F103]=7;&quot;Information Technology&quot;;IF([.F103]=8;&quot;Law&quot;;IF([.F103]=9;&quot;Manufacturing&quot;;IF([.F103]=10;&quot;Medical&quot;;IF([.F103]=11;&quot;Military&quot;;IF([.F103]=12;&quot;Mother&quot;;PROPER([.F103])))))))))))))" office:value-type="string" office:string-value="Aerospace" calcext:value-type="string">
            <text:p>Aerospace</text:p>
          </table:table-cell>
          <table:table-cell table:style-name="ce4" office:value-type="float" office:value="15" calcext:value-type="float">
            <text:p>15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103]=1;&quot;TV&quot;;IF([.I103]=2;&quot;Radio&quot;;IF([.I103]=3;&quot;Online&quot;;IF([.I103]=4;&quot;Friends&quot;;IF([.I103]=5;&quot;Family&quot;;IF([.I103]=6;&quot;Co-Workers&quot;;IF([.I103]=7;&quot;News Paper&quot;;IF([.I103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number-columns-repeated="3"/>
          <table:table-cell table:style-name="ce56" table:number-columns-repeated="5"/>
          <table:table-cell table:number-columns-repeated="2"/>
          <table:table-cell table:style-name="ce56" table:number-columns-repeated="4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table:formula="of:=IF([.A104]=1;&quot;High School&quot;;IF([.A104]=2;&quot;Associates&quot;;IF([.A104]=3;&quot;Bachelors&quot;;IF([.A104]=4;&quot;Masters&quot;;IF([.A104]=5;&quot;Doctorate&quot;;&quot;Null&quot;)))))" office:value-type="string" office:string-value="Bachelors" calcext:value-type="string">
            <text:p>Bachelors</text:p>
          </table:table-cell>
          <table:table-cell table:style-name="ce14" office:value-type="float" office:value="28" calcext:value-type="float">
            <text:p>28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104]=1;&quot;Male&quot;;&quot;Female&quot;)" office:value-type="string" office:string-value="Male" calcext:value-type="string">
            <text:p>Male</text:p>
          </table:table-cell>
          <table:table-cell table:style-name="ce21" office:value-type="float" office:value="12" calcext:value-type="float">
            <text:p>12</text:p>
          </table:table-cell>
          <table:table-cell table:style-name="ce26" table:formula="of:=IF([.F104]=1;&quot;Aerospace&quot;;IF([.F104]=2;&quot;Agriculture&quot;;IF([.F104]=3;&quot;Construction&quot;;IF([.F104]=4;&quot;Emergency Responder&quot;;IF([.F104]=5;&quot;Finance&quot;;IF([.F104]=6;&quot;Government&quot;;IF([.F104]=7;&quot;Information Technology&quot;;IF([.F104]=8;&quot;Law&quot;;IF([.F104]=9;&quot;Manufacturing&quot;;IF([.F104]=10;&quot;Medical&quot;;IF([.F104]=11;&quot;Military&quot;;IF([.F104]=12;&quot;Mother&quot;;PROPER([.F104])))))))))))))" office:value-type="string" office:string-value="Mother" calcext:value-type="string">
            <text:p>Mother</text:p>
          </table:table-cell>
          <table:table-cell table:style-name="ce4" office:value-type="float" office:value="10" calcext:value-type="float">
            <text:p>10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104]=1;&quot;TV&quot;;IF([.I104]=2;&quot;Radio&quot;;IF([.I104]=3;&quot;Online&quot;;IF([.I104]=4;&quot;Friends&quot;;IF([.I104]=5;&quot;Family&quot;;IF([.I104]=6;&quot;Co-Workers&quot;;IF([.I104]=7;&quot;News Paper&quot;;IF([.I104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number-columns-repeated="4"/>
          <table:table-cell table:style-name="ce56"/>
          <table:table-cell/>
          <table:table-cell table:style-name="ce56" table:number-columns-repeated="2"/>
          <table:table-cell table:number-columns-repeated="2"/>
          <table:table-cell table:style-name="ce56" table:number-columns-repeated="3"/>
          <table:table-cell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table:formula="of:=IF([.A105]=1;&quot;High School&quot;;IF([.A105]=2;&quot;Associates&quot;;IF([.A105]=3;&quot;Bachelors&quot;;IF([.A105]=4;&quot;Masters&quot;;IF([.A105]=5;&quot;Doctorate&quot;;&quot;Null&quot;)))))" office:value-type="string" office:string-value="Bachelors" calcext:value-type="string">
            <text:p>Bachelors</text:p>
          </table:table-cell>
          <table:table-cell table:style-name="ce14" office:value-type="float" office:value="39" calcext:value-type="float">
            <text:p>39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105]=1;&quot;Male&quot;;&quot;Female&quot;)" office:value-type="string" office:string-value="Male" calcext:value-type="string">
            <text:p>Male</text:p>
          </table:table-cell>
          <table:table-cell table:style-name="ce21" office:value-type="float" office:value="10" calcext:value-type="float">
            <text:p>10</text:p>
          </table:table-cell>
          <table:table-cell table:style-name="ce26" table:formula="of:=IF([.F105]=1;&quot;Aerospace&quot;;IF([.F105]=2;&quot;Agriculture&quot;;IF([.F105]=3;&quot;Construction&quot;;IF([.F105]=4;&quot;Emergency Responder&quot;;IF([.F105]=5;&quot;Finance&quot;;IF([.F105]=6;&quot;Government&quot;;IF([.F105]=7;&quot;Information Technology&quot;;IF([.F105]=8;&quot;Law&quot;;IF([.F105]=9;&quot;Manufacturing&quot;;IF([.F105]=10;&quot;Medical&quot;;IF([.F105]=11;&quot;Military&quot;;IF([.F105]=12;&quot;Mother&quot;;PROPER([.F105])))))))))))))" office:value-type="string" office:string-value="Medical" calcext:value-type="string">
            <text:p>Medical</text:p>
          </table:table-cell>
          <table:table-cell table:style-name="ce4" office:value-type="float" office:value="10" calcext:value-type="float">
            <text:p>10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105]=1;&quot;TV&quot;;IF([.I105]=2;&quot;Radio&quot;;IF([.I105]=3;&quot;Online&quot;;IF([.I105]=4;&quot;Friends&quot;;IF([.I105]=5;&quot;Family&quot;;IF([.I105]=6;&quot;Co-Workers&quot;;IF([.I105]=7;&quot;News Paper&quot;;IF([.I105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number-columns-repeated="3"/>
          <table:table-cell table:style-name="ce56" table:number-columns-repeated="2"/>
          <table:table-cell/>
          <table:table-cell table:style-name="ce56"/>
          <table:table-cell table:number-columns-repeated="6"/>
          <table:table-cell table:style-name="ce56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9" table:formula="of:=IF([.A106]=1;&quot;High School&quot;;IF([.A106]=2;&quot;Associates&quot;;IF([.A106]=3;&quot;Bachelors&quot;;IF([.A106]=4;&quot;Masters&quot;;IF([.A106]=5;&quot;Doctorate&quot;;&quot;Null&quot;)))))" office:value-type="string" office:string-value="Associates" calcext:value-type="string">
            <text:p>Associates</text:p>
          </table:table-cell>
          <table:table-cell table:style-name="ce1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106]=1;&quot;Male&quot;;&quot;Female&quot;)" office:value-type="string" office:string-value="Female" calcext:value-type="string">
            <text:p>Female</text:p>
          </table:table-cell>
          <table:table-cell table:style-name="ce21" office:value-type="float" office:value="11" calcext:value-type="float">
            <text:p>11</text:p>
          </table:table-cell>
          <table:table-cell table:style-name="ce26" table:formula="of:=IF([.F106]=1;&quot;Aerospace&quot;;IF([.F106]=2;&quot;Agriculture&quot;;IF([.F106]=3;&quot;Construction&quot;;IF([.F106]=4;&quot;Emergency Responder&quot;;IF([.F106]=5;&quot;Finance&quot;;IF([.F106]=6;&quot;Government&quot;;IF([.F106]=7;&quot;Information Technology&quot;;IF([.F106]=8;&quot;Law&quot;;IF([.F106]=9;&quot;Manufacturing&quot;;IF([.F106]=10;&quot;Medical&quot;;IF([.F106]=11;&quot;Military&quot;;IF([.F106]=12;&quot;Mother&quot;;PROPER([.F106])))))))))))))" office:value-type="string" office:string-value="Military" calcext:value-type="string">
            <text:p>Military</text:p>
          </table:table-cell>
          <table:table-cell table:style-name="ce4" office:value-type="float" office:value="45" calcext:value-type="float">
            <text:p>45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106]=1;&quot;TV&quot;;IF([.I106]=2;&quot;Radio&quot;;IF([.I106]=3;&quot;Online&quot;;IF([.I106]=4;&quot;Friends&quot;;IF([.I106]=5;&quot;Family&quot;;IF([.I106]=6;&quot;Co-Workers&quot;;IF([.I106]=7;&quot;News Paper&quot;;IF([.I106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7"/>
          <table:table-cell/>
          <table:table-cell table:style-name="ce56" table:number-columns-repeated="7"/>
          <table:table-cell table:number-columns-repeated="6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9" table:formula="of:=IF([.A107]=1;&quot;High School&quot;;IF([.A107]=2;&quot;Associates&quot;;IF([.A107]=3;&quot;Bachelors&quot;;IF([.A107]=4;&quot;Masters&quot;;IF([.A107]=5;&quot;Doctorate&quot;;&quot;Null&quot;)))))" office:value-type="string" office:string-value="Associates" calcext:value-type="string">
            <text:p>Associates</text:p>
          </table:table-cell>
          <table:table-cell table:style-name="ce14" office:value-type="float" office:value="49" calcext:value-type="float">
            <text:p>49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107]=1;&quot;Male&quot;;&quot;Female&quot;)" office:value-type="string" office:string-value="Male" calcext:value-type="string">
            <text:p>Male</text:p>
          </table:table-cell>
          <table:table-cell table:style-name="ce21" office:value-type="float" office:value="1" calcext:value-type="float">
            <text:p>1</text:p>
          </table:table-cell>
          <table:table-cell table:style-name="ce26" table:formula="of:=IF([.F107]=1;&quot;Aerospace&quot;;IF([.F107]=2;&quot;Agriculture&quot;;IF([.F107]=3;&quot;Construction&quot;;IF([.F107]=4;&quot;Emergency Responder&quot;;IF([.F107]=5;&quot;Finance&quot;;IF([.F107]=6;&quot;Government&quot;;IF([.F107]=7;&quot;Information Technology&quot;;IF([.F107]=8;&quot;Law&quot;;IF([.F107]=9;&quot;Manufacturing&quot;;IF([.F107]=10;&quot;Medical&quot;;IF([.F107]=11;&quot;Military&quot;;IF([.F107]=12;&quot;Mother&quot;;PROPER([.F107])))))))))))))" office:value-type="string" office:string-value="Aerospace" calcext:value-type="string">
            <text:p>Aerospace</text:p>
          </table:table-cell>
          <table:table-cell table:style-name="ce4" office:value-type="float" office:value="120" calcext:value-type="float">
            <text:p>120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107]=1;&quot;TV&quot;;IF([.I107]=2;&quot;Radio&quot;;IF([.I107]=3;&quot;Online&quot;;IF([.I107]=4;&quot;Friends&quot;;IF([.I107]=5;&quot;Family&quot;;IF([.I107]=6;&quot;Co-Workers&quot;;IF([.I107]=7;&quot;News Paper&quot;;IF([.I107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6"/>
          <table:table-cell table:number-columns-repeated="3"/>
          <table:table-cell table:style-name="ce56" table:number-columns-repeated="2"/>
          <table:table-cell table:number-columns-repeated="6"/>
          <table:table-cell table:style-name="ce56"/>
          <table:table-cell table:number-columns-repeated="2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9" table:formula="of:=IF([.A108]=1;&quot;High School&quot;;IF([.A108]=2;&quot;Associates&quot;;IF([.A108]=3;&quot;Bachelors&quot;;IF([.A108]=4;&quot;Masters&quot;;IF([.A108]=5;&quot;Doctorate&quot;;&quot;Null&quot;)))))" office:value-type="string" office:string-value="Associates" calcext:value-type="string">
            <text:p>Associates</text:p>
          </table:table-cell>
          <table:table-cell table:style-name="ce14" office:value-type="float" office:value="1957" calcext:value-type="float">
            <text:p>1957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108]=1;&quot;Male&quot;;&quot;Female&quot;)" office:value-type="string" office:string-value="Male" calcext:value-type="string">
            <text:p>Male</text:p>
          </table:table-cell>
          <table:table-cell table:style-name="ce21" office:value-type="float" office:value="1" calcext:value-type="float">
            <text:p>1</text:p>
          </table:table-cell>
          <table:table-cell table:style-name="ce26" table:formula="of:=IF([.F108]=1;&quot;Aerospace&quot;;IF([.F108]=2;&quot;Agriculture&quot;;IF([.F108]=3;&quot;Construction&quot;;IF([.F108]=4;&quot;Emergency Responder&quot;;IF([.F108]=5;&quot;Finance&quot;;IF([.F108]=6;&quot;Government&quot;;IF([.F108]=7;&quot;Information Technology&quot;;IF([.F108]=8;&quot;Law&quot;;IF([.F108]=9;&quot;Manufacturing&quot;;IF([.F108]=10;&quot;Medical&quot;;IF([.F108]=11;&quot;Military&quot;;IF([.F108]=12;&quot;Mother&quot;;PROPER([.F108])))))))))))))" office:value-type="string" office:string-value="Aerospace" calcext:value-type="string">
            <text:p>Aerospace</text:p>
          </table:table-cell>
          <table:table-cell table:style-name="ce4" office:value-type="float" office:value="15" calcext:value-type="float">
            <text:p>15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108]=1;&quot;TV&quot;;IF([.I108]=2;&quot;Radio&quot;;IF([.I108]=3;&quot;Online&quot;;IF([.I108]=4;&quot;Friends&quot;;IF([.I108]=5;&quot;Family&quot;;IF([.I108]=6;&quot;Co-Workers&quot;;IF([.I108]=7;&quot;News Paper&quot;;IF([.I108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/>
          <table:table-cell table:style-name="ce56" table:number-columns-repeated="7"/>
          <table:table-cell table:number-columns-repeated="4"/>
          <table:table-cell table:style-name="ce56"/>
          <table:table-cell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9" table:formula="of:=IF([.A109]=1;&quot;High School&quot;;IF([.A109]=2;&quot;Associates&quot;;IF([.A109]=3;&quot;Bachelors&quot;;IF([.A109]=4;&quot;Masters&quot;;IF([.A109]=5;&quot;Doctorate&quot;;&quot;Null&quot;)))))" office:value-type="string" office:string-value="Associates" calcext:value-type="string">
            <text:p>Associates</text:p>
          </table:table-cell>
          <table:table-cell table:style-name="ce14" office:value-type="float" office:value="27" calcext:value-type="float">
            <text:p>27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109]=1;&quot;Male&quot;;&quot;Female&quot;)" office:value-type="string" office:string-value="Male" calcext:value-type="string">
            <text:p>Male</text:p>
          </table:table-cell>
          <table:table-cell table:style-name="ce21" office:value-type="float" office:value="4" calcext:value-type="float">
            <text:p>4</text:p>
          </table:table-cell>
          <table:table-cell table:style-name="ce26" table:formula="of:=IF([.F109]=1;&quot;Aerospace&quot;;IF([.F109]=2;&quot;Agriculture&quot;;IF([.F109]=3;&quot;Construction&quot;;IF([.F109]=4;&quot;Emergency Responder&quot;;IF([.F109]=5;&quot;Finance&quot;;IF([.F109]=6;&quot;Government&quot;;IF([.F109]=7;&quot;Information Technology&quot;;IF([.F109]=8;&quot;Law&quot;;IF([.F109]=9;&quot;Manufacturing&quot;;IF([.F109]=10;&quot;Medical&quot;;IF([.F109]=11;&quot;Military&quot;;IF([.F109]=12;&quot;Mother&quot;;PROPER([.F109])))))))))))))" office:value-type="string" office:string-value="Emergency Responder" calcext:value-type="string">
            <text:p>Emergency Responder</text:p>
          </table:table-cell>
          <table:table-cell table:style-name="ce4" office:value-type="float" office:value="10" calcext:value-type="float">
            <text:p>10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IF([.I109]=1;&quot;TV&quot;;IF([.I109]=2;&quot;Radio&quot;;IF([.I109]=3;&quot;Online&quot;;IF([.I109]=4;&quot;Friends&quot;;IF([.I109]=5;&quot;Family&quot;;IF([.I109]=6;&quot;Co-Workers&quot;;IF([.I109]=7;&quot;News Paper&quot;;IF([.I109]=8;&quot;Other&quot;;&quot;Null&quot;))))))))" office:value-type="string" office:string-value="Online" calcext:value-type="string">
            <text:p>Online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number-columns-repeated="8"/>
          <table:table-cell table:style-name="ce56"/>
          <table:table-cell table:number-columns-repeated="2"/>
          <table:table-cell table:style-name="ce56"/>
          <table:table-cell table:number-columns-repeated="2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9" table:formula="of:=IF([.A110]=1;&quot;High School&quot;;IF([.A110]=2;&quot;Associates&quot;;IF([.A110]=3;&quot;Bachelors&quot;;IF([.A110]=4;&quot;Masters&quot;;IF([.A110]=5;&quot;Doctorate&quot;;&quot;Null&quot;)))))" office:value-type="string" office:string-value="Associates" calcext:value-type="string">
            <text:p>Associates</text:p>
          </table:table-cell>
          <table:table-cell table:style-name="ce14" office:value-type="float" office:value="44" calcext:value-type="float">
            <text:p>44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110]=1;&quot;Male&quot;;&quot;Female&quot;)" office:value-type="string" office:string-value="Male" calcext:value-type="string">
            <text:p>Male</text:p>
          </table:table-cell>
          <table:table-cell table:style-name="ce21" office:value-type="string" calcext:value-type="string">
            <text:p>also many years of auto body/paint (complete restoration).</text:p>
          </table:table-cell>
          <table:table-cell table:style-name="ce26" table:formula="of:=IF([.F110]=1;&quot;Aerospace&quot;;IF([.F110]=2;&quot;Agriculture&quot;;IF([.F110]=3;&quot;Construction&quot;;IF([.F110]=4;&quot;Emergency Responder&quot;;IF([.F110]=5;&quot;Finance&quot;;IF([.F110]=6;&quot;Government&quot;;IF([.F110]=7;&quot;Information Technology&quot;;IF([.F110]=8;&quot;Law&quot;;IF([.F110]=9;&quot;Manufacturing&quot;;IF([.F110]=10;&quot;Medical&quot;;IF([.F110]=11;&quot;Military&quot;;IF([.F110]=12;&quot;Mother&quot;;PROPER([.F110])))))))))))))" office:value-type="string" office:string-value="Also Many Years Of Auto Body/Paint (Complete Restoration)." calcext:value-type="string">
            <text:p>Also Many Years Of Auto Body/Paint (Complete Restoration).</text:p>
          </table:table-cell>
          <table:table-cell table:style-name="ce4" office:value-type="float" office:value="30" calcext:value-type="float">
            <text:p>30</text:p>
          </table:table-cell>
          <table:table-cell table:style-name="ce31" office:value-type="string" calcext:value-type="string">
            <text:p>radio/TV/news paper.</text:p>
          </table:table-cell>
          <table:table-cell table:style-name="ce26" table:formula="of:=IF([.I110]=1;&quot;TV&quot;;IF([.I110]=2;&quot;Radio&quot;;IF([.I110]=3;&quot;Online&quot;;IF([.I110]=4;&quot;Friends&quot;;IF([.I110]=5;&quot;Family&quot;;IF([.I110]=6;&quot;Co-Workers&quot;;IF([.I110]=7;&quot;News Paper&quot;;IF([.I110]=8;&quot;Other&quot;;&quot;Null&quot;))))))))" office:value-type="string" office:string-value="Null" calcext:value-type="string">
            <text:p>Null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6"/>
          <table:table-cell table:number-columns-repeated="3"/>
          <table:table-cell table:style-name="ce56" table:number-columns-repeated="2"/>
          <table:table-cell/>
          <table:table-cell table:style-name="ce56" table:number-columns-repeated="2"/>
          <table:table-cell/>
          <table:table-cell table:style-name="ce56"/>
          <table:table-cell table:number-columns-repeated="2"/>
          <table:table-cell table:style-name="ce56"/>
          <table:table-cell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table:formula="of:=IF([.A111]=1;&quot;High School&quot;;IF([.A111]=2;&quot;Associates&quot;;IF([.A111]=3;&quot;Bachelors&quot;;IF([.A111]=4;&quot;Masters&quot;;IF([.A111]=5;&quot;Doctorate&quot;;&quot;Null&quot;)))))" office:value-type="string" office:string-value="Masters" calcext:value-type="string">
            <text:p>Masters</text:p>
          </table:table-cell>
          <table:table-cell table:style-name="ce14" office:value-type="float" office:value="64" calcext:value-type="float">
            <text:p>64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111]=1;&quot;Male&quot;;&quot;Female&quot;)" office:value-type="string" office:string-value="Male" calcext:value-type="string">
            <text:p>Male</text:p>
          </table:table-cell>
          <table:table-cell table:style-name="ce21" office:value-type="string" calcext:value-type="string">
            <text:p>and military</text:p>
          </table:table-cell>
          <table:table-cell table:style-name="ce26" table:formula="of:=IF([.F111]=1;&quot;Aerospace&quot;;IF([.F111]=2;&quot;Agriculture&quot;;IF([.F111]=3;&quot;Construction&quot;;IF([.F111]=4;&quot;Emergency Responder&quot;;IF([.F111]=5;&quot;Finance&quot;;IF([.F111]=6;&quot;Government&quot;;IF([.F111]=7;&quot;Information Technology&quot;;IF([.F111]=8;&quot;Law&quot;;IF([.F111]=9;&quot;Manufacturing&quot;;IF([.F111]=10;&quot;Medical&quot;;IF([.F111]=11;&quot;Military&quot;;IF([.F111]=12;&quot;Mother&quot;;PROPER([.F111])))))))))))))" office:value-type="string" office:string-value="And Military" calcext:value-type="string">
            <text:p>And Military</text:p>
          </table:table-cell>
          <table:table-cell table:style-name="ce4" office:value-type="float" office:value="90" calcext:value-type="float">
            <text:p>90</text:p>
          </table:table-cell>
          <table:table-cell table:style-name="ce31" office:value-type="float" office:value="7" calcext:value-type="float">
            <text:p>7</text:p>
          </table:table-cell>
          <table:table-cell table:style-name="ce26" table:formula="of:=IF([.I111]=1;&quot;TV&quot;;IF([.I111]=2;&quot;Radio&quot;;IF([.I111]=3;&quot;Online&quot;;IF([.I111]=4;&quot;Friends&quot;;IF([.I111]=5;&quot;Family&quot;;IF([.I111]=6;&quot;Co-Workers&quot;;IF([.I111]=7;&quot;News Paper&quot;;IF([.I111]=8;&quot;Other&quot;;&quot;Null&quot;))))))))" office:value-type="string" office:string-value="News Paper" calcext:value-type="string">
            <text:p>News Paper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6" table:number-columns-repeated="7"/>
          <table:table-cell table:number-columns-repeated="4"/>
          <table:table-cell table:style-name="ce56" table:number-columns-repeated="2"/>
          <table:table-cell table:number-columns-repeated="2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table:formula="of:=IF([.A112]=1;&quot;High School&quot;;IF([.A112]=2;&quot;Associates&quot;;IF([.A112]=3;&quot;Bachelors&quot;;IF([.A112]=4;&quot;Masters&quot;;IF([.A112]=5;&quot;Doctorate&quot;;&quot;Null&quot;)))))" office:value-type="string" office:string-value="Masters" calcext:value-type="string">
            <text:p>Masters</text:p>
          </table:table-cell>
          <table:table-cell table:style-name="ce14" office:value-type="float" office:value="78" calcext:value-type="float">
            <text:p>78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112]=1;&quot;Male&quot;;&quot;Female&quot;)" office:value-type="string" office:string-value="Male" calcext:value-type="string">
            <text:p>Male</text:p>
          </table:table-cell>
          <table:table-cell table:style-name="ce21" office:value-type="float" office:value="12" calcext:value-type="float">
            <text:p>12</text:p>
          </table:table-cell>
          <table:table-cell table:style-name="ce26" table:formula="of:=IF([.F112]=1;&quot;Aerospace&quot;;IF([.F112]=2;&quot;Agriculture&quot;;IF([.F112]=3;&quot;Construction&quot;;IF([.F112]=4;&quot;Emergency Responder&quot;;IF([.F112]=5;&quot;Finance&quot;;IF([.F112]=6;&quot;Government&quot;;IF([.F112]=7;&quot;Information Technology&quot;;IF([.F112]=8;&quot;Law&quot;;IF([.F112]=9;&quot;Manufacturing&quot;;IF([.F112]=10;&quot;Medical&quot;;IF([.F112]=11;&quot;Military&quot;;IF([.F112]=12;&quot;Mother&quot;;PROPER([.F112])))))))))))))" office:value-type="string" office:string-value="Mother" calcext:value-type="string">
            <text:p>Mother</text:p>
          </table:table-cell>
          <table:table-cell table:style-name="ce4" office:value-type="float" office:value="30" calcext:value-type="float">
            <text:p>30</text:p>
          </table:table-cell>
          <table:table-cell table:style-name="ce31" office:value-type="float" office:value="7" calcext:value-type="float">
            <text:p>7</text:p>
          </table:table-cell>
          <table:table-cell table:style-name="ce26" table:formula="of:=IF([.I112]=1;&quot;TV&quot;;IF([.I112]=2;&quot;Radio&quot;;IF([.I112]=3;&quot;Online&quot;;IF([.I112]=4;&quot;Friends&quot;;IF([.I112]=5;&quot;Family&quot;;IF([.I112]=6;&quot;Co-Workers&quot;;IF([.I112]=7;&quot;News Paper&quot;;IF([.I112]=8;&quot;Other&quot;;&quot;Null&quot;))))))))" office:value-type="string" office:string-value="News Paper" calcext:value-type="string">
            <text:p>News Paper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6" table:number-columns-repeated="8"/>
          <table:table-cell table:number-columns-repeated="3"/>
          <table:table-cell table:style-name="ce56" table:number-columns-repeated="3"/>
          <table:table-cell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table:formula="of:=IF([.A113]=1;&quot;High School&quot;;IF([.A113]=2;&quot;Associates&quot;;IF([.A113]=3;&quot;Bachelors&quot;;IF([.A113]=4;&quot;Masters&quot;;IF([.A113]=5;&quot;Doctorate&quot;;&quot;Null&quot;)))))" office:value-type="string" office:string-value="Masters" calcext:value-type="string">
            <text:p>Masters</text:p>
          </table:table-cell>
          <table:table-cell table:style-name="ce14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113]=1;&quot;Male&quot;;&quot;Female&quot;)" office:value-type="string" office:string-value="Male" calcext:value-type="string">
            <text:p>Male</text:p>
          </table:table-cell>
          <table:table-cell table:style-name="ce21" office:value-type="float" office:value="12" calcext:value-type="float">
            <text:p>12</text:p>
          </table:table-cell>
          <table:table-cell table:style-name="ce26" table:formula="of:=IF([.F113]=1;&quot;Aerospace&quot;;IF([.F113]=2;&quot;Agriculture&quot;;IF([.F113]=3;&quot;Construction&quot;;IF([.F113]=4;&quot;Emergency Responder&quot;;IF([.F113]=5;&quot;Finance&quot;;IF([.F113]=6;&quot;Government&quot;;IF([.F113]=7;&quot;Information Technology&quot;;IF([.F113]=8;&quot;Law&quot;;IF([.F113]=9;&quot;Manufacturing&quot;;IF([.F113]=10;&quot;Medical&quot;;IF([.F113]=11;&quot;Military&quot;;IF([.F113]=12;&quot;Mother&quot;;PROPER([.F113])))))))))))))" office:value-type="string" office:string-value="Mother" calcext:value-type="string">
            <text:p>Mother</text:p>
          </table:table-cell>
          <table:table-cell table:style-name="ce4" office:value-type="float" office:value="30" calcext:value-type="float">
            <text:p>30</text:p>
          </table:table-cell>
          <table:table-cell table:style-name="ce31" office:value-type="float" office:value="7" calcext:value-type="float">
            <text:p>7</text:p>
          </table:table-cell>
          <table:table-cell table:style-name="ce26" table:formula="of:=IF([.I113]=1;&quot;TV&quot;;IF([.I113]=2;&quot;Radio&quot;;IF([.I113]=3;&quot;Online&quot;;IF([.I113]=4;&quot;Friends&quot;;IF([.I113]=5;&quot;Family&quot;;IF([.I113]=6;&quot;Co-Workers&quot;;IF([.I113]=7;&quot;News Paper&quot;;IF([.I113]=8;&quot;Other&quot;;&quot;Null&quot;))))))))" office:value-type="string" office:string-value="News Paper" calcext:value-type="string">
            <text:p>News Paper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/>
          <table:table-cell table:style-name="ce56"/>
          <table:table-cell/>
          <table:table-cell table:style-name="ce56"/>
          <table:table-cell table:number-columns-repeated="2"/>
          <table:table-cell table:style-name="ce56" table:number-columns-repeated="2"/>
          <table:table-cell table:number-columns-repeated="2"/>
          <table:table-cell table:style-name="ce56" table:number-columns-repeated="3"/>
          <table:table-cell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9" table:formula="of:=IF([.A114]=1;&quot;High School&quot;;IF([.A114]=2;&quot;Associates&quot;;IF([.A114]=3;&quot;Bachelors&quot;;IF([.A114]=4;&quot;Masters&quot;;IF([.A114]=5;&quot;Doctorate&quot;;&quot;Null&quot;)))))" office:value-type="string" office:string-value="High School" calcext:value-type="string">
            <text:p>High School</text:p>
          </table:table-cell>
          <table:table-cell table:style-name="ce14" office:value-type="float" office:value="87" calcext:value-type="float">
            <text:p>87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114]=1;&quot;Male&quot;;&quot;Female&quot;)" office:value-type="string" office:string-value="Female" calcext:value-type="string">
            <text:p>Female</text:p>
          </table:table-cell>
          <table:table-cell table:style-name="ce21" office:value-type="float" office:value="13" calcext:value-type="float">
            <text:p>13</text:p>
          </table:table-cell>
          <table:table-cell table:style-name="ce26" table:formula="of:=IF([.F114]=1;&quot;Aerospace&quot;;IF([.F114]=2;&quot;Agriculture&quot;;IF([.F114]=3;&quot;Construction&quot;;IF([.F114]=4;&quot;Emergency Responder&quot;;IF([.F114]=5;&quot;Finance&quot;;IF([.F114]=6;&quot;Government&quot;;IF([.F114]=7;&quot;Information Technology&quot;;IF([.F114]=8;&quot;Law&quot;;IF([.F114]=9;&quot;Manufacturing&quot;;IF([.F114]=10;&quot;Medical&quot;;IF([.F114]=11;&quot;Military&quot;;IF([.F114]=12;&quot;Mother&quot;;PROPER([.F114])))))))))))))" office:value-type="string" office:string-value="13" calcext:value-type="string">
            <text:p>13</text:p>
          </table:table-cell>
          <table:table-cell table:style-name="ce4" office:value-type="float" office:value="40" calcext:value-type="float">
            <text:p>40</text:p>
          </table:table-cell>
          <table:table-cell table:style-name="ce31" office:value-type="float" office:value="7" calcext:value-type="float">
            <text:p>7</text:p>
          </table:table-cell>
          <table:table-cell table:style-name="ce26" table:formula="of:=IF([.I114]=1;&quot;TV&quot;;IF([.I114]=2;&quot;Radio&quot;;IF([.I114]=3;&quot;Online&quot;;IF([.I114]=4;&quot;Friends&quot;;IF([.I114]=5;&quot;Family&quot;;IF([.I114]=6;&quot;Co-Workers&quot;;IF([.I114]=7;&quot;News Paper&quot;;IF([.I114]=8;&quot;Other&quot;;&quot;Null&quot;))))))))" office:value-type="string" office:string-value="News Paper" calcext:value-type="string">
            <text:p>News Paper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6"/>
          <table:table-cell table:number-columns-repeated="3"/>
          <table:table-cell table:style-name="ce56"/>
          <table:table-cell table:number-columns-repeated="9"/>
          <table:table-cell table:style-name="ce56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9" table:formula="of:=IF([.A115]=1;&quot;High School&quot;;IF([.A115]=2;&quot;Associates&quot;;IF([.A115]=3;&quot;Bachelors&quot;;IF([.A115]=4;&quot;Masters&quot;;IF([.A115]=5;&quot;Doctorate&quot;;&quot;Null&quot;)))))" office:value-type="string" office:string-value="Doctorate" calcext:value-type="string">
            <text:p>Doctorate</text:p>
          </table:table-cell>
          <table:table-cell table:style-name="ce14" office:value-type="float" office:value="68" calcext:value-type="float">
            <text:p>68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115]=1;&quot;Male&quot;;&quot;Female&quot;)" office:value-type="string" office:string-value="Male" calcext:value-type="string">
            <text:p>Male</text:p>
          </table:table-cell>
          <table:table-cell table:style-name="ce21" office:value-type="float" office:value="4" calcext:value-type="float">
            <text:p>4</text:p>
          </table:table-cell>
          <table:table-cell table:style-name="ce26" table:formula="of:=IF([.F115]=1;&quot;Aerospace&quot;;IF([.F115]=2;&quot;Agriculture&quot;;IF([.F115]=3;&quot;Construction&quot;;IF([.F115]=4;&quot;Emergency Responder&quot;;IF([.F115]=5;&quot;Finance&quot;;IF([.F115]=6;&quot;Government&quot;;IF([.F115]=7;&quot;Information Technology&quot;;IF([.F115]=8;&quot;Law&quot;;IF([.F115]=9;&quot;Manufacturing&quot;;IF([.F115]=10;&quot;Medical&quot;;IF([.F115]=11;&quot;Military&quot;;IF([.F115]=12;&quot;Mother&quot;;PROPER([.F115])))))))))))))" office:value-type="string" office:string-value="Emergency Responder" calcext:value-type="string">
            <text:p>Emergency Responder</text:p>
          </table:table-cell>
          <table:table-cell table:style-name="ce4" office:value-type="float" office:value="90" calcext:value-type="float">
            <text:p>90</text:p>
          </table:table-cell>
          <table:table-cell table:style-name="ce31" office:value-type="float" office:value="7" calcext:value-type="float">
            <text:p>7</text:p>
          </table:table-cell>
          <table:table-cell table:style-name="ce26" table:formula="of:=IF([.I115]=1;&quot;TV&quot;;IF([.I115]=2;&quot;Radio&quot;;IF([.I115]=3;&quot;Online&quot;;IF([.I115]=4;&quot;Friends&quot;;IF([.I115]=5;&quot;Family&quot;;IF([.I115]=6;&quot;Co-Workers&quot;;IF([.I115]=7;&quot;News Paper&quot;;IF([.I115]=8;&quot;Other&quot;;&quot;Null&quot;))))))))" office:value-type="string" office:string-value="News Paper" calcext:value-type="string">
            <text:p>News Paper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style-name="ce56" table:number-columns-repeated="8"/>
          <table:table-cell table:number-columns-repeated="2"/>
          <table:table-cell table:style-name="ce56" table:number-columns-repeated="2"/>
          <table:table-cell table:number-columns-repeated="2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table:formula="of:=IF([.A116]=1;&quot;High School&quot;;IF([.A116]=2;&quot;Associates&quot;;IF([.A116]=3;&quot;Bachelors&quot;;IF([.A116]=4;&quot;Masters&quot;;IF([.A116]=5;&quot;Doctorate&quot;;&quot;Null&quot;)))))" office:value-type="string" office:string-value="Bachelors" calcext:value-type="string">
            <text:p>Bachelors</text:p>
          </table:table-cell>
          <table:table-cell table:style-name="ce14" office:value-type="float" office:value="63" calcext:value-type="float">
            <text:p>63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116]=1;&quot;Male&quot;;&quot;Female&quot;)" office:value-type="string" office:string-value="Female" calcext:value-type="string">
            <text:p>Female</text:p>
          </table:table-cell>
          <table:table-cell table:style-name="ce21" office:value-type="string" calcext:value-type="string">
            <text:p>Policy Analyst-Governmental Affairs</text:p>
          </table:table-cell>
          <table:table-cell table:style-name="ce26" table:formula="of:=IF([.F116]=1;&quot;Aerospace&quot;;IF([.F116]=2;&quot;Agriculture&quot;;IF([.F116]=3;&quot;Construction&quot;;IF([.F116]=4;&quot;Emergency Responder&quot;;IF([.F116]=5;&quot;Finance&quot;;IF([.F116]=6;&quot;Government&quot;;IF([.F116]=7;&quot;Information Technology&quot;;IF([.F116]=8;&quot;Law&quot;;IF([.F116]=9;&quot;Manufacturing&quot;;IF([.F116]=10;&quot;Medical&quot;;IF([.F116]=11;&quot;Military&quot;;IF([.F116]=12;&quot;Mother&quot;;PROPER([.F116])))))))))))))" office:value-type="string" office:string-value="Policy Analyst-Governmental Affairs" calcext:value-type="string">
            <text:p>Policy Analyst-Governmental Affairs</text:p>
          </table:table-cell>
          <table:table-cell table:style-name="ce4" office:value-type="float" office:value="120" calcext:value-type="float">
            <text:p>120</text:p>
          </table:table-cell>
          <table:table-cell table:style-name="ce31" office:value-type="float" office:value="7" calcext:value-type="float">
            <text:p>7</text:p>
          </table:table-cell>
          <table:table-cell table:style-name="ce26" table:formula="of:=IF([.I116]=1;&quot;TV&quot;;IF([.I116]=2;&quot;Radio&quot;;IF([.I116]=3;&quot;Online&quot;;IF([.I116]=4;&quot;Friends&quot;;IF([.I116]=5;&quot;Family&quot;;IF([.I116]=6;&quot;Co-Workers&quot;;IF([.I116]=7;&quot;News Paper&quot;;IF([.I116]=8;&quot;Other&quot;;&quot;Null&quot;))))))))" office:value-type="string" office:string-value="News Paper" calcext:value-type="string">
            <text:p>News Paper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style-name="ce56" table:number-columns-repeated="8"/>
          <table:table-cell table:number-columns-repeated="5"/>
          <table:table-cell table:style-name="ce56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table:formula="of:=IF([.A117]=1;&quot;High School&quot;;IF([.A117]=2;&quot;Associates&quot;;IF([.A117]=3;&quot;Bachelors&quot;;IF([.A117]=4;&quot;Masters&quot;;IF([.A117]=5;&quot;Doctorate&quot;;&quot;Null&quot;)))))" office:value-type="string" office:string-value="Bachelors" calcext:value-type="string">
            <text:p>Bachelors</text:p>
          </table:table-cell>
          <table:table-cell table:style-name="ce14" office:value-type="float" office:value="58" calcext:value-type="float">
            <text:p>58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117]=1;&quot;Male&quot;;&quot;Female&quot;)" office:value-type="string" office:string-value="Female" calcext:value-type="string">
            <text:p>Female</text:p>
          </table:table-cell>
          <table:table-cell table:style-name="ce21" office:value-type="string" calcext:value-type="string">
            <text:p>Travel Industry</text:p>
          </table:table-cell>
          <table:table-cell table:style-name="ce26" table:formula="of:=IF([.F117]=1;&quot;Aerospace&quot;;IF([.F117]=2;&quot;Agriculture&quot;;IF([.F117]=3;&quot;Construction&quot;;IF([.F117]=4;&quot;Emergency Responder&quot;;IF([.F117]=5;&quot;Finance&quot;;IF([.F117]=6;&quot;Government&quot;;IF([.F117]=7;&quot;Information Technology&quot;;IF([.F117]=8;&quot;Law&quot;;IF([.F117]=9;&quot;Manufacturing&quot;;IF([.F117]=10;&quot;Medical&quot;;IF([.F117]=11;&quot;Military&quot;;IF([.F117]=12;&quot;Mother&quot;;PROPER([.F117])))))))))))))" office:value-type="string" office:string-value="Travel Industry" calcext:value-type="string">
            <text:p>Travel Industry</text:p>
          </table:table-cell>
          <table:table-cell table:style-name="ce4" office:value-type="float" office:value="60" calcext:value-type="float">
            <text:p>60</text:p>
          </table:table-cell>
          <table:table-cell table:style-name="ce31" office:value-type="float" office:value="7" calcext:value-type="float">
            <text:p>7</text:p>
          </table:table-cell>
          <table:table-cell table:style-name="ce26" table:formula="of:=IF([.I117]=1;&quot;TV&quot;;IF([.I117]=2;&quot;Radio&quot;;IF([.I117]=3;&quot;Online&quot;;IF([.I117]=4;&quot;Friends&quot;;IF([.I117]=5;&quot;Family&quot;;IF([.I117]=6;&quot;Co-Workers&quot;;IF([.I117]=7;&quot;News Paper&quot;;IF([.I117]=8;&quot;Other&quot;;&quot;Null&quot;))))))))" office:value-type="string" office:string-value="News Paper" calcext:value-type="string">
            <text:p>News Paper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style-name="ce56" table:number-columns-repeated="6"/>
          <table:table-cell table:number-columns-repeated="8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table:formula="of:=IF([.A118]=1;&quot;High School&quot;;IF([.A118]=2;&quot;Associates&quot;;IF([.A118]=3;&quot;Bachelors&quot;;IF([.A118]=4;&quot;Masters&quot;;IF([.A118]=5;&quot;Doctorate&quot;;&quot;Null&quot;)))))" office:value-type="string" office:string-value="Bachelors" calcext:value-type="string">
            <text:p>Bachelors</text:p>
          </table:table-cell>
          <table:table-cell table:style-name="ce1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118]=1;&quot;Male&quot;;&quot;Female&quot;)" office:value-type="string" office:string-value="Female" calcext:value-type="string">
            <text:p>Female</text:p>
          </table:table-cell>
          <table:table-cell table:style-name="ce21" office:value-type="float" office:value="4" calcext:value-type="float">
            <text:p>4</text:p>
          </table:table-cell>
          <table:table-cell table:style-name="ce26" table:formula="of:=IF([.F118]=1;&quot;Aerospace&quot;;IF([.F118]=2;&quot;Agriculture&quot;;IF([.F118]=3;&quot;Construction&quot;;IF([.F118]=4;&quot;Emergency Responder&quot;;IF([.F118]=5;&quot;Finance&quot;;IF([.F118]=6;&quot;Government&quot;;IF([.F118]=7;&quot;Information Technology&quot;;IF([.F118]=8;&quot;Law&quot;;IF([.F118]=9;&quot;Manufacturing&quot;;IF([.F118]=10;&quot;Medical&quot;;IF([.F118]=11;&quot;Military&quot;;IF([.F118]=12;&quot;Mother&quot;;PROPER([.F118])))))))))))))" office:value-type="string" office:string-value="Emergency Responder" calcext:value-type="string">
            <text:p>Emergency Responder</text:p>
          </table:table-cell>
          <table:table-cell table:style-name="ce4" office:value-type="float" office:value="60" calcext:value-type="float">
            <text:p>60</text:p>
          </table:table-cell>
          <table:table-cell table:style-name="ce31" office:value-type="float" office:value="7" calcext:value-type="float">
            <text:p>7</text:p>
          </table:table-cell>
          <table:table-cell table:style-name="ce26" table:formula="of:=IF([.I118]=1;&quot;TV&quot;;IF([.I118]=2;&quot;Radio&quot;;IF([.I118]=3;&quot;Online&quot;;IF([.I118]=4;&quot;Friends&quot;;IF([.I118]=5;&quot;Family&quot;;IF([.I118]=6;&quot;Co-Workers&quot;;IF([.I118]=7;&quot;News Paper&quot;;IF([.I118]=8;&quot;Other&quot;;&quot;Null&quot;))))))))" office:value-type="string" office:string-value="News Paper" calcext:value-type="string">
            <text:p>News Paper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/>
          <table:table-cell table:style-name="ce56" table:number-columns-repeated="3"/>
          <table:table-cell table:number-columns-repeated="7"/>
          <table:table-cell table:style-name="ce56"/>
          <table:table-cell table:number-columns-repeated="2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table:formula="of:=IF([.A119]=1;&quot;High School&quot;;IF([.A119]=2;&quot;Associates&quot;;IF([.A119]=3;&quot;Bachelors&quot;;IF([.A119]=4;&quot;Masters&quot;;IF([.A119]=5;&quot;Doctorate&quot;;&quot;Null&quot;)))))" office:value-type="string" office:string-value="Bachelors" calcext:value-type="string">
            <text:p>Bachelors</text:p>
          </table:table-cell>
          <table:table-cell table:style-name="ce14" office:value-type="float" office:value="44" calcext:value-type="float">
            <text:p>44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119]=1;&quot;Male&quot;;&quot;Female&quot;)" office:value-type="string" office:string-value="Female" calcext:value-type="string">
            <text:p>Female</text:p>
          </table:table-cell>
          <table:table-cell table:style-name="ce21" office:value-type="float" office:value="11" calcext:value-type="float">
            <text:p>11</text:p>
          </table:table-cell>
          <table:table-cell table:style-name="ce26" table:formula="of:=IF([.F119]=1;&quot;Aerospace&quot;;IF([.F119]=2;&quot;Agriculture&quot;;IF([.F119]=3;&quot;Construction&quot;;IF([.F119]=4;&quot;Emergency Responder&quot;;IF([.F119]=5;&quot;Finance&quot;;IF([.F119]=6;&quot;Government&quot;;IF([.F119]=7;&quot;Information Technology&quot;;IF([.F119]=8;&quot;Law&quot;;IF([.F119]=9;&quot;Manufacturing&quot;;IF([.F119]=10;&quot;Medical&quot;;IF([.F119]=11;&quot;Military&quot;;IF([.F119]=12;&quot;Mother&quot;;PROPER([.F119])))))))))))))" office:value-type="string" office:string-value="Military" calcext:value-type="string">
            <text:p>Military</text:p>
          </table:table-cell>
          <table:table-cell table:style-name="ce4" office:value-type="float" office:value="30" calcext:value-type="float">
            <text:p>30</text:p>
          </table:table-cell>
          <table:table-cell table:style-name="ce31" office:value-type="float" office:value="7" calcext:value-type="float">
            <text:p>7</text:p>
          </table:table-cell>
          <table:table-cell table:style-name="ce26" table:formula="of:=IF([.I119]=1;&quot;TV&quot;;IF([.I119]=2;&quot;Radio&quot;;IF([.I119]=3;&quot;Online&quot;;IF([.I119]=4;&quot;Friends&quot;;IF([.I119]=5;&quot;Family&quot;;IF([.I119]=6;&quot;Co-Workers&quot;;IF([.I119]=7;&quot;News Paper&quot;;IF([.I119]=8;&quot;Other&quot;;&quot;Null&quot;))))))))" office:value-type="string" office:string-value="News Paper" calcext:value-type="string">
            <text:p>News Paper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number-columns-repeated="3"/>
          <table:table-cell table:style-name="ce56"/>
          <table:table-cell table:number-columns-repeated="9"/>
          <table:table-cell table:style-name="ce56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table:formula="of:=IF([.A120]=1;&quot;High School&quot;;IF([.A120]=2;&quot;Associates&quot;;IF([.A120]=3;&quot;Bachelors&quot;;IF([.A120]=4;&quot;Masters&quot;;IF([.A120]=5;&quot;Doctorate&quot;;&quot;Null&quot;)))))" office:value-type="string" office:string-value="Bachelors" calcext:value-type="string">
            <text:p>Bachelors</text:p>
          </table:table-cell>
          <table:table-cell table:style-name="ce14" office:value-type="float" office:value="55" calcext:value-type="float">
            <text:p>55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120]=1;&quot;Male&quot;;&quot;Female&quot;)" office:value-type="string" office:string-value="Male" calcext:value-type="string">
            <text:p>Male</text:p>
          </table:table-cell>
          <table:table-cell table:style-name="ce21" office:value-type="float" office:value="7" calcext:value-type="float">
            <text:p>7</text:p>
          </table:table-cell>
          <table:table-cell table:style-name="ce26" table:formula="of:=IF([.F120]=1;&quot;Aerospace&quot;;IF([.F120]=2;&quot;Agriculture&quot;;IF([.F120]=3;&quot;Construction&quot;;IF([.F120]=4;&quot;Emergency Responder&quot;;IF([.F120]=5;&quot;Finance&quot;;IF([.F120]=6;&quot;Government&quot;;IF([.F120]=7;&quot;Information Technology&quot;;IF([.F120]=8;&quot;Law&quot;;IF([.F120]=9;&quot;Manufacturing&quot;;IF([.F120]=10;&quot;Medical&quot;;IF([.F120]=11;&quot;Military&quot;;IF([.F120]=12;&quot;Mother&quot;;PROPER([.F120])))))))))))))" office:value-type="string" office:string-value="Information Technology" calcext:value-type="string">
            <text:p>Information Technology</text:p>
          </table:table-cell>
          <table:table-cell table:style-name="ce4" office:value-type="float" office:value="60" calcext:value-type="float">
            <text:p>60</text:p>
          </table:table-cell>
          <table:table-cell table:style-name="ce31" office:value-type="float" office:value="7" calcext:value-type="float">
            <text:p>7</text:p>
          </table:table-cell>
          <table:table-cell table:style-name="ce26" table:formula="of:=IF([.I120]=1;&quot;TV&quot;;IF([.I120]=2;&quot;Radio&quot;;IF([.I120]=3;&quot;Online&quot;;IF([.I120]=4;&quot;Friends&quot;;IF([.I120]=5;&quot;Family&quot;;IF([.I120]=6;&quot;Co-Workers&quot;;IF([.I120]=7;&quot;News Paper&quot;;IF([.I120]=8;&quot;Other&quot;;&quot;Null&quot;))))))))" office:value-type="string" office:string-value="News Paper" calcext:value-type="string">
            <text:p>News Paper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number-columns-repeated="3"/>
          <table:table-cell table:style-name="ce56"/>
          <table:table-cell table:number-columns-repeated="6"/>
          <table:table-cell table:style-name="ce56"/>
          <table:table-cell table:number-columns-repeated="3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9" table:formula="of:=IF([.A121]=1;&quot;High School&quot;;IF([.A121]=2;&quot;Associates&quot;;IF([.A121]=3;&quot;Bachelors&quot;;IF([.A121]=4;&quot;Masters&quot;;IF([.A121]=5;&quot;Doctorate&quot;;&quot;Null&quot;)))))" office:value-type="string" office:string-value="High School" calcext:value-type="string">
            <text:p>High School</text:p>
          </table:table-cell>
          <table:table-cell table:style-name="ce14" office:value-type="float" office:value="28" calcext:value-type="float">
            <text:p>28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121]=1;&quot;Male&quot;;&quot;Female&quot;)" office:value-type="string" office:string-value="Female" calcext:value-type="string">
            <text:p>Female</text:p>
          </table:table-cell>
          <table:table-cell table:style-name="ce21" office:value-type="float" office:value="13" calcext:value-type="float">
            <text:p>13</text:p>
          </table:table-cell>
          <table:table-cell table:style-name="ce26" table:formula="of:=IF([.F121]=1;&quot;Aerospace&quot;;IF([.F121]=2;&quot;Agriculture&quot;;IF([.F121]=3;&quot;Construction&quot;;IF([.F121]=4;&quot;Emergency Responder&quot;;IF([.F121]=5;&quot;Finance&quot;;IF([.F121]=6;&quot;Government&quot;;IF([.F121]=7;&quot;Information Technology&quot;;IF([.F121]=8;&quot;Law&quot;;IF([.F121]=9;&quot;Manufacturing&quot;;IF([.F121]=10;&quot;Medical&quot;;IF([.F121]=11;&quot;Military&quot;;IF([.F121]=12;&quot;Mother&quot;;PROPER([.F121])))))))))))))" office:value-type="string" office:string-value="13" calcext:value-type="string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26" table:formula="of:=IF([.I121]=1;&quot;TV&quot;;IF([.I121]=2;&quot;Radio&quot;;IF([.I121]=3;&quot;Online&quot;;IF([.I121]=4;&quot;Friends&quot;;IF([.I121]=5;&quot;Family&quot;;IF([.I121]=6;&quot;Co-Workers&quot;;IF([.I121]=7;&quot;News Paper&quot;;IF([.I121]=8;&quot;Other&quot;;&quot;Null&quot;))))))))" office:value-type="string" office:string-value="Friends" calcext:value-type="string">
            <text:p>Friends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number-columns-repeated="7"/>
          <table:table-cell table:style-name="ce56"/>
          <table:table-cell table:number-columns-repeated="6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table:formula="of:=IF([.A122]=1;&quot;High School&quot;;IF([.A122]=2;&quot;Associates&quot;;IF([.A122]=3;&quot;Bachelors&quot;;IF([.A122]=4;&quot;Masters&quot;;IF([.A122]=5;&quot;Doctorate&quot;;&quot;Null&quot;)))))" office:value-type="string" office:string-value="Bachelors" calcext:value-type="string">
            <text:p>Bachelors</text:p>
          </table:table-cell>
          <table:table-cell table:style-name="ce14" office:value-type="float" office:value="28" calcext:value-type="float">
            <text:p>28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122]=1;&quot;Male&quot;;&quot;Female&quot;)" office:value-type="string" office:string-value="Male" calcext:value-type="string">
            <text:p>Male</text:p>
          </table:table-cell>
          <table:table-cell table:style-name="ce21" office:value-type="string" calcext:value-type="string">
            <text:p>teacher</text:p>
          </table:table-cell>
          <table:table-cell table:style-name="ce26" table:formula="of:=IF([.F122]=1;&quot;Aerospace&quot;;IF([.F122]=2;&quot;Agriculture&quot;;IF([.F122]=3;&quot;Construction&quot;;IF([.F122]=4;&quot;Emergency Responder&quot;;IF([.F122]=5;&quot;Finance&quot;;IF([.F122]=6;&quot;Government&quot;;IF([.F122]=7;&quot;Information Technology&quot;;IF([.F122]=8;&quot;Law&quot;;IF([.F122]=9;&quot;Manufacturing&quot;;IF([.F122]=10;&quot;Medical&quot;;IF([.F122]=11;&quot;Military&quot;;IF([.F122]=12;&quot;Mother&quot;;PROPER([.F122])))))))))))))" office:value-type="string" office:string-value="Teacher" calcext:value-type="string">
            <text:p>Teacher</text:p>
          </table:table-cell>
          <table:table-cell table:style-name="ce4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26" table:formula="of:=IF([.I122]=1;&quot;TV&quot;;IF([.I122]=2;&quot;Radio&quot;;IF([.I122]=3;&quot;Online&quot;;IF([.I122]=4;&quot;Friends&quot;;IF([.I122]=5;&quot;Family&quot;;IF([.I122]=6;&quot;Co-Workers&quot;;IF([.I122]=7;&quot;News Paper&quot;;IF([.I122]=8;&quot;Other&quot;;&quot;Null&quot;))))))))" office:value-type="string" office:string-value="Friends" calcext:value-type="string">
            <text:p>Friends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number-columns-repeated="3"/>
          <table:table-cell table:style-name="ce56"/>
          <table:table-cell table:number-columns-repeated="3"/>
          <table:table-cell table:style-name="ce56"/>
          <table:table-cell table:number-columns-repeated="2"/>
          <table:table-cell table:style-name="ce56" table:number-columns-repeated="3"/>
          <table:table-cell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table:formula="of:=IF([.A123]=1;&quot;High School&quot;;IF([.A123]=2;&quot;Associates&quot;;IF([.A123]=3;&quot;Bachelors&quot;;IF([.A123]=4;&quot;Masters&quot;;IF([.A123]=5;&quot;Doctorate&quot;;&quot;Null&quot;)))))" office:value-type="string" office:string-value="Bachelors" calcext:value-type="string">
            <text:p>Bachelors</text:p>
          </table:table-cell>
          <table:table-cell table:style-name="ce14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D123]=1;&quot;Male&quot;;&quot;Female&quot;)" office:value-type="string" office:string-value="Male" calcext:value-type="string">
            <text:p>Male</text:p>
          </table:table-cell>
          <table:table-cell table:style-name="ce21" office:value-type="string" calcext:value-type="string">
            <text:p>Engineering</text:p>
          </table:table-cell>
          <table:table-cell table:style-name="ce26" table:formula="of:=IF([.F123]=1;&quot;Aerospace&quot;;IF([.F123]=2;&quot;Agriculture&quot;;IF([.F123]=3;&quot;Construction&quot;;IF([.F123]=4;&quot;Emergency Responder&quot;;IF([.F123]=5;&quot;Finance&quot;;IF([.F123]=6;&quot;Government&quot;;IF([.F123]=7;&quot;Information Technology&quot;;IF([.F123]=8;&quot;Law&quot;;IF([.F123]=9;&quot;Manufacturing&quot;;IF([.F123]=10;&quot;Medical&quot;;IF([.F123]=11;&quot;Military&quot;;IF([.F123]=12;&quot;Mother&quot;;PROPER([.F123])))))))))))))" office:value-type="string" office:string-value="Engineering" calcext:value-type="string">
            <text:p>Engineering</text:p>
          </table:table-cell>
          <table:table-cell table:style-name="ce4" office:value-type="float" office:value="10" calcext:value-type="float">
            <text:p>10</text:p>
          </table:table-cell>
          <table:table-cell table:style-name="ce31" office:value-type="float" office:value="5" calcext:value-type="float">
            <text:p>5</text:p>
          </table:table-cell>
          <table:table-cell table:style-name="ce26" table:formula="of:=IF([.I123]=1;&quot;TV&quot;;IF([.I123]=2;&quot;Radio&quot;;IF([.I123]=3;&quot;Online&quot;;IF([.I123]=4;&quot;Friends&quot;;IF([.I123]=5;&quot;Family&quot;;IF([.I123]=6;&quot;Co-Workers&quot;;IF([.I123]=7;&quot;News Paper&quot;;IF([.I123]=8;&quot;Other&quot;;&quot;Null&quot;))))))))" office:value-type="string" office:string-value="Family" calcext:value-type="string">
            <text:p>Family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6"/>
          <table:table-cell/>
          <table:table-cell table:style-name="ce56"/>
          <table:table-cell table:number-columns-repeated="8"/>
          <table:table-cell table:style-name="ce56"/>
          <table:table-cell table:number-columns-repeated="3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96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9" table:formula="of:=IF([.A124]=1;&quot;High School&quot;;IF([.A124]=2;&quot;Associates&quot;;IF([.A124]=3;&quot;Bachelors&quot;;IF([.A124]=4;&quot;Masters&quot;;IF([.A124]=5;&quot;Doctorate&quot;;&quot;Null&quot;)))))" office:value-type="string" office:string-value="High School" calcext:value-type="string">
            <text:p>High School</text:p>
          </table:table-cell>
          <table:table-cell table:style-name="ce14" office:value-type="float" office:value="32" calcext:value-type="float">
            <text:p>32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IF([.D124]=1;&quot;Male&quot;;&quot;Female&quot;)" office:value-type="string" office:string-value="Female" calcext:value-type="string">
            <text:p>Female</text:p>
          </table:table-cell>
          <table:table-cell table:style-name="ce21" office:value-type="string" calcext:value-type="string">
            <text:p>Retail</text:p>
          </table:table-cell>
          <table:table-cell table:style-name="ce26" table:formula="of:=IF([.F124]=1;&quot;Aerospace&quot;;IF([.F124]=2;&quot;Agriculture&quot;;IF([.F124]=3;&quot;Construction&quot;;IF([.F124]=4;&quot;Emergency Responder&quot;;IF([.F124]=5;&quot;Finance&quot;;IF([.F124]=6;&quot;Government&quot;;IF([.F124]=7;&quot;Information Technology&quot;;IF([.F124]=8;&quot;Law&quot;;IF([.F124]=9;&quot;Manufacturing&quot;;IF([.F124]=10;&quot;Medical&quot;;IF([.F124]=11;&quot;Military&quot;;IF([.F124]=12;&quot;Mother&quot;;PROPER([.F124])))))))))))))" office:value-type="string" office:string-value="Retail" calcext:value-type="string">
            <text:p>Retail</text:p>
          </table:table-cell>
          <table:table-cell table:style-name="ce4" office:value-type="float" office:value="10" calcext:value-type="float">
            <text:p>10</text:p>
          </table:table-cell>
          <table:table-cell table:style-name="ce31" office:value-type="float" office:value="6" calcext:value-type="float">
            <text:p>6</text:p>
          </table:table-cell>
          <table:table-cell table:style-name="ce26" table:formula="of:=IF([.I124]=1;&quot;TV&quot;;IF([.I124]=2;&quot;Radio&quot;;IF([.I124]=3;&quot;Online&quot;;IF([.I124]=4;&quot;Friends&quot;;IF([.I124]=5;&quot;Family&quot;;IF([.I124]=6;&quot;Co-Workers&quot;;IF([.I124]=7;&quot;News Paper&quot;;IF([.I124]=8;&quot;Other&quot;;&quot;Null&quot;))))))))" office:value-type="string" office:string-value="Co-Workers" calcext:value-type="string">
            <text:p>Co-Workers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36"/>
          <table:table-cell table:style-name="ce40"/>
          <table:table-cell table:style-name="ce41"/>
          <table:table-cell table:style-name="ce45"/>
          <table:table-cell table:style-name="ce46" table:number-columns-repeated="2"/>
          <table:table-cell table:style-name="ce48"/>
          <table:table-cell table:style-name="ce51"/>
          <table:table-cell table:style-name="ce52"/>
          <table:table-cell table:style-name="ce45" table:number-columns-repeated="2"/>
          <table:table-cell table:style-name="ce46"/>
          <table:table-cell table:style-name="ce48" table:number-columns-repeated="2"/>
          <table:table-cell table:style-name="ce55"/>
          <table:table-cell table:number-columns-repeated="4"/>
          <table:table-cell table:style-name="ce56"/>
          <table:table-cell table:number-columns-repeated="9"/>
          <table:table-cell table:style-name="ce4"/>
          <table:table-cell table:style-name="ce26"/>
          <table:table-cell table:style-name="ce4"/>
          <table:table-cell table:style-name="ce26"/>
          <table:table-cell table:style-name="ce4"/>
          <table:table-cell table:style-name="ce26"/>
          <table:table-cell table:style-name="ce31"/>
          <table:table-cell table:style-name="ce27"/>
          <table:table-cell table:style-name="ce61"/>
          <table:table-cell table:number-columns-repeated="6"/>
          <table:table-cell table:style-name="ce63" table:number-columns-repeated="193"/>
          <table:table-cell table:number-columns-repeated="768"/>
        </table:table-row>
        <table:table-row table:style-name="ro4" table:number-rows-repeated="1048451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_FilterDatabase" table:base-cell-address="$'Sorts Wrong'.$A$1" table:cell-range-address="$'Sorts Wrong'.$A$8:.$BE$124"/>
        </table:named-expressions>
      </table:table>
      <table:named-expressions/>
      <table:database-ranges>
        <table:database-range table:name="__Anonymous_Sheet_DB__0" table:target-range-address="'Sorts Wrong'.A8:'Sorts Wrong'.BE12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number:text> 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number:text> 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27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number:text> $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 </number:text>
      <number:number number:decimal-places="0" loext:min-decimal-places="0" number:min-integer-digits="1" number:grouping="true"/>
      <number:text> </number:text>
    </number:number-style>
    <number:number-style style:name="N128P1" style:volatile="true">
      <number:text> $ 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number:text> 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29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29">
      <number:text-content/>
      <style:map style:condition="value()&lt;=1.79769313486232E+308" style:apply-style-name="N129P0"/>
    </number:text-style>
    <number:percentage-style style:name="N130">
      <number:number number:decimal-places="1" loext:min-decimal-places="1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me Surname</meta:initial-creator>
    <meta:creation-date>2018-04-21T08:03:04.190347688</meta:creation-date>
    <dc:date>2018-04-21T08:03:25.248926328</dc:date>
    <dc:creator>Name Surname</dc:creator>
    <meta:editing-duration>PT21S</meta:editing-duration>
    <meta:editing-cycles>1</meta:editing-cycles>
    <meta:document-statistic meta:table-count="1" meta:cell-count="1175" meta:object-count="0"/>
    <meta:generator>LibreOfficeDev/6.1.0.0.alpha0$Linux_X86_64 LibreOffice_project/940f90f3da170b62379e9d1d33d4e6d690997026</meta:generator>
  </office:meta>
</office:document-meta>
</file>